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821cm" table:align="left"/>
    </style:style>
    <style:style style:name="Table1.A" style:family="table-column">
      <style:table-column-properties style:column-width="3.062cm"/>
    </style:style>
    <style:style style:name="Table1.B" style:family="table-column">
      <style:table-column-properties style:column-width="6.759cm"/>
    </style:style>
    <style:style style:name="Table1.A1" style:family="table-cell">
      <style:table-cell-properties style:vertical-align="middle" fo:padding="0.049cm" fo:border="none"/>
    </style:style>
    <style:style style:name="Table2" style:family="table">
      <style:table-properties style:width="10.4cm" table:align="left"/>
    </style:style>
    <style:style style:name="Table2.A" style:family="table-column">
      <style:table-column-properties style:column-width="7.796cm"/>
    </style:style>
    <style:style style:name="Table2.B" style:family="table-column">
      <style:table-column-properties style:column-width="2.604cm"/>
    </style:style>
    <style:style style:name="Table2.A1" style:family="table-cell">
      <style:table-cell-properties style:vertical-align="middle" fo:padding="0.049cm" fo:border="none"/>
    </style:style>
    <style:style style:name="Table3" style:family="table">
      <style:table-properties style:width="10.423cm" table:align="left"/>
    </style:style>
    <style:style style:name="Table3.A" style:family="table-column">
      <style:table-column-properties style:column-width="7.772cm"/>
    </style:style>
    <style:style style:name="Table3.B" style:family="table-column">
      <style:table-column-properties style:column-width="2.651cm"/>
    </style:style>
    <style:style style:name="Table3.A1" style:family="table-cell">
      <style:table-cell-properties style:vertical-align="middle" fo:padding="0.049cm" fo:border="none"/>
    </style:style>
    <style:style style:name="Table4" style:family="table">
      <style:table-properties style:width="10.294cm" table:align="left"/>
    </style:style>
    <style:style style:name="Table4.A" style:family="table-column">
      <style:table-column-properties style:column-width="7.599cm"/>
    </style:style>
    <style:style style:name="Table4.B" style:family="table-column">
      <style:table-column-properties style:column-width="2.695cm"/>
    </style:style>
    <style:style style:name="Table4.A1" style:family="table-cell">
      <style:table-cell-properties style:vertical-align="middle" fo:padding="0.049cm" fo:border="none"/>
    </style:style>
    <style:style style:name="Table5" style:family="table">
      <style:table-properties style:width="10.299cm" table:align="left"/>
    </style:style>
    <style:style style:name="Table5.A" style:family="table-column">
      <style:table-column-properties style:column-width="7.648cm"/>
    </style:style>
    <style:style style:name="Table5.B" style:family="table-column">
      <style:table-column-properties style:column-width="2.651cm"/>
    </style:style>
    <style:style style:name="Table5.A1" style:family="table-cell">
      <style:table-cell-properties style:vertical-align="middle" fo:padding="0.049cm" fo:border="none"/>
    </style:style>
    <style:style style:name="Table6" style:family="table">
      <style:table-properties style:width="17cm" table:align="margins"/>
    </style:style>
    <style:style style:name="Table6.A" style:family="table-column">
      <style:table-column-properties style:column-width="5.667cm" style:rel-column-width="21844*"/>
    </style:style>
    <style:style style:name="Table6.B" style:family="table-column">
      <style:table-column-properties style:column-width="5.667cm" style:rel-column-width="21845*"/>
    </style:style>
    <style:style style:name="Table6.C" style:family="table-column">
      <style:table-column-properties style:column-width="5.667cm" style:rel-column-width="21846*"/>
    </style:style>
    <style:style style:name="Table6.1" style:family="table-row">
      <style:table-row-properties style:min-row-height="0.803cm"/>
    </style:style>
    <style:style style:name="Table6.A1" style:family="table-cell">
      <style:table-cell-properties fo:padding="0cm" fo:border="none" style:writing-mode="page"/>
    </style:style>
    <style:style style:name="Table7" style:family="table">
      <style:table-properties style:width="17cm" table:align="left"/>
    </style:style>
    <style:style style:name="Table7.A" style:family="table-column">
      <style:table-column-properties style:column-width="2.524cm"/>
    </style:style>
    <style:style style:name="Table7.B" style:family="table-column">
      <style:table-column-properties style:column-width="14.476cm"/>
    </style:style>
    <style:style style:name="Table7.A1" style:family="table-cell">
      <style:table-cell-properties style:vertical-align="middle" fo:padding="0.049cm" fo:border="none"/>
    </style:style>
    <style:style style:name="Table8" style:family="table">
      <style:table-properties style:width="7.705cm" table:align="left"/>
    </style:style>
    <style:style style:name="Table8.A" style:family="table-column">
      <style:table-column-properties style:column-width="1.893cm"/>
    </style:style>
    <style:style style:name="Table8.B" style:family="table-column">
      <style:table-column-properties style:column-width="3.209cm"/>
    </style:style>
    <style:style style:name="Table8.C" style:family="table-column">
      <style:table-column-properties style:column-width="2.604cm"/>
    </style:style>
    <style:style style:name="Table8.A1" style:family="table-cell">
      <style:table-cell-properties style:vertical-align="middle" fo:padding="0.049cm" fo:border="none"/>
    </style:style>
    <style:style style:name="Table9" style:family="table">
      <style:table-properties style:width="7.705cm" table:align="left"/>
    </style:style>
    <style:style style:name="Table9.A" style:family="table-column">
      <style:table-column-properties style:column-width="1.907cm"/>
    </style:style>
    <style:style style:name="Table9.B" style:family="table-column">
      <style:table-column-properties style:column-width="3.194cm"/>
    </style:style>
    <style:style style:name="Table9.C" style:family="table-column">
      <style:table-column-properties style:column-width="2.604cm"/>
    </style:style>
    <style:style style:name="Table9.A1" style:family="table-cell">
      <style:table-cell-properties style:vertical-align="middle" fo:padding="0.049cm" fo:border="none"/>
    </style:style>
    <style:style style:name="Table10" style:family="table">
      <style:table-properties style:width="13.594cm" table:align="left"/>
    </style:style>
    <style:style style:name="Table10.A" style:family="table-column">
      <style:table-column-properties style:column-width="1.893cm"/>
    </style:style>
    <style:style style:name="Table10.B" style:family="table-column">
      <style:table-column-properties style:column-width="7.705cm"/>
    </style:style>
    <style:style style:name="Table10.C" style:family="table-column">
      <style:table-column-properties style:column-width="3.997cm"/>
    </style:style>
    <style:style style:name="Table10.A1" style:family="table-cell">
      <style:table-cell-properties style:vertical-align="middle" fo:padding="0.049cm" fo:border="none"/>
    </style:style>
    <style:style style:name="Table11" style:family="table">
      <style:table-properties style:width="13.614cm" table:align="left"/>
    </style:style>
    <style:style style:name="Table11.A" style:family="table-column">
      <style:table-column-properties style:column-width="1.907cm"/>
    </style:style>
    <style:style style:name="Table11.B" style:family="table-column">
      <style:table-column-properties style:column-width="7.662cm"/>
    </style:style>
    <style:style style:name="Table11.C" style:family="table-column">
      <style:table-column-properties style:column-width="4.045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893cm"/>
    </style:style>
    <style:style style:name="Table12.B" style:family="table-column">
      <style:table-column-properties style:column-width="12.714cm"/>
    </style:style>
    <style:style style:name="Table12.C" style:family="table-column">
      <style:table-column-properties style:column-width="2.394cm"/>
    </style:style>
    <style:style style:name="Table12.A1" style:family="table-cell">
      <style:table-cell-properties style:vertical-align="middle" fo:padding="0.049cm" fo:border="none"/>
    </style:style>
    <style:style style:name="Table13" style:family="table">
      <style:table-properties style:width="16.999cm" table:align="left"/>
    </style:style>
    <style:style style:name="Table13.A" style:family="table-column">
      <style:table-column-properties style:column-width="1.907cm"/>
    </style:style>
    <style:style style:name="Table13.B" style:family="table-column">
      <style:table-column-properties style:column-width="12.726cm"/>
    </style:style>
    <style:style style:name="Table13.C" style:family="table-column">
      <style:table-column-properties style:column-width="2.365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893cm"/>
    </style:style>
    <style:style style:name="Table14.B" style:family="table-column">
      <style:table-column-properties style:column-width="2.611cm"/>
    </style:style>
    <style:style style:name="Table14.C" style:family="table-column">
      <style:table-column-properties style:column-width="12.497cm"/>
    </style:style>
    <style:style style:name="Table14.A1" style:family="table-cell">
      <style:table-cell-properties style:vertical-align="middle" fo:padding="0.049cm" fo:border="none"/>
    </style:style>
    <style:style style:name="Table15" style:family="table">
      <style:table-properties style:width="17cm" table:align="margins"/>
    </style:style>
    <style:style style:name="Table15.A" style:family="table-column">
      <style:table-column-properties style:column-width="8.5cm" style:rel-column-width="32768*"/>
    </style:style>
    <style:style style:name="Table15.B" style:family="table-column">
      <style:table-column-properties style:column-width="8.5cm" style:rel-column-width="3276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left="none" fo:border-right="0.05pt solid #000000" fo:border-top="0.05pt solid #000000" fo:border-bottom="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0.05pt solid #000000" fo:border-top="none" fo:border-bottom="0.05pt solid #000000"/>
    </style:style>
    <style:style style:name="Table16" style:family="table">
      <style:table-properties style:width="14.122cm" table:align="left"/>
    </style:style>
    <style:style style:name="Table16.A" style:family="table-column">
      <style:table-column-properties style:column-width="1.759cm"/>
    </style:style>
    <style:style style:name="Table16.B" style:family="table-column">
      <style:table-column-properties style:column-width="12.363cm"/>
    </style:style>
    <style:style style:name="Table16.A1" style:family="table-cell">
      <style:table-cell-properties style:vertical-align="middle" fo:padding="0.049cm" fo:border="none"/>
    </style:style>
    <style:style style:name="Table17" style:family="table">
      <style:table-properties style:width="16.408cm" table:align="left"/>
    </style:style>
    <style:style style:name="Table17.A" style:family="table-column">
      <style:table-column-properties style:column-width="1.607cm"/>
    </style:style>
    <style:style style:name="Table17.B" style:family="table-column">
      <style:table-column-properties style:column-width="14.801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5.173cm"/>
    </style:style>
    <style:style style:name="Table18.B" style:family="table-column">
      <style:table-column-properties style:column-width="11.827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2.087cm"/>
    </style:style>
    <style:style style:name="Table19.B" style:family="table-column">
      <style:table-column-properties style:column-width="14.914cm"/>
    </style:style>
    <style:style style:name="Table19.A1" style:family="table-cell">
      <style:table-cell-properties style:vertical-align="middle" fo:padding="0.049cm" fo:border="none"/>
    </style:style>
    <style:style style:name="Table20" style:family="table">
      <style:table-properties style:width="13.12cm" table:align="left"/>
    </style:style>
    <style:style style:name="Table20.A" style:family="table-column">
      <style:table-column-properties style:column-width="2.127cm"/>
    </style:style>
    <style:style style:name="Table20.B" style:family="table-column">
      <style:table-column-properties style:column-width="10.993cm"/>
    </style:style>
    <style:style style:name="Table20.A1" style:family="table-cell">
      <style:table-cell-properties style:vertical-align="middle" fo:padding="0.049cm" fo:border="none"/>
    </style:style>
    <style:style style:name="P1" style:family="paragraph" style:parent-style-name="Text_20_body">
      <style:text-properties officeooo:rsid="0011ed52" officeooo:paragraph-rsid="0011ed52"/>
    </style:style>
    <style:style style:name="P2" style:family="paragraph" style:parent-style-name="Text_20_body">
      <style:text-properties fo:font-size="14pt" fo:font-weight="bold" officeooo:rsid="0011ed52" officeooo:paragraph-rsid="0011ed52" style:font-size-asian="12.25pt" style:font-weight-asian="bold" style:font-size-complex="14pt" style:font-weight-complex="bold"/>
    </style:style>
    <style:style style:name="P3" style:family="paragraph" style:parent-style-name="Text_20_body">
      <style:text-properties fo:color="#000000"/>
    </style:style>
    <style:style style:name="P4" style:family="paragraph" style:parent-style-name="Text_20_body">
      <style:text-properties fo:color="#000000" officeooo:paragraph-rsid="0011ed52"/>
    </style:style>
    <style:style style:name="P5" style:family="paragraph" style:parent-style-name="Text_20_body">
      <style:text-properties fo:color="#000000" officeooo:rsid="00266f22" officeooo:paragraph-rsid="00266f22"/>
    </style:style>
    <style:style style:name="P6" style:family="paragraph" style:parent-style-name="Text_20_body">
      <style:text-properties fo:color="#000000" officeooo:paragraph-rsid="00266f22"/>
    </style:style>
    <style:style style:name="P7" style:family="paragraph" style:parent-style-name="Text_20_body">
      <style:text-properties fo:color="#000000" officeooo:rsid="002e10df" officeooo:paragraph-rsid="002e10df"/>
    </style:style>
    <style:style style:name="P8" style:family="paragraph" style:parent-style-name="Text_20_body">
      <style:text-properties fo:color="#000000" officeooo:rsid="0027b998" officeooo:paragraph-rsid="00266f22"/>
    </style:style>
    <style:style style:name="P9" style:family="paragraph" style:parent-style-name="Text_20_body">
      <style:text-properties fo:color="#000000" fo:font-weight="bold" officeooo:rsid="00430aee" officeooo:paragraph-rsid="00430aee" style:font-weight-asian="bold" style:font-weight-complex="bold"/>
    </style:style>
    <style:style style:name="P10" style:family="paragraph" style:parent-style-name="Text_20_body">
      <style:text-properties fo:color="#000000" fo:font-weight="bold" officeooo:rsid="0053da81" officeooo:paragraph-rsid="0053da81" style:font-weight-asian="bold" style:font-weight-complex="bold"/>
    </style:style>
    <style:style style:name="P11" style:family="paragraph" style:parent-style-name="Text_20_body">
      <style:text-properties fo:color="#000000" fo:font-weight="normal" officeooo:rsid="0044f444" officeooo:paragraph-rsid="0044f444" style:font-weight-asian="normal" style:font-weight-complex="normal"/>
    </style:style>
    <style:style style:name="P12" style:family="paragraph" style:parent-style-name="Text_20_body">
      <style:text-properties fo:color="#000000" fo:font-weight="normal" officeooo:rsid="0044f444" officeooo:paragraph-rsid="004a2b74" style:font-weight-asian="normal" style:font-weight-complex="normal"/>
    </style:style>
    <style:style style:name="P13" style:family="paragraph" style:parent-style-name="Text_20_body">
      <style:text-properties fo:color="#000000" fo:font-weight="normal" officeooo:rsid="00430aee" officeooo:paragraph-rsid="00430aee" style:font-weight-asian="normal" style:font-weight-complex="normal"/>
    </style:style>
    <style:style style:name="P14" style:family="paragraph" style:parent-style-name="Text_20_body">
      <style:text-properties fo:color="#000000" fo:font-weight="normal" officeooo:rsid="004e311f" officeooo:paragraph-rsid="004e311f" style:font-weight-asian="normal" style:font-weight-complex="normal"/>
    </style:style>
    <style:style style:name="P15" style:family="paragraph" style:parent-style-name="Text_20_body">
      <style:text-properties fo:color="#000000" fo:font-size="12pt" fo:font-weight="bold" officeooo:rsid="004e311f" officeooo:paragraph-rsid="004e311f" style:font-size-asian="12pt" style:font-weight-asian="bold" style:font-size-complex="12pt" style:font-weight-complex="bold"/>
    </style:style>
    <style:style style:name="P16" style:family="paragraph" style:parent-style-name="Text_20_body">
      <style:text-properties officeooo:paragraph-rsid="001308b2"/>
    </style:style>
    <style:style style:name="P17" style:family="paragraph" style:parent-style-name="Text_20_body">
      <style:text-properties officeooo:paragraph-rsid="0014e6e9"/>
    </style:style>
    <style:style style:name="P18" style:family="paragraph" style:parent-style-name="Text_20_body">
      <style:text-properties officeooo:rsid="0016a791" officeooo:paragraph-rsid="0016a791"/>
    </style:style>
    <style:style style:name="P19" style:family="paragraph" style:parent-style-name="Text_20_body">
      <style:text-properties officeooo:paragraph-rsid="001a3a3a"/>
    </style:style>
    <style:style style:name="P20" style:family="paragraph" style:parent-style-name="Text_20_body">
      <style:text-properties officeooo:paragraph-rsid="001b605b"/>
    </style:style>
    <style:style style:name="P21" style:family="paragraph" style:parent-style-name="Text_20_body">
      <style:text-properties officeooo:rsid="001f4d9c" officeooo:paragraph-rsid="001f4d9c"/>
    </style:style>
    <style:style style:name="P22" style:family="paragraph" style:parent-style-name="Text_20_body">
      <style:text-properties officeooo:paragraph-rsid="001f4d9c"/>
    </style:style>
    <style:style style:name="P23" style:family="paragraph" style:parent-style-name="Text_20_body">
      <style:text-properties fo:font-weight="bold" officeooo:rsid="0021775c" officeooo:paragraph-rsid="0021775c" style:font-weight-asian="bold" style:font-weight-complex="bold"/>
    </style:style>
    <style:style style:name="P24" style:family="paragraph" style:parent-style-name="Text_20_body">
      <style:text-properties fo:font-weight="bold" officeooo:rsid="003dbce6" officeooo:paragraph-rsid="003dbce6" style:font-weight-asian="bold" style:font-weight-complex="bold"/>
    </style:style>
    <style:style style:name="P25" style:family="paragraph" style:parent-style-name="Text_20_body">
      <style:text-properties fo:font-weight="bold" officeooo:rsid="003e873f" officeooo:paragraph-rsid="003e873f" style:font-weight-asian="bold" style:font-weight-complex="bold"/>
    </style:style>
    <style:style style:name="P26" style:family="paragraph" style:parent-style-name="Text_20_body">
      <style:text-properties fo:font-weight="bold" officeooo:rsid="003e873f" officeooo:paragraph-rsid="00421e20" style:font-weight-asian="bold" style:font-weight-complex="bold"/>
    </style:style>
    <style:style style:name="P27" style:family="paragraph" style:parent-style-name="Text_20_body">
      <style:text-properties fo:font-weight="bold" officeooo:rsid="00430aee" officeooo:paragraph-rsid="00430aee" style:font-weight-asian="bold" style:font-weight-complex="bold"/>
    </style:style>
    <style:style style:name="P28" style:family="paragraph" style:parent-style-name="Text_20_body">
      <style:text-properties officeooo:paragraph-rsid="0021775c"/>
    </style:style>
    <style:style style:name="P29" style:family="paragraph" style:parent-style-name="Text_20_body">
      <style:text-properties fo:font-weight="normal" officeooo:rsid="0016a791" officeooo:paragraph-rsid="0016a791" style:font-weight-asian="normal" style:font-weight-complex="normal"/>
    </style:style>
    <style:style style:name="P30" style:family="paragraph" style:parent-style-name="Text_20_body">
      <style:text-properties fo:font-weight="normal" officeooo:rsid="003dbce6" officeooo:paragraph-rsid="003dbce6" style:font-weight-asian="normal" style:font-weight-complex="normal"/>
    </style:style>
    <style:style style:name="P31" style:family="paragraph" style:parent-style-name="Text_20_body">
      <style:text-properties fo:font-weight="normal" officeooo:paragraph-rsid="00430aee" style:font-weight-asian="normal" style:font-weight-complex="normal"/>
    </style:style>
    <style:style style:name="P32" style:family="paragraph" style:parent-style-name="Text_20_body">
      <style:text-properties fo:font-weight="normal" officeooo:paragraph-rsid="0043cd21" style:font-weight-asian="normal" style:font-weight-complex="normal"/>
    </style:style>
    <style:style style:name="P33" style:family="paragraph" style:parent-style-name="Text_20_body">
      <style:text-properties fo:color="#a52a2a" officeooo:rsid="001ceb8b" officeooo:paragraph-rsid="001ceb8b"/>
    </style:style>
    <style:style style:name="P34" style:family="paragraph" style:parent-style-name="Text_20_body">
      <style:text-properties officeooo:rsid="002484c3" officeooo:paragraph-rsid="002484c3"/>
    </style:style>
    <style:style style:name="P35" style:family="paragraph" style:parent-style-name="Text_20_body">
      <style:text-properties officeooo:paragraph-rsid="00266f22"/>
    </style:style>
    <style:style style:name="P36" style:family="paragraph" style:parent-style-name="Text_20_body">
      <style:text-properties officeooo:paragraph-rsid="00396d6a"/>
    </style:style>
    <style:style style:name="P37" style:family="paragraph" style:parent-style-name="Text_20_body">
      <style:text-properties fo:color="#ff0000" officeooo:rsid="00266f22" officeooo:paragraph-rsid="00266f22"/>
    </style:style>
    <style:style style:name="P38" style:family="paragraph" style:parent-style-name="Text_20_body">
      <style:text-properties officeooo:paragraph-rsid="003dbce6"/>
    </style:style>
    <style:style style:name="P39" style:family="paragraph" style:parent-style-name="Text_20_body">
      <style:text-properties officeooo:paragraph-rsid="003e873f"/>
    </style:style>
    <style:style style:name="P40" style:family="paragraph" style:parent-style-name="Text_20_body">
      <style:text-properties fo:background-color="#ffff00"/>
    </style:style>
    <style:style style:name="P41" style:family="paragraph" style:parent-style-name="Standard">
      <style:paragraph-properties fo:margin-top="0cm" fo:margin-bottom="0cm" loext:contextual-spacing="false"/>
      <style:text-properties fo:font-size="2pt" style:font-size-asian="2pt" style:font-size-complex="2pt"/>
    </style:style>
    <style:style style:name="P42" style:family="paragraph" style:parent-style-name="Text_20_body">
      <style:paragraph-properties fo:margin-top="0cm" fo:margin-bottom="0cm" loext:contextual-spacing="false"/>
    </style:style>
    <style:style style:name="P43" style:family="paragraph" style:parent-style-name="Text_20_body">
      <style:paragraph-properties fo:margin-top="0cm" fo:margin-bottom="0cm" loext:contextual-spacing="false"/>
      <style:text-properties officeooo:rsid="002484c3" officeooo:paragraph-rsid="002484c3"/>
    </style:style>
    <style:style style:name="P44" style:family="paragraph" style:parent-style-name="Text_20_body">
      <style:paragraph-properties fo:margin-top="0cm" fo:margin-bottom="0cm" loext:contextual-spacing="false"/>
      <style:text-properties fo:color="#ff0000" officeooo:rsid="002e10df"/>
    </style:style>
    <style:style style:name="P45" style:family="paragraph" style:parent-style-name="Table_20_Contents">
      <style:text-properties fo:font-weight="bold" officeooo:rsid="001b605b" officeooo:paragraph-rsid="001b605b" style:font-weight-asian="bold" style:font-weight-complex="bold"/>
    </style:style>
    <style:style style:name="P46" style:family="paragraph" style:parent-style-name="Table_20_Contents">
      <style:text-properties fo:color="#000000"/>
    </style:style>
    <style:style style:name="P47" style:family="paragraph" style:parent-style-name="Table_20_Contents">
      <style:text-properties fo:color="#000000" officeooo:rsid="001b605b" officeooo:paragraph-rsid="001b605b"/>
    </style:style>
    <style:style style:name="P48" style:family="paragraph" style:parent-style-name="Table_20_Contents">
      <style:text-properties officeooo:paragraph-rsid="001e81a4"/>
    </style:style>
    <style:style style:name="P49" style:family="paragraph" style:parent-style-name="Standard">
      <style:text-properties fo:color="#000000" officeooo:rsid="002e10df" officeooo:paragraph-rsid="002e10df"/>
    </style:style>
    <style:style style:name="P50" style:family="paragraph" style:parent-style-name="Standard">
      <style:text-properties fo:color="#000000" fo:font-weight="normal" officeooo:rsid="003dbce6" officeooo:paragraph-rsid="003dbce6" style:font-weight-asian="normal" style:font-weight-complex="normal"/>
    </style:style>
    <style:style style:name="P51" style:family="paragraph" style:parent-style-name="Standard">
      <style:text-properties fo:color="#000000" fo:font-weight="normal" officeooo:rsid="0044f444" officeooo:paragraph-rsid="0044f444" style:font-weight-asian="normal" style:font-weight-complex="normal"/>
    </style:style>
    <style:style style:name="P52" style:family="paragraph" style:parent-style-name="Standard">
      <style:text-properties fo:color="#000000" fo:font-weight="normal" officeooo:rsid="0044f444" officeooo:paragraph-rsid="004a2b74" style:font-weight-asian="normal" style:font-weight-complex="normal"/>
    </style:style>
    <style:style style:name="P53" style:family="paragraph" style:parent-style-name="Standard">
      <style:text-properties fo:color="#000000" fo:font-weight="normal" officeooo:rsid="0044f444" officeooo:paragraph-rsid="004e311f" style:font-weight-asian="normal" style:font-weight-complex="normal"/>
    </style:style>
    <style:style style:name="P54" style:family="paragraph" style:parent-style-name="Standard">
      <style:text-properties fo:color="#000000" fo:font-weight="normal" officeooo:rsid="0047e3f1" officeooo:paragraph-rsid="0047e3f1" style:font-weight-asian="normal" style:font-weight-complex="normal"/>
    </style:style>
    <style:style style:name="P55" style:family="paragraph" style:parent-style-name="Standard">
      <style:text-properties fo:color="#000000" fo:font-weight="normal" officeooo:rsid="004e311f" officeooo:paragraph-rsid="004e311f" style:font-weight-asian="normal" style:font-weight-complex="normal"/>
    </style:style>
    <style:style style:name="P56" style:family="paragraph" style:parent-style-name="Standard">
      <style:text-properties fo:color="#000000" fo:font-weight="bold" officeooo:rsid="00430aee" officeooo:paragraph-rsid="00430aee" style:font-weight-asian="bold" style:font-weight-complex="bold"/>
    </style:style>
    <style:style style:name="P57" style:family="paragraph" style:parent-style-name="Standard">
      <style:text-properties fo:color="#000000" fo:font-size="12pt" fo:font-weight="normal" officeooo:rsid="0053799f" officeooo:paragraph-rsid="0053799f" style:font-size-asian="12pt" style:font-weight-asian="normal" style:font-size-complex="12pt" style:font-weight-complex="normal"/>
    </style:style>
    <style:style style:name="P58" style:family="paragraph" style:parent-style-name="Standard">
      <style:text-properties fo:color="#000000" fo:font-size="12pt" fo:font-weight="bold" officeooo:rsid="004e311f" officeooo:paragraph-rsid="004e311f" style:font-size-asian="12pt" style:font-weight-asian="bold" style:font-size-complex="12pt" style:font-weight-complex="bold"/>
    </style:style>
    <style:style style:name="P59" style:family="paragraph" style:parent-style-name="Standard">
      <style:text-properties fo:color="#000000" fo:font-size="12pt" fo:font-weight="bold" officeooo:rsid="0053799f" officeooo:paragraph-rsid="0053799f" style:font-size-asian="12pt" style:font-weight-asian="bold" style:font-size-complex="12pt" style:font-weight-complex="bold"/>
    </style:style>
    <style:style style:name="P60" style:family="paragraph" style:parent-style-name="Table_20_Heading">
      <style:text-properties officeooo:paragraph-rsid="0043cd21"/>
    </style:style>
    <style:style style:name="P61" style:family="paragraph" style:parent-style-name="Preformatted_20_Text">
      <style:paragraph-properties fo:margin-top="0cm" fo:margin-bottom="0.499cm" loext:contextual-spacing="false"/>
    </style:style>
    <style:style style:name="P62" style:family="paragraph" style:parent-style-name="Preformatted_20_Text">
      <style:text-properties fo:color="#000000" fo:font-weight="normal" officeooo:rsid="004e311f" officeooo:paragraph-rsid="004e311f" style:font-weight-asian="normal" style:font-weight-complex="normal"/>
    </style:style>
    <style:style style:name="P63" style:family="paragraph" style:parent-style-name="Preformatted_20_Text">
      <style:text-properties fo:color="#000000" fo:font-weight="normal" officeooo:rsid="004e311f" officeooo:paragraph-rsid="0053799f" style:font-weight-asian="normal" style:font-weight-complex="normal"/>
    </style:style>
    <style:style style:name="P64" style:family="paragraph" style:parent-style-name="Heading_20_1">
      <style:text-properties officeooo:rsid="001f4d9c" officeooo:paragraph-rsid="001f4d9c"/>
    </style:style>
    <style:style style:name="P65" style:family="paragraph" style:parent-style-name="Heading_20_1">
      <style:text-properties fo:font-weight="bold" officeooo:rsid="0021775c" officeooo:paragraph-rsid="0021775c" style:font-weight-asian="bold" style:font-weight-complex="bold"/>
    </style:style>
    <style:style style:name="P66" style:family="paragraph" style:parent-style-name="Heading_20_1">
      <style:text-properties fo:color="#000000"/>
    </style:style>
    <style:style style:name="P67" style:family="paragraph" style:parent-style-name="Heading_20_1">
      <style:text-properties fo:color="#000000" officeooo:rsid="00266f22" officeooo:paragraph-rsid="00266f22"/>
    </style:style>
    <style:style style:name="P68" style:family="paragraph" style:parent-style-name="Heading_20_1">
      <style:text-properties fo:color="#000000" officeooo:rsid="002e10df" officeooo:paragraph-rsid="002e10df"/>
    </style:style>
    <style:style style:name="P69" style:family="paragraph" style:parent-style-name="Heading_20_1">
      <style:text-properties fo:color="#000000" fo:font-weight="normal" officeooo:rsid="00430aee" officeooo:paragraph-rsid="0043cd21" style:font-weight-asian="normal" style:font-weight-complex="normal"/>
    </style:style>
    <style:style style:name="P70" style:family="paragraph" style:parent-style-name="Heading_20_1">
      <style:text-properties fo:color="#000000" fo:font-weight="normal" officeooo:rsid="00430aee" officeooo:paragraph-rsid="00430aee" style:font-weight-asian="normal" style:font-weight-complex="normal"/>
    </style:style>
    <style:style style:name="P71" style:family="paragraph" style:parent-style-name="Heading_20_1">
      <style:text-properties fo:color="#000000" fo:font-weight="normal" officeooo:rsid="0044f444" officeooo:paragraph-rsid="0044f444" style:font-weight-asian="normal" style:font-weight-complex="normal"/>
    </style:style>
    <style:style style:name="P72" style:family="paragraph" style:parent-style-name="Heading_20_1">
      <style:text-properties fo:color="#000000" fo:font-weight="normal" officeooo:rsid="0044f444" officeooo:paragraph-rsid="004a2b74" style:font-weight-asian="normal" style:font-weight-complex="normal"/>
    </style:style>
    <style:style style:name="P73" style:family="paragraph" style:parent-style-name="Heading_20_1">
      <style:text-properties fo:color="#000000" fo:font-size="12pt" fo:font-weight="bold" officeooo:rsid="004e311f" officeooo:paragraph-rsid="004e311f" style:font-size-asian="12pt" style:font-weight-asian="bold" style:font-size-complex="12pt" style:font-weight-complex="bold"/>
    </style:style>
    <style:style style:name="P74" style:family="paragraph" style:parent-style-name="Heading_20_1">
      <style:text-properties fo:font-weight="normal" officeooo:paragraph-rsid="00430aee" style:font-weight-asian="normal" style:font-weight-complex="normal"/>
    </style:style>
    <style:style style:name="P75" style:family="paragraph" style:parent-style-name="Heading_20_2">
      <style:text-properties fo:color="#000000"/>
    </style:style>
    <style:style style:name="P76" style:family="paragraph" style:parent-style-name="Heading_20_2" style:list-style-name="L10">
      <style:text-properties fo:color="#000000"/>
    </style:style>
    <style:style style:name="P77" style:family="paragraph" style:parent-style-name="Heading_20_2">
      <style:text-properties fo:color="#000000" officeooo:rsid="00266f22" officeooo:paragraph-rsid="00266f22"/>
    </style:style>
    <style:style style:name="P78" style:family="paragraph" style:parent-style-name="Heading_20_2">
      <style:text-properties fo:color="#000000" officeooo:rsid="002e10df" officeooo:paragraph-rsid="002e10df"/>
    </style:style>
    <style:style style:name="P79" style:family="paragraph" style:parent-style-name="Heading_20_2" style:list-style-name="L21">
      <style:text-properties fo:color="#000000" officeooo:rsid="002e10df" officeooo:paragraph-rsid="002e10df"/>
    </style:style>
    <style:style style:name="P80" style:family="paragraph" style:parent-style-name="Heading_20_2">
      <style:text-properties fo:color="#000000" fo:font-weight="bold" officeooo:rsid="00430aee" officeooo:paragraph-rsid="00430aee" style:font-weight-asian="bold" style:font-weight-complex="bold"/>
    </style:style>
    <style:style style:name="P81" style:family="paragraph" style:parent-style-name="Heading_20_2">
      <style:text-properties fo:color="#000000" fo:font-weight="normal" officeooo:rsid="00430aee" officeooo:paragraph-rsid="00430aee" style:font-weight-asian="normal" style:font-weight-complex="normal"/>
    </style:style>
    <style:style style:name="P82" style:family="paragraph" style:parent-style-name="Heading_20_2">
      <style:text-properties fo:color="#000000" fo:font-weight="normal" officeooo:rsid="0044f444" officeooo:paragraph-rsid="0044f444" style:font-weight-asian="normal" style:font-weight-complex="normal"/>
    </style:style>
    <style:style style:name="P83" style:family="paragraph" style:parent-style-name="Heading_20_2">
      <style:text-properties fo:color="#000000" fo:font-weight="normal" officeooo:rsid="0044f444" officeooo:paragraph-rsid="004a2b74" style:font-weight-asian="normal" style:font-weight-complex="normal"/>
    </style:style>
    <style:style style:name="P84" style:family="paragraph" style:parent-style-name="Heading_20_2">
      <style:text-properties fo:color="#000000" fo:font-size="12pt" fo:font-weight="bold" officeooo:rsid="004e311f" officeooo:paragraph-rsid="004e311f" style:font-size-asian="12pt" style:font-weight-asian="bold" style:font-size-complex="12pt" style:font-weight-complex="bold"/>
    </style:style>
    <style:style style:name="P85" style:family="paragraph" style:parent-style-name="Heading_20_2">
      <style:text-properties fo:color="#000000" fo:font-size="12pt" fo:font-weight="bold" officeooo:rsid="0057b2cc" officeooo:paragraph-rsid="0057b2cc" style:font-size-asian="12pt" style:font-weight-asian="bold" style:font-size-complex="12pt" style:font-weight-complex="bold"/>
    </style:style>
    <style:style style:name="P86" style:family="paragraph" style:parent-style-name="Heading_20_2">
      <style:text-properties officeooo:paragraph-rsid="001f4d9c"/>
    </style:style>
    <style:style style:name="P87" style:family="paragraph" style:parent-style-name="Heading_20_2">
      <style:text-properties fo:font-weight="bold" officeooo:rsid="0021775c" officeooo:paragraph-rsid="0021775c" style:font-weight-asian="bold" style:font-weight-complex="bold"/>
    </style:style>
    <style:style style:name="P88" style:family="paragraph" style:parent-style-name="Heading_20_2">
      <style:text-properties fo:font-weight="bold" officeooo:rsid="003e873f" officeooo:paragraph-rsid="00421e20" style:font-weight-asian="bold" style:font-weight-complex="bold"/>
    </style:style>
    <style:style style:name="P89" style:family="paragraph" style:parent-style-name="Heading_20_2">
      <style:text-properties officeooo:rsid="002484c3" officeooo:paragraph-rsid="002484c3"/>
    </style:style>
    <style:style style:name="P90" style:family="paragraph" style:parent-style-name="Heading_20_2">
      <style:text-properties officeooo:paragraph-rsid="00396d6a"/>
    </style:style>
    <style:style style:name="P91" style:family="paragraph" style:parent-style-name="Heading_20_2">
      <style:text-properties fo:font-weight="normal" officeooo:rsid="003dbce6" officeooo:paragraph-rsid="003dbce6" style:font-weight-asian="normal" style:font-weight-complex="normal"/>
    </style:style>
    <style:style style:name="P92" style:family="paragraph" style:parent-style-name="Heading_20_2">
      <style:text-properties officeooo:paragraph-rsid="004e311f"/>
    </style:style>
    <style:style style:name="P93" style:family="paragraph" style:parent-style-name="Heading_20_2">
      <style:paragraph-properties fo:margin-top="0cm" fo:margin-bottom="0cm" loext:contextual-spacing="false"/>
      <style:text-properties officeooo:rsid="002484c3" officeooo:paragraph-rsid="002484c3"/>
    </style:style>
    <style:style style:name="P94" style:family="paragraph" style:parent-style-name="Heading_20_3">
      <style:text-properties officeooo:rsid="0011ed52" officeooo:paragraph-rsid="0011ed52"/>
    </style:style>
    <style:style style:name="P95" style:family="paragraph" style:parent-style-name="Heading_20_3">
      <style:text-properties officeooo:rsid="001308b2" officeooo:paragraph-rsid="001308b2"/>
    </style:style>
    <style:style style:name="P96" style:family="paragraph" style:parent-style-name="Heading_20_3">
      <style:text-properties officeooo:rsid="0014e6e9" officeooo:paragraph-rsid="0014e6e9"/>
    </style:style>
    <style:style style:name="P97" style:family="paragraph" style:parent-style-name="Heading_20_3">
      <style:text-properties officeooo:rsid="001b605b" officeooo:paragraph-rsid="001b605b"/>
    </style:style>
    <style:style style:name="P98" style:family="paragraph" style:parent-style-name="Heading_20_3">
      <style:text-properties fo:color="#000000" fo:font-weight="normal" officeooo:rsid="004e311f" officeooo:paragraph-rsid="004e311f" style:font-weight-asian="normal" style:font-weight-complex="normal"/>
    </style:style>
    <style:style style:name="P99" style:family="paragraph" style:parent-style-name="Heading_20_3">
      <style:text-properties fo:color="#000000" fo:font-size="12pt" fo:font-weight="bold" officeooo:rsid="004e311f" officeooo:paragraph-rsid="004e311f" style:font-size-asian="12pt" style:font-weight-asian="bold" style:font-size-complex="12pt" style:font-weight-complex="bold"/>
    </style:style>
    <style:style style:name="P100" style:family="paragraph" style:parent-style-name="Heading_20_4">
      <style:text-properties fo:font-weight="normal" officeooo:rsid="003dbce6" officeooo:paragraph-rsid="003dbce6" style:font-weight-asian="normal" style:font-weight-complex="normal"/>
    </style:style>
    <style:style style:name="P101" style:family="paragraph" style:parent-style-name="Heading_20_4" style:list-style-name="L31">
      <style:text-properties fo:font-weight="bold" officeooo:rsid="003e873f" officeooo:paragraph-rsid="003e873f" style:font-weight-asian="bold" style:font-weight-complex="bold"/>
    </style:style>
    <style:style style:name="P102" style:family="paragraph" style:parent-style-name="Standard" style:list-style-name="L3">
      <style:text-properties fo:language="en" fo:country="IN" officeooo:paragraph-rsid="0011ed52"/>
    </style:style>
    <style:style style:name="P103" style:family="paragraph" style:parent-style-name="Standard" style:list-style-name="L36">
      <style:text-properties fo:color="#000000" fo:font-weight="bold" officeooo:rsid="0044f444" officeooo:paragraph-rsid="0044f444" style:font-weight-asian="bold" style:font-weight-complex="bold"/>
    </style:style>
    <style:style style:name="P104" style:family="paragraph" style:parent-style-name="Standard" style:list-style-name="L36">
      <style:text-properties fo:color="#000000" fo:font-weight="normal" officeooo:rsid="0044f444" officeooo:paragraph-rsid="0044f444" style:font-weight-asian="normal" style:font-weight-complex="normal"/>
    </style:style>
    <style:style style:name="P105" style:family="paragraph" style:parent-style-name="Standard" style:list-style-name="L39">
      <style:text-properties fo:color="#000000" fo:font-weight="normal" officeooo:rsid="004e311f" officeooo:paragraph-rsid="004e311f" style:font-weight-asian="normal" style:font-weight-complex="normal"/>
    </style:style>
    <style:style style:name="P106" style:family="paragraph" style:parent-style-name="Standard">
      <style:text-properties fo:color="#000000" fo:font-size="12pt" fo:font-weight="bold" officeooo:rsid="004e311f" officeooo:paragraph-rsid="004e311f" style:font-size-asian="12pt" style:font-weight-asian="bold" style:font-size-complex="12pt" style:font-weight-complex="bold"/>
    </style:style>
    <style:style style:name="P107" style:family="paragraph" style:parent-style-name="Standard">
      <style:text-properties fo:color="#000000" fo:font-size="12pt" fo:font-weight="bold" officeooo:rsid="0057b2cc" officeooo:paragraph-rsid="0057b2cc" style:font-size-asian="12pt" style:font-weight-asian="bold" style:font-size-complex="12pt" style:font-weight-complex="bold"/>
    </style:style>
    <style:style style:name="P108" style:family="paragraph" style:parent-style-name="Standard">
      <style:text-properties fo:color="#000000" fo:font-size="12pt" fo:font-weight="normal" officeooo:rsid="005a030e" officeooo:paragraph-rsid="005a030e" style:font-size-asian="12pt" style:font-weight-asian="normal" style:font-size-complex="12pt" style:font-weight-complex="normal"/>
    </style:style>
    <style:style style:name="P109" style:family="paragraph" style:parent-style-name="Standard" style:list-style-name="L41">
      <style:text-properties fo:color="#000000" fo:font-size="12pt" fo:font-weight="normal" officeooo:rsid="005a030e" officeooo:paragraph-rsid="005a030e" style:font-size-asian="12pt" style:font-weight-asian="normal" style:font-size-complex="12pt" style:font-weight-complex="normal"/>
    </style:style>
    <style:style style:name="P110" style:family="paragraph" style:parent-style-name="Table_20_Contents" style:list-style-name="L11">
      <style:text-properties officeooo:paragraph-rsid="001ceb8b"/>
    </style:style>
    <style:style style:name="P111" style:family="paragraph" style:parent-style-name="Table_20_Contents" style:list-style-name="L11">
      <style:text-properties officeooo:paragraph-rsid="001d534d"/>
    </style:style>
    <style:style style:name="P112" style:family="paragraph" style:parent-style-name="Table_20_Contents" style:list-style-name="L11">
      <style:text-properties officeooo:paragraph-rsid="001e81a4"/>
    </style:style>
    <style:style style:name="P113" style:family="paragraph" style:parent-style-name="Table_20_Contents" style:list-style-name="L11">
      <style:text-properties fo:color="#000000" officeooo:paragraph-rsid="001ceb8b"/>
    </style:style>
    <style:style style:name="P114" style:family="paragraph" style:parent-style-name="Table_20_Contents" style:list-style-name="L11">
      <style:text-properties fo:color="#000000" officeooo:rsid="001ceb8b" officeooo:paragraph-rsid="001ceb8b"/>
    </style:style>
    <style:style style:name="P115" style:family="paragraph" style:parent-style-name="Text_20_body" style:list-style-name="L1"/>
    <style:style style:name="P116" style:family="paragraph" style:parent-style-name="Text_20_body" style:list-style-name="L2"/>
    <style:style style:name="P117" style:family="paragraph" style:parent-style-name="Text_20_body" style:list-style-name="L2">
      <style:text-properties officeooo:rsid="0011ed52" officeooo:paragraph-rsid="0011ed52"/>
    </style:style>
    <style:style style:name="P118" style:family="paragraph" style:parent-style-name="Text_20_body" style:list-style-name="L3">
      <style:text-properties officeooo:paragraph-rsid="0011ed52"/>
    </style:style>
    <style:style style:name="P119" style:family="paragraph" style:parent-style-name="Text_20_body" style:list-style-name="L3">
      <style:text-properties fo:color="#000000" officeooo:paragraph-rsid="0011ed52"/>
    </style:style>
    <style:style style:name="P120" style:family="paragraph" style:parent-style-name="Text_20_body" style:list-style-name="L10">
      <style:text-properties fo:color="#000000"/>
    </style:style>
    <style:style style:name="P121" style:family="paragraph" style:parent-style-name="Text_20_body" style:list-style-name="L10">
      <style:text-properties fo:color="#000000" officeooo:rsid="001b59a2" officeooo:paragraph-rsid="001b59a2"/>
    </style:style>
    <style:style style:name="P122" style:family="paragraph" style:parent-style-name="Text_20_body" style:list-style-name="L16">
      <style:text-properties fo:color="#000000" officeooo:rsid="002484c3" officeooo:paragraph-rsid="002484c3"/>
    </style:style>
    <style:style style:name="P123" style:family="paragraph" style:parent-style-name="Text_20_body" style:list-style-name="L17">
      <style:text-properties fo:color="#000000" officeooo:rsid="00266f22" officeooo:paragraph-rsid="00266f22"/>
    </style:style>
    <style:style style:name="P124" style:family="paragraph" style:parent-style-name="Text_20_body" style:list-style-name="L18">
      <style:text-properties fo:color="#000000" officeooo:rsid="00266f22" officeooo:paragraph-rsid="00266f22"/>
    </style:style>
    <style:style style:name="P125" style:family="paragraph" style:parent-style-name="Text_20_body" style:list-style-name="L19">
      <style:text-properties fo:color="#000000" officeooo:rsid="002e10df" officeooo:paragraph-rsid="002e10df"/>
    </style:style>
    <style:style style:name="P126" style:family="paragraph" style:parent-style-name="Text_20_body" style:list-style-name="L20">
      <style:text-properties fo:color="#000000" officeooo:rsid="002e10df" officeooo:paragraph-rsid="002e10df"/>
    </style:style>
    <style:style style:name="P127" style:family="paragraph" style:parent-style-name="Text_20_body" style:list-style-name="L21">
      <style:text-properties fo:color="#000000" officeooo:rsid="002e10df" officeooo:paragraph-rsid="002e10df"/>
    </style:style>
    <style:style style:name="P128" style:family="paragraph" style:parent-style-name="Text_20_body" style:list-style-name="L22">
      <style:text-properties fo:color="#000000" officeooo:rsid="002e10df" officeooo:paragraph-rsid="002e10df"/>
    </style:style>
    <style:style style:name="P129" style:family="paragraph" style:parent-style-name="Text_20_body" style:list-style-name="L19">
      <style:text-properties fo:color="#000000" officeooo:paragraph-rsid="002e10df"/>
    </style:style>
    <style:style style:name="P130" style:family="paragraph" style:parent-style-name="Text_20_body" style:list-style-name="L24">
      <style:text-properties fo:color="#000000"/>
    </style:style>
    <style:style style:name="P131" style:family="paragraph" style:parent-style-name="Text_20_body" style:list-style-name="L32">
      <style:text-properties fo:color="#000000" fo:font-weight="bold" officeooo:rsid="003e873f" officeooo:paragraph-rsid="00421e20" style:font-weight-asian="bold" style:font-weight-complex="bold"/>
    </style:style>
    <style:style style:name="P132" style:family="paragraph" style:parent-style-name="Text_20_body" style:list-style-name="L32">
      <style:text-properties fo:color="#000000" fo:font-weight="bold" officeooo:rsid="00430aee" officeooo:paragraph-rsid="00430aee" style:font-weight-asian="bold" style:font-weight-complex="bold"/>
    </style:style>
    <style:style style:name="P133" style:family="paragraph" style:parent-style-name="Text_20_body" style:list-style-name="L34">
      <style:text-properties fo:color="#000000" fo:font-weight="bold" officeooo:rsid="00430aee" officeooo:paragraph-rsid="00430aee" style:font-weight-asian="bold" style:font-weight-complex="bold"/>
    </style:style>
    <style:style style:name="P134" style:family="paragraph" style:parent-style-name="Text_20_body" style:list-style-name="L34">
      <style:text-properties fo:color="#000000" fo:font-weight="normal" officeooo:rsid="00430aee" officeooo:paragraph-rsid="00430aee" style:font-weight-asian="normal" style:font-weight-complex="normal"/>
    </style:style>
    <style:style style:name="P135" style:family="paragraph" style:parent-style-name="Text_20_body" style:list-style-name="L35">
      <style:text-properties fo:color="#000000" fo:font-weight="normal" officeooo:rsid="00430aee" officeooo:paragraph-rsid="00430aee" style:font-weight-asian="normal" style:font-weight-complex="normal"/>
    </style:style>
    <style:style style:name="P136" style:family="paragraph" style:parent-style-name="Text_20_body" style:list-style-name="L36">
      <style:text-properties fo:color="#000000" fo:font-weight="normal" officeooo:rsid="00430aee" officeooo:paragraph-rsid="00430aee" style:font-weight-asian="normal" style:font-weight-complex="normal"/>
    </style:style>
    <style:style style:name="P137" style:family="paragraph" style:parent-style-name="Text_20_body" style:list-style-name="L36">
      <style:text-properties fo:color="#000000" fo:font-weight="normal" officeooo:rsid="0044f444" officeooo:paragraph-rsid="0044f444" style:font-weight-asian="normal" style:font-weight-complex="normal"/>
    </style:style>
    <style:style style:name="P138" style:family="paragraph" style:parent-style-name="Text_20_body">
      <style:text-properties fo:color="#000000" fo:font-size="12pt" fo:font-weight="bold" officeooo:rsid="004e311f" officeooo:paragraph-rsid="004e311f" style:font-size-asian="12pt" style:font-weight-asian="bold" style:font-size-complex="12pt" style:font-weight-complex="bold"/>
    </style:style>
    <style:style style:name="P139" style:family="paragraph" style:parent-style-name="Text_20_body">
      <style:text-properties fo:color="#000000" fo:font-size="12pt" fo:font-weight="bold" officeooo:rsid="0057b2cc" officeooo:paragraph-rsid="0057b2cc" style:font-size-asian="12pt" style:font-weight-asian="bold" style:font-size-complex="12pt" style:font-weight-complex="bold"/>
    </style:style>
    <style:style style:name="P140" style:family="paragraph" style:parent-style-name="Text_20_body">
      <style:text-properties fo:color="#000000" fo:font-size="12pt" fo:font-weight="normal" officeooo:rsid="005a030e" officeooo:paragraph-rsid="005a030e" style:font-size-asian="12pt" style:font-weight-asian="normal" style:font-size-complex="12pt" style:font-weight-complex="normal"/>
    </style:style>
    <style:style style:name="P141" style:family="paragraph" style:parent-style-name="Text_20_body" style:list-style-name="L41">
      <style:text-properties fo:color="#000000" fo:font-size="12pt" fo:font-weight="normal" officeooo:rsid="005a030e" officeooo:paragraph-rsid="005a030e" style:font-size-asian="12pt" style:font-weight-asian="normal" style:font-size-complex="12pt" style:font-weight-complex="normal"/>
    </style:style>
    <style:style style:name="P142" style:family="paragraph" style:parent-style-name="Text_20_body">
      <style:text-properties fo:color="#000000" fo:font-size="12pt" fo:font-weight="normal" officeooo:rsid="005a7d14" officeooo:paragraph-rsid="005a7d14" style:font-size-asian="12pt" style:font-weight-asian="normal" style:font-size-complex="12pt" style:font-weight-complex="normal"/>
    </style:style>
    <style:style style:name="P143" style:family="paragraph" style:parent-style-name="Text_20_body" style:list-style-name="L4"/>
    <style:style style:name="P144" style:family="paragraph" style:parent-style-name="Text_20_body" style:list-style-name="L4">
      <style:text-properties officeooo:paragraph-rsid="001308b2"/>
    </style:style>
    <style:style style:name="P145" style:family="paragraph" style:parent-style-name="Text_20_body" style:list-style-name="L4">
      <style:text-properties officeooo:rsid="00146384" officeooo:paragraph-rsid="00146384"/>
    </style:style>
    <style:style style:name="P146" style:family="paragraph" style:parent-style-name="Text_20_body" style:list-style-name="L5"/>
    <style:style style:name="P147" style:family="paragraph" style:parent-style-name="Text_20_body" style:list-style-name="L6"/>
    <style:style style:name="P148" style:family="paragraph" style:parent-style-name="Text_20_body" style:list-style-name="L7"/>
    <style:style style:name="P149" style:family="paragraph" style:parent-style-name="Text_20_body" style:list-style-name="L8"/>
    <style:style style:name="P150" style:family="paragraph" style:parent-style-name="Text_20_body" style:list-style-name="L8">
      <style:text-properties officeooo:rsid="0016a791" officeooo:paragraph-rsid="0016a791"/>
    </style:style>
    <style:style style:name="P151" style:family="paragraph" style:parent-style-name="Text_20_body" style:list-style-name="L8">
      <style:text-properties officeooo:rsid="0016a791" officeooo:paragraph-rsid="001709d7"/>
    </style:style>
    <style:style style:name="P152" style:family="paragraph" style:parent-style-name="Text_20_body" style:list-style-name="L8">
      <style:text-properties fo:font-weight="normal" officeooo:rsid="00196a0a" officeooo:paragraph-rsid="00196a0a" style:font-weight-asian="normal" style:font-weight-complex="normal"/>
    </style:style>
    <style:style style:name="P153" style:family="paragraph" style:parent-style-name="Text_20_body" style:list-style-name="L8">
      <style:text-properties fo:font-weight="normal" officeooo:rsid="0016a791" officeooo:paragraph-rsid="0016a791" style:font-weight-asian="normal" style:font-weight-complex="normal"/>
    </style:style>
    <style:style style:name="P154" style:family="paragraph" style:parent-style-name="Text_20_body" style:list-style-name="L30">
      <style:text-properties fo:font-weight="normal" officeooo:rsid="003dbce6" officeooo:paragraph-rsid="003dbce6" style:font-weight-asian="normal" style:font-weight-complex="normal"/>
    </style:style>
    <style:style style:name="P155" style:family="paragraph" style:parent-style-name="Text_20_body" style:list-style-name="L8">
      <style:text-properties officeooo:rsid="00196a0a" officeooo:paragraph-rsid="00196a0a"/>
    </style:style>
    <style:style style:name="P156" style:family="paragraph" style:parent-style-name="Text_20_body" style:list-style-name="L9"/>
    <style:style style:name="P157" style:family="paragraph" style:parent-style-name="Text_20_body" style:list-style-name="L10"/>
    <style:style style:name="P158" style:family="paragraph" style:parent-style-name="Text_20_body" style:list-style-name="L11"/>
    <style:style style:name="P159" style:family="paragraph" style:parent-style-name="Text_20_body" style:list-style-name="L11">
      <style:text-properties officeooo:paragraph-rsid="001ceb8b"/>
    </style:style>
    <style:style style:name="P160" style:family="paragraph" style:parent-style-name="Text_20_body" style:list-style-name="L11">
      <style:text-properties officeooo:rsid="001f4d9c" officeooo:paragraph-rsid="001f4d9c"/>
    </style:style>
    <style:style style:name="P161" style:family="paragraph" style:parent-style-name="Text_20_body" style:list-style-name="L12">
      <style:text-properties officeooo:paragraph-rsid="001f4d9c"/>
    </style:style>
    <style:style style:name="P162" style:family="paragraph" style:parent-style-name="Text_20_body" style:list-style-name="L13">
      <style:text-properties fo:font-weight="bold" officeooo:rsid="0021775c" officeooo:paragraph-rsid="0021775c" style:font-weight-asian="bold" style:font-weight-complex="bold"/>
    </style:style>
    <style:style style:name="P163" style:family="paragraph" style:parent-style-name="Text_20_body" style:list-style-name="L14">
      <style:text-properties fo:font-weight="bold" officeooo:rsid="0021775c" officeooo:paragraph-rsid="0021775c" style:font-weight-asian="bold" style:font-weight-complex="bold"/>
    </style:style>
    <style:style style:name="P164" style:family="paragraph" style:parent-style-name="Text_20_body" style:list-style-name="L32">
      <style:text-properties fo:font-weight="bold" officeooo:rsid="003e873f" officeooo:paragraph-rsid="00421e20" style:font-weight-asian="bold" style:font-weight-complex="bold"/>
    </style:style>
    <style:style style:name="P165" style:family="paragraph" style:parent-style-name="Text_20_body" style:list-style-name="L33">
      <style:text-properties fo:font-weight="bold" officeooo:rsid="00430aee" officeooo:paragraph-rsid="00430aee" style:font-weight-asian="bold" style:font-weight-complex="bold"/>
    </style:style>
    <style:style style:name="P166" style:family="paragraph" style:parent-style-name="Text_20_body" style:list-style-name="L34">
      <style:text-properties fo:font-weight="bold" officeooo:rsid="00430aee" officeooo:paragraph-rsid="00430aee" style:font-weight-asian="bold" style:font-weight-complex="bold"/>
    </style:style>
    <style:style style:name="P167" style:family="paragraph" style:parent-style-name="Text_20_body" style:list-style-name="L14"/>
    <style:style style:name="P168" style:family="paragraph" style:parent-style-name="Text_20_body" style:list-style-name="L16">
      <style:text-properties officeooo:rsid="002484c3" officeooo:paragraph-rsid="002484c3"/>
    </style:style>
    <style:style style:name="P169" style:family="paragraph" style:parent-style-name="Text_20_body" style:list-style-name="L17">
      <style:text-properties officeooo:paragraph-rsid="002484c3"/>
    </style:style>
    <style:style style:name="P170" style:family="paragraph" style:parent-style-name="Text_20_body" style:list-style-name="L17">
      <style:text-properties officeooo:paragraph-rsid="00266f22"/>
    </style:style>
    <style:style style:name="P171" style:family="paragraph" style:parent-style-name="Text_20_body" style:list-style-name="L17">
      <style:text-properties officeooo:rsid="00266f22" officeooo:paragraph-rsid="00266f22"/>
    </style:style>
    <style:style style:name="P172" style:family="paragraph" style:parent-style-name="Text_20_body" style:list-style-name="L19">
      <style:text-properties officeooo:paragraph-rsid="002e10df"/>
    </style:style>
    <style:style style:name="P173" style:family="paragraph" style:parent-style-name="Text_20_body" style:list-style-name="L22">
      <style:text-properties officeooo:paragraph-rsid="002e10df"/>
    </style:style>
    <style:style style:name="P174" style:family="paragraph" style:parent-style-name="Text_20_body" style:list-style-name="L23"/>
    <style:style style:name="P175" style:family="paragraph" style:parent-style-name="Text_20_body" style:list-style-name="L24"/>
    <style:style style:name="P176" style:family="paragraph" style:parent-style-name="Text_20_body" style:list-style-name="L25"/>
    <style:style style:name="P177" style:family="paragraph" style:parent-style-name="Text_20_body" style:list-style-name="L26">
      <style:text-properties officeooo:paragraph-rsid="00396d6a"/>
    </style:style>
    <style:style style:name="P178" style:family="paragraph" style:parent-style-name="Text_20_body" style:list-style-name="L27"/>
    <style:style style:name="P179" style:family="paragraph" style:parent-style-name="Text_20_body" style:list-style-name="L28">
      <style:text-properties officeooo:paragraph-rsid="00396d6a"/>
    </style:style>
    <style:style style:name="P180" style:family="paragraph" style:parent-style-name="Text_20_body" style:list-style-name="L29"/>
    <style:style style:name="P181" style:family="paragraph" style:parent-style-name="Text_20_body" style:list-style-name="L29">
      <style:text-properties officeooo:paragraph-rsid="00396d6a"/>
    </style:style>
    <style:style style:name="P182" style:family="paragraph" style:parent-style-name="Text_20_body" style:list-style-name="L30"/>
    <style:style style:name="P183" style:family="paragraph" style:parent-style-name="Text_20_body" style:list-style-name="L31">
      <style:text-properties officeooo:paragraph-rsid="003e873f"/>
    </style:style>
    <style:style style:name="P184" style:family="paragraph" style:parent-style-name="Text_20_body" style:list-style-name="L32"/>
    <style:style style:name="P185" style:family="paragraph" style:parent-style-name="Text_20_body" style:list-style-name="L34"/>
    <style:style style:name="P186" style:family="paragraph" style:parent-style-name="Text_20_body" style:list-style-name="L37"/>
    <style:style style:name="P187" style:family="paragraph" style:parent-style-name="Text_20_body" style:list-style-name="L38"/>
    <style:style style:name="P188" style:family="paragraph" style:parent-style-name="Text_20_body" style:list-style-name="L38">
      <style:text-properties officeooo:paragraph-rsid="004afb2d"/>
    </style:style>
    <style:style style:name="P189" style:family="paragraph" style:parent-style-name="Text_20_body" style:list-style-name="L40"/>
    <style:style style:name="P190" style:family="paragraph" style:parent-style-name="Text_20_body">
      <style:text-properties officeooo:rsid="0057b2cc" officeooo:paragraph-rsid="0057b2cc"/>
    </style:style>
    <style:style style:name="P191" style:family="paragraph" style:parent-style-name="Text_20_body" style:list-style-name="L15">
      <style:paragraph-properties fo:margin-top="0cm" fo:margin-bottom="0cm" loext:contextual-spacing="false"/>
      <style:text-properties officeooo:rsid="002484c3" officeooo:paragraph-rsid="002484c3"/>
    </style:style>
    <style:style style:name="P192" style:family="paragraph" style:parent-style-name="Text_20_body" style:list-style-name="L24">
      <style:paragraph-properties fo:margin-top="0cm" fo:margin-bottom="0cm" loext:contextual-spacing="false"/>
      <style:text-properties officeooo:rsid="002484c3" officeooo:paragraph-rsid="00366216"/>
    </style:style>
    <style:style style:name="P193" style:family="paragraph" style:parent-style-name="Text_20_body" style:list-style-name="L24">
      <style:paragraph-properties fo:margin-top="0cm" fo:margin-bottom="0cm" loext:contextual-spacing="false"/>
      <style:text-properties officeooo:paragraph-rsid="00366216"/>
    </style:style>
    <style:style style:name="P194" style:family="paragraph" style:parent-style-name="Text_20_body" style:list-style-name="L37">
      <style:paragraph-properties fo:margin-top="0cm" fo:margin-bottom="0cm" loext:contextual-spacing="false"/>
    </style:style>
    <style:style style:name="P195" style:family="paragraph">
      <loext:graphic-properties draw:fill="solid" draw:fill-color="#729fcf"/>
      <style:paragraph-properties style:writing-mode="lr-tb"/>
      <style:text-properties fo:font-size="12pt"/>
    </style:style>
    <style:style style:name="P196" style:family="paragraph">
      <loext:graphic-properties draw:fill="solid" draw:fill-color="#729fcf"/>
      <style:paragraph-properties style:writing-mode="lr-tb"/>
    </style:style>
    <style:style style:name="P197" style:family="paragraph">
      <style:paragraph-properties fo:margin-top="0cm" fo:margin-bottom="0cm"/>
    </style:style>
    <style:style style:name="P198" style:family="paragraph">
      <loext:graphic-properties draw:fill="solid" draw:fill-color="#729fcf"/>
      <style:paragraph-properties fo:margin-top="0cm" fo:margin-bottom="0cm" style:writing-mode="lr-tb"/>
      <style:text-properties fo:color="#000000" fo:font-size="12pt"/>
    </style:style>
    <style:style style:name="P199" style:family="paragraph">
      <loext:graphic-properties draw:fill="solid" draw:fill-color="#729fcf"/>
      <style:paragraph-properties style:writing-mode="lr-tb"/>
      <style:text-properties fo:color="#000000" fo:font-size="12pt"/>
    </style:style>
    <style:style style:name="P200" style:family="paragraph">
      <loext:graphic-properties draw:fill="solid" draw:fill-color="#b4c7dc"/>
      <style:paragraph-properties style:writing-mode="lr-tb"/>
      <style:text-properties fo:font-size="12pt"/>
    </style:style>
    <style:style style:name="P201" style:family="paragraph">
      <loext:graphic-properties draw:fill="solid" draw:fill-color="#729fcf"/>
      <style:paragraph-properties style:writing-mode="lr-tb"/>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dbce6" style:font-weight-asian="bold" style:font-weight-complex="bold"/>
    </style:style>
    <style:style style:name="T4" style:family="text">
      <style:text-properties fo:font-weight="bold" officeooo:rsid="003e873f" style:font-weight-asian="bold" style:font-weight-complex="bold"/>
    </style:style>
    <style:style style:name="T5" style:family="text">
      <style:text-properties fo:font-weight="bold" officeooo:rsid="00421e20" style:font-weight-asian="bold" style:font-weight-complex="bold"/>
    </style:style>
    <style:style style:name="T6" style:family="text">
      <style:text-properties fo:color="#0000cd"/>
    </style:style>
    <style:style style:name="T7" style:family="text">
      <style:text-properties fo:color="#0000cd" officeooo:rsid="002e10df"/>
    </style:style>
    <style:style style:name="T8" style:family="text">
      <style:text-properties fo:color="#0000cd" fo:font-weight="normal" style:font-weight-asian="normal" style:font-weight-complex="normal"/>
    </style:style>
    <style:style style:name="T9" style:family="text">
      <style:text-properties fo:color="#ff0000"/>
    </style:style>
    <style:style style:name="T10" style:family="text">
      <style:text-properties fo:color="#ff0000" fo:font-weight="normal" style:font-weight-asian="normal" style:font-weight-complex="normal"/>
    </style:style>
    <style:style style:name="T11" style:family="text">
      <style:text-properties fo:color="#008000"/>
    </style:style>
    <style:style style:name="T12" style:family="text">
      <style:text-properties officeooo:rsid="0012c2c1"/>
    </style:style>
    <style:style style:name="T13" style:family="text">
      <style:text-properties fo:color="#a52a2a"/>
    </style:style>
    <style:style style:name="T14" style:family="text">
      <style:text-properties fo:color="#a52a2a" officeooo:rsid="002e10df"/>
    </style:style>
    <style:style style:name="T15" style:family="text">
      <style:text-properties fo:color="#a52a2a" fo:font-weight="normal" style:font-weight-asian="normal" style:font-weight-complex="normal"/>
    </style:style>
    <style:style style:name="T16" style:family="text">
      <style:text-properties fo:color="#000000"/>
    </style:style>
    <style:style style:name="T17" style:family="text">
      <style:text-properties fo:color="#000000" officeooo:rsid="001ceb8b"/>
    </style:style>
    <style:style style:name="T18" style:family="text">
      <style:text-properties fo:color="#000000" officeooo:rsid="001d534d"/>
    </style:style>
    <style:style style:name="T19" style:family="text">
      <style:text-properties fo:color="#000000" officeooo:rsid="00266f22"/>
    </style:style>
    <style:style style:name="T20" style:family="text">
      <style:text-properties fo:color="#000000" officeooo:rsid="002484c3"/>
    </style:style>
    <style:style style:name="T21" style:family="text">
      <style:text-properties fo:color="#000000" officeooo:rsid="0027b998"/>
    </style:style>
    <style:style style:name="T22" style:family="text">
      <style:text-properties fo:color="#000000" officeooo:rsid="002e10df"/>
    </style:style>
    <style:style style:name="T23" style:family="text">
      <style:text-properties fo:color="#000000" fo:font-weight="normal" style:font-weight-asian="normal" style:font-weight-complex="normal"/>
    </style:style>
    <style:style style:name="T24" style:family="text">
      <style:text-properties fo:color="#000000" fo:font-size="12pt" fo:font-weight="bold" officeooo:rsid="004e311f" style:font-size-asian="12pt" style:font-weight-asian="bold" style:font-size-complex="12pt"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77773" style:font-weight-asian="normal" style:font-weight-complex="normal"/>
    </style:style>
    <style:style style:name="T27" style:family="text">
      <style:text-properties fo:font-weight="normal" officeooo:rsid="001984cc" style:font-weight-asian="normal" style:font-weight-complex="normal"/>
    </style:style>
    <style:style style:name="T28" style:family="text">
      <style:text-properties officeooo:rsid="001ceb8b"/>
    </style:style>
    <style:style style:name="T29" style:family="text">
      <style:text-properties style:text-position="super 58%" officeooo:rsid="001ceb8b"/>
    </style:style>
    <style:style style:name="T30" style:family="text">
      <style:text-properties officeooo:rsid="001e81a4"/>
    </style:style>
    <style:style style:name="T31" style:family="text">
      <style:text-properties officeooo:rsid="001f4d9c"/>
    </style:style>
    <style:style style:name="T32" style:family="text">
      <style:text-properties officeooo:rsid="0023671e"/>
    </style:style>
    <style:style style:name="T33" style:family="text">
      <style:text-properties officeooo:rsid="002e10df"/>
    </style:style>
    <style:style style:name="T34" style:family="text">
      <style:text-properties officeooo:rsid="00366216"/>
    </style:style>
    <style:style style:name="T35" style:family="text">
      <style:text-properties officeooo:rsid="002484c3"/>
    </style:style>
    <style:style style:name="T36" style:family="text">
      <style:text-properties officeooo:rsid="00396d6a"/>
    </style:style>
    <style:style style:name="T37" style:family="text">
      <style:text-properties officeooo:rsid="00421e20"/>
    </style:style>
    <style:style style:name="T38" style:family="text">
      <style:text-properties fo:background-color="#ffff00" loext:char-shading-value="0"/>
    </style:style>
    <style:style style:name="T39" style:family="text">
      <style:text-properties fo:font-size="12pt" officeooo:rsid="0053799f"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bold" officeooo:rsid="0053799f" style:font-size-asian="12pt" style:font-weight-asian="bold" style:font-size-complex="12pt" style:font-weight-complex="bold"/>
    </style:style>
    <style:style style:name="T42" style:family="text">
      <style:text-properties fo:font-style="italic"/>
    </style:style>
    <style:style style:name="T43" style:family="text">
      <style:text-properties fo:font-size="12pt"/>
    </style:style>
    <style:style style:name="T44" style:family="text">
      <style:text-properties fo:color="#000000" fo:font-size="12pt"/>
    </style:style>
    <style:style style:name="T45" style:family="text">
      <style:text-properties fo:color="#000000" fo:font-size="12pt" fo:font-weight="bold" style:font-weight-asian="bold" style:font-weight-complex="bold"/>
    </style:style>
    <style:style style:name="T46"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3.5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6.3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6.8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9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3.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5.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1.6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7.3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2.9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2.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2.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3.9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1.9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2.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4.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6.1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2.2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3.2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1.9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1.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3.2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3.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729fc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b4c7dc" fo:min-height="6.9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b4c7d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b4c7dc" fo:min-height="6.9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dentation</text:p>
      <text:list xml:id="list3485355755" text:style-name="L1">
        <text:list-item>
          <text:p text:style-name="P115">Python uses new lines to complete a command, as opposed to other programming languages which often use semicolons or parentheses. </text:p>
        </text:list-item>
        <text:list-item text:style-override="L2">
          <text:p text:style-name="P116">Python relies on indentation, using whitespace, to define scope; such as the scope of loops, functions and classes. Other programming languages often use curly-brackets for this purpose.</text:p>
        </text:list-item>
        <text:list-item text:style-override="L2">
          <text:p text:style-name="P117">Python uses indentation to indicate a block of code.</text:p>
        </text:list-item>
        <text:list-item text:style-override="L2">
          <text:p text:style-name="P117">Python will give you an error if you skip the indentation:</text:p>
        </text:list-item>
        <text:list-item text:style-override="L2">
          <text:p text:style-name="P117">The number of spaces is up to you as a programmer, but it has to be at least one.</text:p>
        </text:list-item>
        <text:list-item text:style-override="L2">
          <text:p text:style-name="P117">You have to use the same number of spaces in the same block of code, otherwise Python will give you an error</text:p>
        </text:list-item>
      </text:list>
      <text:p text:style-name="P1"/>
      <text:h text:style-name="P94" text:outline-level="3">Typing</text:h>
      <text:list xml:id="list1355238696" text:style-name="L3">
        <text:list-item>
          <text:p text:style-name="P102"><text:span text:style-name="T1">Python is both a strongly typed and a dynamically typed language</text:span>. Strong typing means that variables do have a type and that the type matters when performing operations on a variable. Dynamic typing means that the type of the variable is determined only during runtime.</text:p>
        </text:list-item>
        <text:list-item>
          <text:p text:style-name="P118">Variables do not need to be declared with any particular <text:span text:style-name="Emphasis">type</text:span>, and can even change type after they have been set.</text:p>
        </text:list-item>
        <text:list-item>
          <text:p text:style-name="P118">If you want to specify the data type of a variable, this can be done with casting.</text:p>
          <text:list>
            <text:list-item>
              <text:p text:style-name="P119">x = <text:span text:style-name="T6">str</text:span>(<text:span text:style-name="T9">3</text:span>)    <text:span text:style-name="T11"># x will be '3'<text:line-break/></text:span>y = <text:span text:style-name="T6">int</text:span>(<text:span text:style-name="T9">3</text:span>)    <text:span text:style-name="T11"># y will be 3<text:line-break/></text:span>z = <text:span text:style-name="T6">float</text:span>(<text:span text:style-name="T9">3</text:span>)  <text:span text:style-name="T11"># z will be 3.0</text:span></text:p>
            </text:list-item>
          </text:list>
        </text:list-item>
        <text:list-item>
          <text:p text:style-name="P119">You can get the data type of a variable with the type() function.</text:p>
        </text:list-item>
        <text:list-item>
          <text:p text:style-name="P119">String variables can be declared either by using single or double/<text:span text:style-name="T12">triple</text:span> <text:s/><text:span text:style-name="T12">q</text:span>uotes:</text:p>
        </text:list-item>
      </text:list>
      <text:p text:style-name="P4"/>
      <text:h text:style-name="P95" text:outline-level="3">Variables</text:h>
      <text:list xml:id="list1118536480" text:style-name="L4">
        <text:list-item>
          <text:p text:style-name="P144">Python allows you to assign values to multiple variables in one line:</text:p>
        </text:list-item>
      </text:list>
      <text:p text:style-name="P16"><draw:frame text:anchor-type="paragraph" draw:z-index="0" draw:name="Shape1" draw:style-name="gr23" draw:text-style-name="P201" svg:width="5.705cm" svg:height="1.946cm" svg:x="2.82cm" svg:y="0.046cm"><draw:text-box><text:p><text:span text:style-name="T46"><text:s/></text:span><text:span text:style-name="T46">x, y, z = "Orange", "Banana", "Cherry"</text:span></text:p><text:p><text:span text:style-name="T46">print(x)</text:span></text:p><text:p><text:span text:style-name="T46">print(y)</text:span></text:p><text:p><text:span text:style-name="T46">print(z) </text:span></text:p></draw:text-box></draw:frame></text:p>
      <text:p text:style-name="P16"/>
      <text:list xml:id="list234341421401119" text:continue-numbering="true" text:style-name="L4">
        <text:list-item>
          <text:list>
            <text:list-item>
              <text:list>
                <text:list-header>
                  <text:p text:style-name="P143"/>
                </text:list-header>
              </text:list>
            </text:list-item>
          </text:list>
        </text:list-item>
        <text:list-item>
          <text:p text:style-name="P143">And you can assign the <text:span text:style-name="Emphasis">same</text:span> value to multiple variables in one line:<text:span text:style-name="T16">x = y = z = </text:span><text:span text:style-name="T13">"Orange"</text:span></text:p>
        </text:list-item>
        <text:list-item>
          <text:p text:style-name="P143">If you have a collection of values in a list, tuple etc. Python allows you to extract the values into variables. This is called unpacking.</text:p>
        </text:list-item>
      </text:list>
      <text:p text:style-name="Text_20_body"><draw:frame text:anchor-type="paragraph" draw:z-index="1" draw:name="Shape1_0" draw:style-name="gr23" draw:text-style-name="P201" svg:width="5.705cm" svg:height="1.946cm" svg:x="4.872cm" svg:y="-0.166cm"><draw:text-box><text:p><text:span text:style-name="T46">fruits = ["apple", "banana", "cherry"]</text:span></text:p><text:p><text:span text:style-name="T46">x, y, z = fruits</text:span></text:p><text:p><text:span text:style-name="T46"/></text:p></draw:text-box></draw:frame></text:p>
      <text:p text:style-name="Text_20_body"><text:soft-page-break/></text:p>
      <text:list xml:id="list234341943590025" text:continue-numbering="true" text:style-name="L4">
        <text:list-item>
          <text:p text:style-name="P143">To combine both text and a variable, Python uses the <text:span text:style-name="Source_20_Text">+</text:span> character:</text:p>
        </text:list-item>
        <text:list-item>
          <text:p text:style-name="P145">+ is used for concaenation of string and addition</text:p>
        </text:list-item>
        <text:list-item>
          <text:p text:style-name="P145">types must be both str or both (int/float/etc) or else it gives error</text:p>
        </text:list-item>
      </text:list>
      <text:h text:style-name="P96" text:outline-level="3">Scope Resolution</text:h>
      <text:p text:style-name="P17"><text:span text:style-name="Strong_20_Emphasis">Namespaces :</text:span> A namespace is a container where names are mapped to objects, they are used to avoid confusions in cases where same names exist in different namespaces. They are created by modules, functions, classes etc.</text:p>
      <text:p text:style-name="Text_20_body"><text:span text:style-name="Strong_20_Emphasis">Scope :</text:span> A scope defines the hierarchical order in which the namespaces have to be searched in order to obtain the mappings of <text:span text:style-name="Emphasis">name-to-object</text:span>(variables). It is a context in which variables exist and from which they are referenced. It defines the accessibility and the lifetime of a variable. Let us take a simple example as shown below:</text:p>
      <text:p text:style-name="P17">In Python, the <text:span text:style-name="Strong_20_Emphasis">LEGB rule</text:span> is used to decide the order in which the namespaces are to be searched for scope resolution.<text:line-break/>The scopes are listed below in terms of hierarchy(highest to lowest/narrowest to broadest):</text:p>
      <text:list xml:id="list2345891079" text:style-name="L5">
        <text:list-item>
          <text:p text:style-name="P146">Local(L): Defined inside function/class</text:p>
        </text:list-item>
      </text:list>
      <text:list xml:id="list517780948" text:style-name="L6">
        <text:list-item>
          <text:p text:style-name="P147">Enclosed(E): Defined inside enclosing functions(Nested function concept)</text:p>
        </text:list-item>
      </text:list>
      <text:list xml:id="list1678734768" text:style-name="L7">
        <text:list-item>
          <text:p text:style-name="P148">Global(G): Defined at the uppermost level</text:p>
        </text:list-item>
      </text:list>
      <text:list xml:id="list4026220351" text:style-name="L8">
        <text:list-item>
          <text:p text:style-name="P149">Built-in(B): Reserved names in Python builtin modules</text:p>
        </text:list-item>
      </text:list>
      <text:p text:style-name="P17"><draw:frame text:anchor-type="paragraph" draw:z-index="2" draw:name="Shape2" draw:style-name="gr38" draw:text-style-name="P200" svg:width="9.27cm" svg:height="6.942cm" svg:x="2.609cm" svg:y="-0.005cm"><draw:text-box><text:p><text:span text:style-name="T43">pi = 'global pi variable'</text:span></text:p><text:p><text:span text:style-name="T43">def outer():</text:span></text:p><text:p><text:span text:style-name="T43"><text:tab/></text:span><text:span text:style-name="T43">pi = 'outer pi variable'</text:span></text:p><text:p><text:span text:style-name="T43"><text:tab/></text:span><text:span text:style-name="T43">def inner():</text:span></text:p><text:p><text:span text:style-name="T43"><text:tab/></text:span><text:span text:style-name="T43"><text:tab/></text:span><text:span text:style-name="T43"><text:tab/></text:span><text:span text:style-name="T43">pi = 'inner pi variable'</text:span></text:p><text:p><text:span text:style-name="T43"><text:tab/></text:span><text:span text:style-name="T43"><text:tab/></text:span><text:span text:style-name="T43"><text:tab/></text:span><text:span text:style-name="T43">print(pi)</text:span></text:p><text:p><text:span text:style-name="T43"><text:tab/></text:span><text:span text:style-name="T43">inner()</text:span></text:p><text:p><text:span text:style-name="T43"><text:tab/></text:span><text:span text:style-name="T43">print(pi)</text:span></text:p><text:p><text:span text:style-name="T43"/></text:p><text:p><text:span text:style-name="T43">outer()</text:span></text:p><text:p><text:span text:style-name="T43">print(pi)</text:span></text:p><text:p><text:span text:style-name="T43"/></text:p></draw:text-box></draw:frame></text:p>
      <text:p text:style-name="P17"/>
      <text:p text:style-name="P17"/>
      <text:p text:style-name="P17"/>
      <text:p text:style-name="P17"/>
      <text:p text:style-name="P17"/>
      <text:p text:style-name="P17"/>
      <text:p text:style-name="P17"/>
      <text:p text:style-name="P17"/>
      <text:list xml:id="list234343133474549" text:continue-numbering="true" text:style-name="L8">
        <text:list-item>
          <text:p text:style-name="P150">The value of pi is printed according to the scope where its used</text:p>
        </text:list-item>
        <text:list-item>
          <text:p text:style-name="P150">using <text:span text:style-name="T2">global keyword </text:span><text:span text:style-name="T25">inside a method makes sure the variable is global and not local. Any changes made to global variable is reflected everywhere.</text:span></text:p>
        </text:list-item>
        <text:list-item>
          <text:p text:style-name="P152">Global keyword can be used to create global keyword if it is not already created.</text:p>
        </text:list-item>
      </text:list>
      <text:p text:style-name="P29"/>
      <text:p text:style-name="P29"/>
      <text:list xml:id="list234341124670888" text:continue-numbering="true" text:style-name="L8">
        <text:list-header>
          <text:p text:style-name="P153"><text:soft-page-break/></text:p>
          <text:p text:style-name="P153"><draw:frame text:anchor-type="paragraph" draw:z-index="3" draw:name="Shape2_0" draw:style-name="gr37" draw:text-style-name="P200" svg:width="7.062cm" svg:height="4.871cm" svg:x="4.041cm" svg:y="-0.605cm"><draw:text-box><text:p><text:span text:style-name="T43">pi = 'global pi variable'</text:span></text:p><text:p><text:span text:style-name="T43">def outer():</text:span></text:p><text:p><text:span text:style-name="T43"><text:tab/></text:span><text:span text:style-name="T43">global pi</text:span></text:p><text:p><text:span text:style-name="T43"><text:tab/></text:span><text:span text:style-name="T43">pi = 'outer pi variable'</text:span></text:p><text:p><text:span text:style-name="T43"><text:tab/></text:span><text:span text:style-name="T43">print(pi)</text:span></text:p><text:p><text:span text:style-name="T43"/></text:p><text:p><text:span text:style-name="T43">outer()</text:span></text:p><text:p><text:span text:style-name="T43">print(pi)</text:span></text:p><text:p><text:span text:style-name="T43"/></text:p><text:p><text:span text:style-name="T43"/></text:p></draw:text-box></draw:frame><text:s/></text:p>
        </text:list-header>
      </text:list>
      <text:p text:style-name="P29"/>
      <text:p text:style-name="P29"/>
      <text:p text:style-name="P29"/>
      <text:p text:style-name="P29"/>
      <text:p text:style-name="P18"/>
      <text:list xml:id="list234342931878738" text:continue-numbering="true" text:style-name="L8">
        <text:list-item>
          <text:p text:style-name="P151"><text:span text:style-name="T25">Using </text:span><text:span text:style-name="T2">nonlocal keyword </text:span><text:span text:style-name="T25"><text:s/>for a variable inside a nested method indicated that the variable belongs to the outer method and does not belong to the nested mehthod. Any changes made to such variable will be visible in outer method </text:span><text:span text:style-name="T26">i.e the variable is not local to nested method.</text:span></text:p>
        </text:list-item>
        <text:list-item>
          <text:p text:style-name="P155"><text:span text:style-name="T26">I</text:span><text:span text:style-name="T25">f there does not exist </text:span><text:span text:style-name="T27">a same name </text:span><text:span text:style-name="T25">variable in outer function then using nonlocal keyword gives error</text:span></text:p>
        </text:list-item>
      </text:list>
      <text:p text:style-name="P29"><draw:frame text:anchor-type="paragraph" draw:z-index="4" draw:name="Shape2_1" draw:style-name="gr36" draw:text-style-name="P200" svg:width="8.508cm" svg:height="6.949cm" svg:x="4.225cm" svg:y="0.379cm"><draw:text-box><text:p><text:span text:style-name="T43">pi = 'global pi variable'</text:span></text:p><text:p><text:span text:style-name="T43"/></text:p><text:p><text:span text:style-name="T43">def outer():</text:span></text:p><text:p><text:span text:style-name="T43"><text:tab/></text:span><text:span text:style-name="T43">pi = 'outer pi variable'</text:span></text:p><text:p><text:span text:style-name="T43"><text:tab/></text:span><text:span text:style-name="T43">def inner():</text:span></text:p><text:p><text:span text:style-name="T43"><text:tab/></text:span><text:span text:style-name="T43"><text:tab/></text:span><text:span text:style-name="T43"><text:tab/></text:span><text:span text:style-name="T43">nonlocal pi</text:span></text:p><text:p><text:span text:style-name="T43"><text:tab/></text:span><text:span text:style-name="T43"><text:tab/></text:span><text:span text:style-name="T43"><text:tab/></text:span><text:span text:style-name="T43">pi = 'inner pi variable'</text:span></text:p><text:p><text:span text:style-name="T43"><text:tab/></text:span><text:span text:style-name="T43"><text:tab/></text:span><text:span text:style-name="T43"><text:tab/></text:span><text:span text:style-name="T43">print(pi)</text:span></text:p><text:p><text:span text:style-name="T43"><text:tab/></text:span><text:span text:style-name="T43">inner()</text:span></text:p><text:p><text:span text:style-name="T43"><text:tab/></text:span><text:span text:style-name="T43">print(pi)</text:span></text:p><text:p><text:span text:style-name="T43"/></text:p><text:p><text:span text:style-name="T43">outer()</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soft-page-break/>Built-in Data Types</text:h>
      <text:list xml:id="list3008303238" text:style-name="L9">
        <text:list-item>
          <text:p text:style-name="P156">Python has the following data types built-in by default, in these categories:</text:p>
        </text:list-item>
      </text:list>
      <table:table table:name="Table1" table:style-name="Table1">
        <table:table-column table:style-name="Table1.A"/>
        <table:table-column table:style-name="Table1.B"/>
        <table:table-row table:style-name="TableLine93877947359504">
          <table:table-cell table:style-name="Table1.A1" office:value-type="string">
            <text:p text:style-name="Table_20_Contents">Text Type:</text:p>
          </table:table-cell>
          <table:table-cell table:style-name="Table1.A1" office:value-type="string">
            <text:p text:style-name="Table_20_Contents"><text:span text:style-name="Source_20_Text">str</text:span></text:p>
          </table:table-cell>
        </table:table-row>
        <table:table-row table:style-name="TableLine93877947214336">
          <table:table-cell table:style-name="Table1.A1" office:value-type="string">
            <text:p text:style-name="Table_20_Contents">Numeric Types:</text:p>
          </table:table-cell>
          <table:table-cell table:style-name="Table1.A1" office:value-type="string">
            <text:p text:style-name="Table_20_Contents"><text:span text:style-name="Source_20_Text">int</text:span>, <text:span text:style-name="Source_20_Text">float</text:span>, <text:span text:style-name="Source_20_Text">complex</text:span></text:p>
          </table:table-cell>
        </table:table-row>
        <table:table-row table:style-name="TableLine93877947222704">
          <table:table-cell table:style-name="Table1.A1" office:value-type="string">
            <text:p text:style-name="Table_20_Contents">Sequence Types:</text:p>
          </table:table-cell>
          <table:table-cell table:style-name="Table1.A1" office:value-type="string">
            <text:p text:style-name="Table_20_Contents"><text:span text:style-name="Source_20_Text">list</text:span>, <text:span text:style-name="Source_20_Text">tuple</text:span>, <text:span text:style-name="Source_20_Text">range</text:span></text:p>
          </table:table-cell>
        </table:table-row>
        <table:table-row table:style-name="TableLine93877947226768">
          <table:table-cell table:style-name="Table1.A1" office:value-type="string">
            <text:p text:style-name="Table_20_Contents">Mapping Type:</text:p>
          </table:table-cell>
          <table:table-cell table:style-name="Table1.A1" office:value-type="string">
            <text:p text:style-name="Table_20_Contents"><text:span text:style-name="Source_20_Text">dict</text:span></text:p>
          </table:table-cell>
        </table:table-row>
        <table:table-row table:style-name="TableLine93877947230288">
          <table:table-cell table:style-name="Table1.A1" office:value-type="string">
            <text:p text:style-name="Table_20_Contents">Set Types:</text:p>
          </table:table-cell>
          <table:table-cell table:style-name="Table1.A1" office:value-type="string">
            <text:p text:style-name="Table_20_Contents"><text:span text:style-name="Source_20_Text">set</text:span>, <text:span text:style-name="Source_20_Text">frozenset</text:span></text:p>
          </table:table-cell>
        </table:table-row>
        <table:table-row table:style-name="TableLine93877947251968">
          <table:table-cell table:style-name="Table1.A1" office:value-type="string">
            <text:p text:style-name="Table_20_Contents">Boolean Type:</text:p>
          </table:table-cell>
          <table:table-cell table:style-name="Table1.A1" office:value-type="string">
            <text:p text:style-name="Table_20_Contents"><text:span text:style-name="Source_20_Text">bool</text:span></text:p>
          </table:table-cell>
        </table:table-row>
        <table:table-row table:style-name="TableLine93877947248528">
          <table:table-cell table:style-name="Table1.A1" office:value-type="string">
            <text:p text:style-name="Table_20_Contents">Binary Types:</text:p>
          </table:table-cell>
          <table:table-cell table:style-name="Table1.A1" office:value-type="string">
            <text:p text:style-name="Table_20_Contents"><text:span text:style-name="Source_20_Text">bytes</text:span>, <text:span text:style-name="Source_20_Text">bytearray</text:span>, <text:span text:style-name="Source_20_Text">memoryview</text:span></text:p>
          </table:table-cell>
        </table:table-row>
      </table:table>
      <text:p text:style-name="P19"><text:bookmark text:name="dtref"/></text:p>
      <table:table table:name="Table2" table:style-name="Table2">
        <table:table-column table:style-name="Table2.A"/>
        <table:table-column table:style-name="Table2.B"/>
        <table:table-row table:style-name="TableLine93877947281312">
          <table:table-cell table:style-name="Table2.A1" office:value-type="string">
            <text:p text:style-name="Table_20_Heading">Example</text:p>
          </table:table-cell>
          <table:table-cell table:style-name="Table2.A1" office:value-type="string">
            <text:p text:style-name="Table_20_Heading">Data Type</text:p>
          </table:table-cell>
        </table:table-row>
        <table:table-row table:style-name="TableLine93877947328384">
          <table:table-cell table:style-name="Table2.A1" office:value-type="string">
            <text:p text:style-name="Table_20_Contents">x = "Hello World"</text:p>
          </table:table-cell>
          <table:table-cell table:style-name="Table2.A1" office:value-type="string">
            <text:p text:style-name="Table_20_Contents">str</text:p>
          </table:table-cell>
        </table:table-row>
      </table:table>
      <text:p text:style-name="P41"><text:bookmark text:name="dtref2"/></text:p>
      <table:table table:name="Table3" table:style-name="Table3">
        <table:table-column table:style-name="Table3.A"/>
        <table:table-column table:style-name="Table3.B"/>
        <table:table-row table:style-name="TableLine93877947329664">
          <table:table-cell table:style-name="Table3.A1" office:value-type="string">
            <text:p text:style-name="Table_20_Contents">x = 20</text:p>
          </table:table-cell>
          <table:table-cell table:style-name="Table3.A1" office:value-type="string">
            <text:p text:style-name="Table_20_Contents">int</text:p>
          </table:table-cell>
        </table:table-row>
        <table:table-row table:style-name="TableLine93877947471632">
          <table:table-cell table:style-name="Table3.A1" office:value-type="string">
            <text:p text:style-name="Table_20_Contents">x = 20.5</text:p>
          </table:table-cell>
          <table:table-cell table:style-name="Table3.A1" office:value-type="string">
            <text:p text:style-name="Table_20_Contents">float</text:p>
          </table:table-cell>
        </table:table-row>
        <table:table-row table:style-name="TableLine93877947471984">
          <table:table-cell table:style-name="Table3.A1" office:value-type="string">
            <text:p text:style-name="Table_20_Contents">x = 1j</text:p>
          </table:table-cell>
          <table:table-cell table:style-name="Table3.A1" office:value-type="string">
            <text:p text:style-name="Table_20_Contents">complex</text:p>
          </table:table-cell>
        </table:table-row>
        <table:table-row table:style-name="TableLine93877947472512">
          <table:table-cell table:style-name="Table3.A1" office:value-type="string">
            <text:p text:style-name="Table_20_Contents">x = ["apple", "banana", "cherry"]</text:p>
          </table:table-cell>
          <table:table-cell table:style-name="Table3.A1" office:value-type="string">
            <text:p text:style-name="Table_20_Contents">list</text:p>
          </table:table-cell>
        </table:table-row>
        <table:table-row table:style-name="TableLine93877947473232">
          <table:table-cell table:style-name="Table3.A1" office:value-type="string">
            <text:p text:style-name="Table_20_Contents">x = ("apple", "banana", "cherry")</text:p>
          </table:table-cell>
          <table:table-cell table:style-name="Table3.A1" office:value-type="string">
            <text:p text:style-name="Table_20_Contents">tuple</text:p>
          </table:table-cell>
        </table:table-row>
        <table:table-row table:style-name="TableLine93877947474032">
          <table:table-cell table:style-name="Table3.A1" office:value-type="string">
            <text:p text:style-name="Table_20_Contents">x = range(6)</text:p>
          </table:table-cell>
          <table:table-cell table:style-name="Table3.A1" office:value-type="string">
            <text:p text:style-name="Table_20_Contents">range</text:p>
          </table:table-cell>
        </table:table-row>
        <table:table-row table:style-name="TableLine93877947474784">
          <table:table-cell table:style-name="Table3.A1" office:value-type="string">
            <text:p text:style-name="Table_20_Contents">x = {"name" : "John", "age" : 36}</text:p>
          </table:table-cell>
          <table:table-cell table:style-name="Table3.A1" office:value-type="string">
            <text:p text:style-name="Table_20_Contents">dict</text:p>
          </table:table-cell>
        </table:table-row>
        <table:table-row table:style-name="TableLine93877947475584">
          <table:table-cell table:style-name="Table3.A1" office:value-type="string">
            <text:p text:style-name="Table_20_Contents">x = {"apple", "banana", "cherry"}</text:p>
          </table:table-cell>
          <table:table-cell table:style-name="Table3.A1" office:value-type="string">
            <text:p text:style-name="Table_20_Contents">set</text:p>
          </table:table-cell>
        </table:table-row>
        <table:table-row table:style-name="TableLine93877947476384">
          <table:table-cell table:style-name="Table3.A1" office:value-type="string">
            <text:p text:style-name="Table_20_Contents">x = frozenset({"apple", "banana", "cherry"})</text:p>
          </table:table-cell>
          <table:table-cell table:style-name="Table3.A1" office:value-type="string">
            <text:p text:style-name="Table_20_Contents">frozenset</text:p>
          </table:table-cell>
        </table:table-row>
        <table:table-row table:style-name="TableLine93877947477104">
          <table:table-cell table:style-name="Table3.A1" office:value-type="string">
            <text:p text:style-name="Table_20_Contents">x = True</text:p>
          </table:table-cell>
          <table:table-cell table:style-name="Table3.A1" office:value-type="string">
            <text:p text:style-name="Table_20_Contents">bool</text:p>
          </table:table-cell>
        </table:table-row>
        <table:table-row table:style-name="TableLine93877947477904">
          <table:table-cell table:style-name="Table3.A1" office:value-type="string">
            <text:p text:style-name="Table_20_Contents">x = b"Hello"</text:p>
          </table:table-cell>
          <table:table-cell table:style-name="Table3.A1" office:value-type="string">
            <text:p text:style-name="Table_20_Contents">bytes</text:p>
          </table:table-cell>
        </table:table-row>
        <table:table-row table:style-name="TableLine93877947478704">
          <table:table-cell table:style-name="Table3.A1" office:value-type="string">
            <text:p text:style-name="Table_20_Contents">x = bytearray(5)</text:p>
          </table:table-cell>
          <table:table-cell table:style-name="Table3.A1" office:value-type="string">
            <text:p text:style-name="Table_20_Contents">bytearray</text:p>
          </table:table-cell>
        </table:table-row>
        <table:table-row table:style-name="TableLine93877947479504">
          <table:table-cell table:style-name="Table3.A1" office:value-type="string">
            <text:p text:style-name="Table_20_Contents">x = memoryview(bytes(5))</text:p>
          </table:table-cell>
          <table:table-cell table:style-name="Table3.A1" office:value-type="string">
            <text:p text:style-name="Table_20_Contents">memoryview</text:p>
          </table:table-cell>
        </table:table-row>
      </table:table>
      <text:p text:style-name="P19"><text:bookmark text:name="dtref3"/></text:p>
      <table:table table:name="Table4" table:style-name="Table4">
        <table:table-column table:style-name="Table4.A"/>
        <table:table-column table:style-name="Table4.B"/>
        <table:table-row table:style-name="TableLine93877947480800">
          <table:table-cell table:style-name="Table4.A1" office:value-type="string">
            <text:p text:style-name="Table_20_Heading">Example</text:p>
          </table:table-cell>
          <table:table-cell table:style-name="Table4.A1" office:value-type="string">
            <text:p text:style-name="Table_20_Heading">Data Type</text:p>
          </table:table-cell>
        </table:table-row>
        <table:table-row table:style-name="TableLine93877947484992">
          <table:table-cell table:style-name="Table4.A1" office:value-type="string">
            <text:p text:style-name="Table_20_Contents">x = str("Hello World")</text:p>
          </table:table-cell>
          <table:table-cell table:style-name="Table4.A1" office:value-type="string">
            <text:p text:style-name="Table_20_Contents">str</text:p>
          </table:table-cell>
        </table:table-row>
      </table:table>
      <text:p text:style-name="P41"><text:bookmark text:name="dtref4"/></text:p>
      <table:table table:name="Table5" table:style-name="Table5">
        <table:table-column table:style-name="Table5.A"/>
        <table:table-column table:style-name="Table5.B"/>
        <table:table-row table:style-name="TableLine93877947485952">
          <table:table-cell table:style-name="Table5.A1" office:value-type="string">
            <text:p text:style-name="Table_20_Contents">x = int(20)</text:p>
          </table:table-cell>
          <table:table-cell table:style-name="Table5.A1" office:value-type="string">
            <text:p text:style-name="Table_20_Contents">int</text:p>
          </table:table-cell>
        </table:table-row>
        <table:table-row table:style-name="TableLine93877947507920">
          <table:table-cell table:style-name="Table5.A1" office:value-type="string">
            <text:p text:style-name="Table_20_Contents">x = float(20.5)</text:p>
          </table:table-cell>
          <table:table-cell table:style-name="Table5.A1" office:value-type="string">
            <text:p text:style-name="Table_20_Contents">float</text:p>
          </table:table-cell>
        </table:table-row>
        <table:table-row table:style-name="TableLine93877947508272">
          <table:table-cell table:style-name="Table5.A1" office:value-type="string">
            <text:p text:style-name="Table_20_Contents">x = complex(1j)</text:p>
          </table:table-cell>
          <table:table-cell table:style-name="Table5.A1" office:value-type="string">
            <text:p text:style-name="Table_20_Contents">complex</text:p>
          </table:table-cell>
        </table:table-row>
        <table:table-row table:style-name="TableLine93877947508800">
          <table:table-cell table:style-name="Table5.A1" office:value-type="string">
            <text:p text:style-name="Table_20_Contents">x = list(("apple", "banana", "cherry"))</text:p>
          </table:table-cell>
          <table:table-cell table:style-name="Table5.A1" office:value-type="string">
            <text:p text:style-name="Table_20_Contents">list</text:p>
          </table:table-cell>
        </table:table-row>
        <table:table-row table:style-name="TableLine93877947509520">
          <table:table-cell table:style-name="Table5.A1" office:value-type="string">
            <text:p text:style-name="Table_20_Contents">x = tuple(("apple", "banana", "cherry"))</text:p>
          </table:table-cell>
          <table:table-cell table:style-name="Table5.A1" office:value-type="string">
            <text:p text:style-name="Table_20_Contents">tuple</text:p>
          </table:table-cell>
        </table:table-row>
        <table:table-row table:style-name="TableLine93877947510320">
          <table:table-cell table:style-name="Table5.A1" office:value-type="string">
            <text:p text:style-name="Table_20_Contents">x = range(6)</text:p>
          </table:table-cell>
          <table:table-cell table:style-name="Table5.A1" office:value-type="string">
            <text:p text:style-name="Table_20_Contents">range</text:p>
          </table:table-cell>
        </table:table-row>
        <table:table-row table:style-name="TableLine93877947511072">
          <table:table-cell table:style-name="Table5.A1" office:value-type="string">
            <text:p text:style-name="Table_20_Contents">x = dict(name="John", age=36)</text:p>
          </table:table-cell>
          <table:table-cell table:style-name="Table5.A1" office:value-type="string">
            <text:p text:style-name="Table_20_Contents">dict</text:p>
          </table:table-cell>
        </table:table-row>
        <table:table-row table:style-name="TableLine93877947511872">
          <table:table-cell table:style-name="Table5.A1" office:value-type="string">
            <text:p text:style-name="Table_20_Contents">x = set(("apple", "banana", "cherry"))</text:p>
          </table:table-cell>
          <table:table-cell table:style-name="Table5.A1" office:value-type="string">
            <text:p text:style-name="Table_20_Contents">set</text:p>
          </table:table-cell>
        </table:table-row>
        <table:table-row table:style-name="TableLine93877947512672">
          <table:table-cell table:style-name="Table5.A1" office:value-type="string">
            <text:p text:style-name="Table_20_Contents">x = frozenset(("apple", "banana", "cherry"))</text:p>
          </table:table-cell>
          <table:table-cell table:style-name="Table5.A1" office:value-type="string">
            <text:p text:style-name="Table_20_Contents">frozenset</text:p>
          </table:table-cell>
        </table:table-row>
        <table:table-row table:style-name="TableLine93877947513392">
          <table:table-cell table:style-name="Table5.A1" office:value-type="string">
            <text:p text:style-name="Table_20_Contents">x = bool(5)</text:p>
          </table:table-cell>
          <table:table-cell table:style-name="Table5.A1" office:value-type="string">
            <text:p text:style-name="Table_20_Contents">bool</text:p>
          </table:table-cell>
        </table:table-row>
        <table:table-row table:style-name="TableLine93877947514192">
          <table:table-cell table:style-name="Table5.A1" office:value-type="string">
            <text:p text:style-name="Table_20_Contents">x = bytes(5)</text:p>
          </table:table-cell>
          <table:table-cell table:style-name="Table5.A1" office:value-type="string">
            <text:p text:style-name="Table_20_Contents">bytes</text:p>
          </table:table-cell>
        </table:table-row>
        <table:table-row table:style-name="TableLine93877947514992">
          <table:table-cell table:style-name="Table5.A1" office:value-type="string">
            <text:p text:style-name="Table_20_Contents">x = bytearray(5)</text:p>
          </table:table-cell>
          <table:table-cell table:style-name="Table5.A1" office:value-type="string">
            <text:p text:style-name="Table_20_Contents">bytearray</text:p>
          </table:table-cell>
        </table:table-row>
        <table:table-row table:style-name="TableLine93877947515792">
          <table:table-cell table:style-name="Table5.A1" office:value-type="string">
            <text:p text:style-name="Table_20_Contents">x = memoryview(bytes(5))</text:p>
          </table:table-cell>
          <table:table-cell table:style-name="Table5.A1" office:value-type="string">
            <text:p text:style-name="Table_20_Contents">memoryview</text:p>
          </table:table-cell>
        </table:table-row>
      </table:table>
      <text:p text:style-name="Text_20_body"><text:soft-page-break/></text:p>
      <text:list xml:id="list2910282916" text:style-name="L10">
        <text:list-item>
          <text:p text:style-name="P157">Python does not have a <text:span text:style-name="Source_20_Text">random()</text:span> function to make a random number, but Python has a built-in module called <text:span text:style-name="Source_20_Text">random</text:span> that can be used to make random numbers:</text:p>
        </text:list-item>
        <text:list-item>
          <text:p text:style-name="P120"><text:span text:style-name="T6">import</text:span> random<text:line-break/><text:span text:style-name="T6">print</text:span>(random.randrange(<text:span text:style-name="T9">1</text:span>, <text:span text:style-name="T9">10</text:span>)) </text:p>
        </text:list-item>
      </text:list>
      <text:h text:style-name="P97" text:outline-level="3">Strings</text:h>
      <text:list xml:id="list234341618442581" text:continue-numbering="true" text:style-name="L10">
        <text:list-item>
          <text:list>
            <text:list-item>
              <text:h text:style-name="P76" text:outline-level="2">Strings are Arrays</text:h>
            </text:list-item>
          </text:list>
        </text:list-item>
        <text:list-item>
          <text:p text:style-name="P120">Square brackets can be used to access elements of the string.</text:p>
        </text:list-item>
        <text:list-item>
          <text:p text:style-name="P120">To get the length of a string, use the <text:span text:style-name="Source_20_Text">len()</text:span> function.</text:p>
        </text:list-item>
        <text:list-item>
          <text:p text:style-name="P121">To check if a certain phrase or character is present in a string, we can use the keyword <text:span text:style-name="Source_20_Text"><text:span text:style-name="T2">in</text:span></text:span>.</text:p>
          <text:p text:style-name="P121"><draw:frame text:anchor-type="paragraph" draw:z-index="5" draw:name="Shape3" draw:style-name="gr35" draw:text-style-name="P196" svg:width="13.831cm" svg:height="1.463cm" svg:x="1.335cm" svg:y="-0.145cm"><draw:text-box><text:p>txt = "The best things in life are free!"</text:p><text:p>if "free" in txt:</text:p><text:p><text:tab/><text:tab/>print("Yes, 'free' is present.")</text:p></draw:text-box></draw:frame></text:p>
          <text:p text:style-name="P121"/>
        </text:list-item>
        <text:list-item>
          <text:p text:style-name="P121">To check if a certain phrase or character is <text:span text:style-name="T2">NOT</text:span> present in a string, we can use the keyword not in.</text:p>
          <text:p text:style-name="P121"><draw:frame text:anchor-type="paragraph" draw:z-index="6" draw:name="Shape3_0" draw:style-name="gr35" draw:text-style-name="P196" svg:width="13.831cm" svg:height="1.463cm" svg:x="1.177cm" svg:y="-0.021cm"><draw:text-box><text:p>txt = "The best things in life are free!"</text:p><text:p>if "expensive" not in txt:</text:p><text:p><text:tab/>print("No, 'expensive' is NOT present.") </text:p></draw:text-box></draw:frame></text:p>
          <text:p text:style-name="P121"/>
        </text:list-item>
      </text:list>
      <text:p text:style-name="Text_20_body"/>
      <text:h text:style-name="P97" text:outline-level="3">String slicing</text:h>
      <text:p text:style-name="P20"><text:span text:style-name="T16">b = </text:span><text:span text:style-name="T13">"Hello, World!"</text:span></text:p>
      <text:p text:style-name="P33">start is included, end is not included</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5">operation</text:p>
          </table:table-cell>
          <table:table-cell table:style-name="Table6.A1" office:value-type="string">
            <text:p text:style-name="P45">command</text:p>
          </table:table-cell>
          <table:table-cell table:style-name="Table6.A1" office:value-type="string">
            <text:p text:style-name="P45">output</text:p>
          </table:table-cell>
        </table:table-row>
        <table:table-row table:style-name="TableLine93877947594736">
          <table:table-cell table:style-name="Table6.A1" office:value-type="string">
            <text:p text:style-name="P47">Slicing in range</text:p>
          </table:table-cell>
          <table:table-cell table:style-name="Table6.A1" office:value-type="string">
            <text:p text:style-name="P46">b[<text:span text:style-name="T9">2</text:span>:<text:span text:style-name="T9">5</text:span>]</text:p>
          </table:table-cell>
          <table:table-cell table:style-name="Table6.A1" office:value-type="string">
            <text:p text:style-name="Table_20_Contents">llo</text:p>
          </table:table-cell>
        </table:table-row>
        <table:table-row table:style-name="TableLine93877947608960">
          <table:table-cell table:style-name="Table6.A1" office:value-type="string">
            <text:p text:style-name="P46">Slice From the Start</text:p>
          </table:table-cell>
          <table:table-cell table:style-name="Table6.A1" office:value-type="string">
            <text:p text:style-name="P47">b[:<text:span text:style-name="T9">5</text:span>]<text:span text:style-name="T9"> </text:span></text:p>
          </table:table-cell>
          <table:table-cell table:style-name="Table6.A1" office:value-type="string">
            <text:p text:style-name="Table_20_Contents">Hello</text:p>
          </table:table-cell>
        </table:table-row>
        <table:table-row table:style-name="TableLine93877947609712">
          <table:table-cell table:style-name="Table6.A1" office:value-type="string">
            <text:p text:style-name="P46">Slice To the End</text:p>
          </table:table-cell>
          <table:table-cell table:style-name="Table6.A1" office:value-type="string">
            <text:p text:style-name="P46">b[<text:span text:style-name="T9">2</text:span>:]</text:p>
          </table:table-cell>
          <table:table-cell table:style-name="Table6.A1" office:value-type="string">
            <text:p text:style-name="Table_20_Contents">llo, World!</text:p>
          </table:table-cell>
        </table:table-row>
        <table:table-row table:style-name="TableLine93877947610560">
          <table:table-cell table:style-name="Table6.A1" office:value-type="string">
            <text:p text:style-name="P46">Negative Indexing</text:p>
          </table:table-cell>
          <table:table-cell table:style-name="Table6.A1" office:value-type="string">
            <text:p text:style-name="P46">b[-<text:span text:style-name="T9">5</text:span>:-<text:span text:style-name="T9">2</text:span>]</text:p>
          </table:table-cell>
          <table:table-cell table:style-name="Table6.A1" office:value-type="string">
            <text:p text:style-name="Table_20_Contents">orl</text:p>
          </table:table-cell>
        </table:table-row>
      </table:table>
      <text:p text:style-name="P20"/>
      <text:list xml:id="list4079271860" text:style-name="L11">
        <text:list-item>
          <text:p text:style-name="P158">Use negative indexes to start the slice from the end of the string </text:p>
        </text:list-item>
        <text:list-item>
          <text:p text:style-name="P113">b[-<text:span text:style-name="T9">5</text:span>:-<text:span text:style-name="T9">2</text:span>] : <text:span text:style-name="T28">5</text:span><text:span text:style-name="T29">th</text:span><text:span text:style-name="T28"> index from end to 2</text:span><text:span text:style-name="T29">nd</text:span><text:span text:style-name="T28"> index from end</text:span></text:p>
        </text:list-item>
        <text:list-item>
          <text:p text:style-name="P114">some common string methods returns lower()</text:p>
          <text:list>
            <text:list-item>
              <text:p text:style-name="P114">upper()</text:p>
            </text:list-item>
            <text:list-item>
              <text:p text:style-name="P110"><text:span text:style-name="T17">lower(</text:span><text:span text:style-name="T18">)</text:span></text:p>
            </text:list-item>
            <text:list-item>
              <text:p text:style-name="P110">The strip() method removes any whitespace from the beginning or the end</text:p>
            </text:list-item>
            <text:list-item>
              <text:p text:style-name="P111">The replace() method replaces a string with another string:</text:p>
              <text:list>
                <text:list-header>
                  <text:p text:style-name="P111">a.replace("H", "J")</text:p>
                </text:list-header>
              </text:list>
            </text:list-item>
            <text:list-item>
              <text:p text:style-name="P110">The split() method splits the string into substrings if it finds instances of the separator:</text:p>
              <text:list>
                <text:list-item>
                  <text:p text:style-name="P110">a.split(",")</text:p>
                </text:list-item>
              </text:list>
            </text:list-item>
            <text:list-item>
              <text:p text:style-name="P159">To concatenate, or combine, two strings you can use the + operator.</text:p>
            </text:list-item>
          </text:list>
        </text:list-item>
        <text:list-item>
          <text:p text:style-name="P112"><text:soft-page-break/><text:span text:style-name="T30">String format : </text:span>The <text:span text:style-name="Source_20_Text">format()</text:span> method takes the passed arguments, formats them, and places them in the string where the placeholders <text:span text:style-name="T30">are</text:span> <text:s/><text:span text:style-name="Source_20_Text">{} are</text:span></text:p>
        </text:list-item>
      </text:list>
      <text:p text:style-name="P48"><draw:frame text:anchor-type="paragraph" draw:z-index="7" draw:name="Shape4" draw:style-name="gr34" draw:text-style-name="P196" svg:width="11.242cm" svg:height="3.407cm" svg:x="2.004cm" svg:y="0.429cm"><draw:text-box><text:p>quantity = 3</text:p><text:p>itemno = 567</text:p><text:p>price = 49.95</text:p><text:p>name = "mohit"</text:p><text:p>myorder = "{} want {} pieces of item {} for {} dollars."</text:p><text:p>print(myorder.format(name,quantity, itemno, price))</text:p></draw:text-box></draw:frame></text:p>
      <text:p text:style-name="P48"/>
      <text:p text:style-name="P48"/>
      <text:p text:style-name="P48"/>
      <text:p text:style-name="P48"/>
      <text:p text:style-name="P48"/>
      <text:p text:style-name="P48"/>
      <text:p text:style-name="P48"/>
      <text:list xml:id="list234343111612139" text:continue-numbering="true" text:style-name="L11">
        <text:list-item>
          <text:p text:style-name="P112">You can use index numbers {0} to be sure the arguments are placed in the correct placeholders:</text:p>
        </text:list-item>
        <text:list-item>
          <text:p text:style-name="P112"><draw:frame text:anchor-type="paragraph" draw:z-index="8" draw:name="Shape4_0" draw:style-name="gr34" draw:text-style-name="P196" svg:width="12.937cm" svg:height="3.407cm" svg:x="2.018cm" svg:y="0.295cm"><draw:text-box><text:p>quantity = 3</text:p><text:p>itemno = 567</text:p><text:p>price = 49.95</text:p><text:p>myorder = "I want to pay {2} dollars for {0} pieces of item {1}."</text:p><text:p>print(myorder.format(quantity, itemno, price))</text:p></draw:text-box></draw:frame></text:p>
        </text:list-item>
      </text:list>
      <text:p text:style-name="Text_20_body"/>
      <text:p text:style-name="Text_20_body"/>
      <text:p text:style-name="Text_20_body"/>
      <text:p text:style-name="Text_20_body"/>
      <text:p text:style-name="Text_20_body"/>
      <text:list xml:id="list234341980825411" text:continue-numbering="true" text:style-name="L11">
        <text:list-item>
          <text:p text:style-name="P160">Other string methods: </text:p>
        </text:list-item>
      </text:list>
      <table:table table:name="Table7" table:style-name="Table7">
        <table:table-column table:style-name="Table7.A"/>
        <table:table-column table:style-name="Table7.B"/>
        <table:table-row table:style-name="TableLine93877947687984">
          <table:table-cell table:style-name="Table7.A1" office:value-type="string">
            <text:p text:style-name="Table_20_Heading">Method</text:p>
          </table:table-cell>
          <table:table-cell table:style-name="Table7.A1" office:value-type="string">
            <text:p text:style-name="Table_20_Heading">Description</text:p>
          </table:table-cell>
        </table:table-row>
        <table:table-row table:style-name="TableLine93877946771408">
          <table:table-cell table:style-name="Table7.A1" office:value-type="string">
            <text:p text:style-name="Table_20_Contents"><text:a xlink:type="simple" xlink:href="https://www.w3schools.com/python/ref_string_capitalize.asp" text:style-name="Internet_20_link" text:visited-style-name="Visited_20_Internet_20_Link">capitalize()</text:a></text:p>
          </table:table-cell>
          <table:table-cell table:style-name="Table7.A1" office:value-type="string">
            <text:p text:style-name="Table_20_Contents">Converts the first character to upper case</text:p>
          </table:table-cell>
        </table:table-row>
        <table:table-row table:style-name="TableLine93877947847328">
          <table:table-cell table:style-name="Table7.A1" office:value-type="string">
            <text:p text:style-name="Table_20_Contents"><text:a xlink:type="simple" xlink:href="https://www.w3schools.com/python/ref_string_casefold.asp" text:style-name="Internet_20_link" text:visited-style-name="Visited_20_Internet_20_Link">casefold()</text:a></text:p>
          </table:table-cell>
          <table:table-cell table:style-name="Table7.A1" office:value-type="string">
            <text:p text:style-name="Table_20_Contents">Converts string into lower case</text:p>
          </table:table-cell>
        </table:table-row>
        <table:table-row table:style-name="TableLine93877947847856">
          <table:table-cell table:style-name="Table7.A1" office:value-type="string">
            <text:p text:style-name="Table_20_Contents"><text:a xlink:type="simple" xlink:href="https://www.w3schools.com/python/ref_string_center.asp" text:style-name="Internet_20_link" text:visited-style-name="Visited_20_Internet_20_Link">center()</text:a></text:p>
          </table:table-cell>
          <table:table-cell table:style-name="Table7.A1" office:value-type="string">
            <text:p text:style-name="Table_20_Contents">Returns a centered string</text:p>
          </table:table-cell>
        </table:table-row>
        <table:table-row table:style-name="TableLine93877947848496">
          <table:table-cell table:style-name="Table7.A1" office:value-type="string">
            <text:p text:style-name="Table_20_Contents"><text:a xlink:type="simple" xlink:href="https://www.w3schools.com/python/ref_string_count.asp" text:style-name="Internet_20_link" text:visited-style-name="Visited_20_Internet_20_Link">count()</text:a></text:p>
          </table:table-cell>
          <table:table-cell table:style-name="Table7.A1" office:value-type="string">
            <text:p text:style-name="Table_20_Contents">Returns the number of times a specified value occurs in a string</text:p>
          </table:table-cell>
        </table:table-row>
        <table:table-row table:style-name="TableLine93877947849136">
          <table:table-cell table:style-name="Table7.A1" office:value-type="string">
            <text:p text:style-name="Table_20_Contents"><text:a xlink:type="simple" xlink:href="https://www.w3schools.com/python/ref_string_encode.asp" text:style-name="Internet_20_link" text:visited-style-name="Visited_20_Internet_20_Link">encode()</text:a></text:p>
          </table:table-cell>
          <table:table-cell table:style-name="Table7.A1" office:value-type="string">
            <text:p text:style-name="Table_20_Contents">Returns an encoded version of the string</text:p>
          </table:table-cell>
        </table:table-row>
        <table:table-row table:style-name="TableLine93877947849728">
          <table:table-cell table:style-name="Table7.A1" office:value-type="string">
            <text:p text:style-name="Table_20_Contents"><text:a xlink:type="simple" xlink:href="https://www.w3schools.com/python/ref_string_endswith.asp" text:style-name="Internet_20_link" text:visited-style-name="Visited_20_Internet_20_Link">endswith()</text:a></text:p>
          </table:table-cell>
          <table:table-cell table:style-name="Table7.A1" office:value-type="string">
            <text:p text:style-name="Table_20_Contents">Returns true if the string ends with the specified value</text:p>
          </table:table-cell>
        </table:table-row>
        <table:table-row table:style-name="TableLine93877947850448">
          <table:table-cell table:style-name="Table7.A1" office:value-type="string">
            <text:p text:style-name="Table_20_Contents"><text:a xlink:type="simple" xlink:href="https://www.w3schools.com/python/ref_string_expandtabs.asp" text:style-name="Internet_20_link" text:visited-style-name="Visited_20_Internet_20_Link">expandtabs()</text:a></text:p>
          </table:table-cell>
          <table:table-cell table:style-name="Table7.A1" office:value-type="string">
            <text:p text:style-name="Table_20_Contents">Sets the tab size of the string</text:p>
          </table:table-cell>
        </table:table-row>
        <table:table-row table:style-name="TableLine93877947851248">
          <table:table-cell table:style-name="Table7.A1" office:value-type="string">
            <text:p text:style-name="Table_20_Contents"><text:a xlink:type="simple" xlink:href="https://www.w3schools.com/python/ref_string_find.asp" text:style-name="Internet_20_link" text:visited-style-name="Visited_20_Internet_20_Link">find()</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3877947851968">
          <table:table-cell table:style-name="Table7.A1" office:value-type="string">
            <text:p text:style-name="Table_20_Contents"><text:a xlink:type="simple" xlink:href="https://www.w3schools.com/python/ref_string_format.asp" text:style-name="Internet_20_link" text:visited-style-name="Visited_20_Internet_20_Link">format()</text:a></text:p>
          </table:table-cell>
          <table:table-cell table:style-name="Table7.A1" office:value-type="string">
            <text:p text:style-name="Table_20_Contents">Formats specified values in a string</text:p>
          </table:table-cell>
        </table:table-row>
        <table:table-row table:style-name="TableLine93877947852768">
          <table:table-cell table:style-name="Table7.A1" office:value-type="string">
            <text:p text:style-name="Table_20_Contents">format_map()</text:p>
          </table:table-cell>
          <table:table-cell table:style-name="Table7.A1" office:value-type="string">
            <text:p text:style-name="Table_20_Contents">Formats specified values in a string</text:p>
          </table:table-cell>
        </table:table-row>
        <table:table-row table:style-name="TableLine93877947853568">
          <table:table-cell table:style-name="Table7.A1" office:value-type="string">
            <text:p text:style-name="Table_20_Contents"><text:a xlink:type="simple" xlink:href="https://www.w3schools.com/python/ref_string_index.asp" text:style-name="Internet_20_link" text:visited-style-name="Visited_20_Internet_20_Link">index()</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3877947854368">
          <table:table-cell table:style-name="Table7.A1" office:value-type="string">
            <text:p text:style-name="Table_20_Contents"><text:a xlink:type="simple" xlink:href="https://www.w3schools.com/python/ref_string_isalnum.asp" text:style-name="Internet_20_link" text:visited-style-name="Visited_20_Internet_20_Link">isalnum()</text:a></text:p>
          </table:table-cell>
          <table:table-cell table:style-name="Table7.A1" office:value-type="string">
            <text:p text:style-name="Table_20_Contents">Returns True if all characters in the string are alphanumeric</text:p>
          </table:table-cell>
        </table:table-row>
        <table:table-row table:style-name="TableLine93877947855168">
          <table:table-cell table:style-name="Table7.A1" office:value-type="string">
            <text:p text:style-name="Table_20_Contents"><text:a xlink:type="simple" xlink:href="https://www.w3schools.com/python/ref_string_isalpha.asp" text:style-name="Internet_20_link" text:visited-style-name="Visited_20_Internet_20_Link">isalpha()</text:a></text:p>
          </table:table-cell>
          <table:table-cell table:style-name="Table7.A1" office:value-type="string">
            <text:p text:style-name="Table_20_Contents">Returns True if all characters in the string are in the alphabet</text:p>
          </table:table-cell>
        </table:table-row>
        <table:table-row table:style-name="TableLine93877947855968">
          <table:table-cell table:style-name="Table7.A1" office:value-type="string">
            <text:p text:style-name="Table_20_Contents"><text:a xlink:type="simple" xlink:href="https://www.w3schools.com/python/ref_string_isdecimal.asp" text:style-name="Internet_20_link" text:visited-style-name="Visited_20_Internet_20_Link">isdecimal()</text:a></text:p>
          </table:table-cell>
          <table:table-cell table:style-name="Table7.A1" office:value-type="string">
            <text:p text:style-name="Table_20_Contents">Returns True if all characters in the string are decimals</text:p>
          </table:table-cell>
        </table:table-row>
        <table:table-row table:style-name="TableLine93877947856768">
          <table:table-cell table:style-name="Table7.A1" office:value-type="string">
            <text:p text:style-name="Table_20_Contents"><text:a xlink:type="simple" xlink:href="https://www.w3schools.com/python/ref_string_isdigit.asp" text:style-name="Internet_20_link" text:visited-style-name="Visited_20_Internet_20_Link">isdigit()</text:a></text:p>
          </table:table-cell>
          <table:table-cell table:style-name="Table7.A1" office:value-type="string">
            <text:p text:style-name="Table_20_Contents">Returns True if all characters in the string are digits</text:p>
          </table:table-cell>
        </table:table-row>
        <table:table-row table:style-name="TableLine93877947857568">
          <table:table-cell table:style-name="Table7.A1" office:value-type="string">
            <text:p text:style-name="Table_20_Contents"><text:a xlink:type="simple" xlink:href="https://www.w3schools.com/python/ref_string_isidentifier.asp" text:style-name="Internet_20_link" text:visited-style-name="Visited_20_Internet_20_Link">isidentifier()</text:a></text:p>
          </table:table-cell>
          <table:table-cell table:style-name="Table7.A1" office:value-type="string">
            <text:p text:style-name="Table_20_Contents">Returns True if the string is an identifier</text:p>
          </table:table-cell>
        </table:table-row>
        <table:table-row table:style-name="TableLine93877947858368">
          <table:table-cell table:style-name="Table7.A1" office:value-type="string">
            <text:p text:style-name="Table_20_Contents"><text:a xlink:type="simple" xlink:href="https://www.w3schools.com/python/ref_string_islower.asp" text:style-name="Internet_20_link" text:visited-style-name="Visited_20_Internet_20_Link">islower()</text:a></text:p>
          </table:table-cell>
          <table:table-cell table:style-name="Table7.A1" office:value-type="string">
            <text:p text:style-name="Table_20_Contents">Returns True if all characters in the string are lower case</text:p>
          </table:table-cell>
        </table:table-row>
        <table:table-row table:style-name="TableLine93877947859168">
          <table:table-cell table:style-name="Table7.A1" office:value-type="string">
            <text:p text:style-name="Table_20_Contents"><text:a xlink:type="simple" xlink:href="https://www.w3schools.com/python/ref_string_isnumeric.asp" text:style-name="Internet_20_link" text:visited-style-name="Visited_20_Internet_20_Link">isnumeric()</text:a></text:p>
          </table:table-cell>
          <table:table-cell table:style-name="Table7.A1" office:value-type="string">
            <text:p text:style-name="Table_20_Contents">Returns True if all characters in the string are numeric</text:p>
          </table:table-cell>
        </table:table-row>
        <table:table-row table:style-name="TableLine93877947859968">
          <table:table-cell table:style-name="Table7.A1" office:value-type="string">
            <text:p text:style-name="Table_20_Contents"><text:a xlink:type="simple" xlink:href="https://www.w3schools.com/python/ref_string_isprintable.asp" text:style-name="Internet_20_link" text:visited-style-name="Visited_20_Internet_20_Link">isprintable()</text:a></text:p>
          </table:table-cell>
          <table:table-cell table:style-name="Table7.A1" office:value-type="string">
            <text:p text:style-name="Table_20_Contents">Returns True if all characters in the string are printable</text:p>
          </table:table-cell>
        </table:table-row>
        <table:table-row table:style-name="TableLine93877947860768">
          <table:table-cell table:style-name="Table7.A1" office:value-type="string">
            <text:p text:style-name="Table_20_Contents"><text:a xlink:type="simple" xlink:href="https://www.w3schools.com/python/ref_string_isspace.asp" text:style-name="Internet_20_link" text:visited-style-name="Visited_20_Internet_20_Link">isspace()</text:a></text:p>
          </table:table-cell>
          <table:table-cell table:style-name="Table7.A1" office:value-type="string">
            <text:p text:style-name="Table_20_Contents">Returns True if all characters in the string are whitespaces</text:p>
          </table:table-cell>
        </table:table-row>
        <table:table-row table:style-name="TableLine93877947861568">
          <table:table-cell table:style-name="Table7.A1" office:value-type="string">
            <text:p text:style-name="Table_20_Contents"><text:a xlink:type="simple" xlink:href="https://www.w3schools.com/python/ref_string_istitle.asp" text:style-name="Internet_20_link" text:visited-style-name="Visited_20_Internet_20_Link">istitle()</text:a></text:p>
          </table:table-cell>
          <table:table-cell table:style-name="Table7.A1" office:value-type="string">
            <text:p text:style-name="Table_20_Contents">Returns True if the string follows the rules of a title</text:p>
          </table:table-cell>
        </table:table-row>
        <table:table-row table:style-name="TableLine93877947862368">
          <table:table-cell table:style-name="Table7.A1" office:value-type="string">
            <text:p text:style-name="Table_20_Contents"><text:a xlink:type="simple" xlink:href="https://www.w3schools.com/python/ref_string_isupper.asp" text:style-name="Internet_20_link" text:visited-style-name="Visited_20_Internet_20_Link">isupper()</text:a></text:p>
          </table:table-cell>
          <table:table-cell table:style-name="Table7.A1" office:value-type="string">
            <text:p text:style-name="Table_20_Contents">Returns True if all characters in the string are upper case</text:p>
          </table:table-cell>
        </table:table-row>
        <text:soft-page-break/>
        <table:table-row table:style-name="TableLine93877947863168">
          <table:table-cell table:style-name="Table7.A1" office:value-type="string">
            <text:p text:style-name="Table_20_Contents"><text:a xlink:type="simple" xlink:href="https://www.w3schools.com/python/ref_string_join.asp" text:style-name="Internet_20_link" text:visited-style-name="Visited_20_Internet_20_Link">join()</text:a></text:p>
          </table:table-cell>
          <table:table-cell table:style-name="Table7.A1" office:value-type="string">
            <text:p text:style-name="Table_20_Contents">Joins the elements of an iterable to the end of the string</text:p>
          </table:table-cell>
        </table:table-row>
        <table:table-row table:style-name="TableLine93877947863968">
          <table:table-cell table:style-name="Table7.A1" office:value-type="string">
            <text:p text:style-name="Table_20_Contents"><text:a xlink:type="simple" xlink:href="https://www.w3schools.com/python/ref_string_ljust.asp" text:style-name="Internet_20_link" text:visited-style-name="Visited_20_Internet_20_Link">ljust()</text:a></text:p>
          </table:table-cell>
          <table:table-cell table:style-name="Table7.A1" office:value-type="string">
            <text:p text:style-name="Table_20_Contents">Returns a left justified version of the string</text:p>
          </table:table-cell>
        </table:table-row>
        <table:table-row table:style-name="TableLine93877947864768">
          <table:table-cell table:style-name="Table7.A1" office:value-type="string">
            <text:p text:style-name="Table_20_Contents"><text:a xlink:type="simple" xlink:href="https://www.w3schools.com/python/ref_string_lower.asp" text:style-name="Internet_20_link" text:visited-style-name="Visited_20_Internet_20_Link">lower()</text:a></text:p>
          </table:table-cell>
          <table:table-cell table:style-name="Table7.A1" office:value-type="string">
            <text:p text:style-name="Table_20_Contents">Converts a string into lower case</text:p>
          </table:table-cell>
        </table:table-row>
        <table:table-row table:style-name="TableLine93877947865568">
          <table:table-cell table:style-name="Table7.A1" office:value-type="string">
            <text:p text:style-name="Table_20_Contents"><text:a xlink:type="simple" xlink:href="https://www.w3schools.com/python/ref_string_lstrip.asp" text:style-name="Internet_20_link" text:visited-style-name="Visited_20_Internet_20_Link">lstrip()</text:a></text:p>
          </table:table-cell>
          <table:table-cell table:style-name="Table7.A1" office:value-type="string">
            <text:p text:style-name="Table_20_Contents">Returns a left trim version of the string</text:p>
          </table:table-cell>
        </table:table-row>
        <table:table-row table:style-name="TableLine93877947866368">
          <table:table-cell table:style-name="Table7.A1" office:value-type="string">
            <text:p text:style-name="Table_20_Contents"><text:a xlink:type="simple" xlink:href="https://www.w3schools.com/python/ref_string_maketrans.asp" text:style-name="Internet_20_link" text:visited-style-name="Visited_20_Internet_20_Link">maketrans()</text:a></text:p>
          </table:table-cell>
          <table:table-cell table:style-name="Table7.A1" office:value-type="string">
            <text:p text:style-name="Table_20_Contents">Returns a translation table to be used in translations</text:p>
          </table:table-cell>
        </table:table-row>
        <table:table-row table:style-name="TableLine93877947867200">
          <table:table-cell table:style-name="Table7.A1" office:value-type="string">
            <text:p text:style-name="Table_20_Contents"><text:a xlink:type="simple" xlink:href="https://www.w3schools.com/python/ref_string_partition.asp" text:style-name="Internet_20_link" text:visited-style-name="Visited_20_Internet_20_Link">partition()</text:a></text:p>
          </table:table-cell>
          <table:table-cell table:style-name="Table7.A1" office:value-type="string">
            <text:p text:style-name="Table_20_Contents">Returns a tuple where the string is parted into three parts</text:p>
          </table:table-cell>
        </table:table-row>
        <table:table-row table:style-name="TableLine93877947868032">
          <table:table-cell table:style-name="Table7.A1" office:value-type="string">
            <text:p text:style-name="Table_20_Contents"><text:a xlink:type="simple" xlink:href="https://www.w3schools.com/python/ref_string_replace.asp" text:style-name="Internet_20_link" text:visited-style-name="Visited_20_Internet_20_Link">replace()</text:a></text:p>
          </table:table-cell>
          <table:table-cell table:style-name="Table7.A1" office:value-type="string">
            <text:p text:style-name="Table_20_Contents">Returns a string where a specified value is replaced with a specified value</text:p>
          </table:table-cell>
        </table:table-row>
        <table:table-row table:style-name="TableLine93877947868864">
          <table:table-cell table:style-name="Table7.A1" office:value-type="string">
            <text:p text:style-name="Table_20_Contents"><text:a xlink:type="simple" xlink:href="https://www.w3schools.com/python/ref_string_rfind.asp" text:style-name="Internet_20_link" text:visited-style-name="Visited_20_Internet_20_Link">rfind()</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3877947869696">
          <table:table-cell table:style-name="Table7.A1" office:value-type="string">
            <text:p text:style-name="Table_20_Contents"><text:a xlink:type="simple" xlink:href="https://www.w3schools.com/python/ref_string_rindex.asp" text:style-name="Internet_20_link" text:visited-style-name="Visited_20_Internet_20_Link">rindex()</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3877947870528">
          <table:table-cell table:style-name="Table7.A1" office:value-type="string">
            <text:p text:style-name="Table_20_Contents"><text:a xlink:type="simple" xlink:href="https://www.w3schools.com/python/ref_string_rjust.asp" text:style-name="Internet_20_link" text:visited-style-name="Visited_20_Internet_20_Link">rjust()</text:a></text:p>
          </table:table-cell>
          <table:table-cell table:style-name="Table7.A1" office:value-type="string">
            <text:p text:style-name="Table_20_Contents">Returns a right justified version of the string</text:p>
          </table:table-cell>
        </table:table-row>
        <table:table-row table:style-name="TableLine93877947871360">
          <table:table-cell table:style-name="Table7.A1" office:value-type="string">
            <text:p text:style-name="Table_20_Contents"><text:a xlink:type="simple" xlink:href="https://www.w3schools.com/python/ref_string_rpartition.asp" text:style-name="Internet_20_link" text:visited-style-name="Visited_20_Internet_20_Link">rpartition()</text:a></text:p>
          </table:table-cell>
          <table:table-cell table:style-name="Table7.A1" office:value-type="string">
            <text:p text:style-name="Table_20_Contents">Returns a tuple where the string is parted into three parts</text:p>
          </table:table-cell>
        </table:table-row>
        <table:table-row table:style-name="TableLine93877947872192">
          <table:table-cell table:style-name="Table7.A1" office:value-type="string">
            <text:p text:style-name="Table_20_Contents"><text:a xlink:type="simple" xlink:href="https://www.w3schools.com/python/ref_string_rsplit.asp" text:style-name="Internet_20_link" text:visited-style-name="Visited_20_Internet_20_Link">rsplit()</text:a></text:p>
          </table:table-cell>
          <table:table-cell table:style-name="Table7.A1" office:value-type="string">
            <text:p text:style-name="Table_20_Contents">Splits the string at the specified separator, and returns a list</text:p>
          </table:table-cell>
        </table:table-row>
        <table:table-row table:style-name="TableLine93877947873024">
          <table:table-cell table:style-name="Table7.A1" office:value-type="string">
            <text:p text:style-name="Table_20_Contents"><text:a xlink:type="simple" xlink:href="https://www.w3schools.com/python/ref_string_rstrip.asp" text:style-name="Internet_20_link" text:visited-style-name="Visited_20_Internet_20_Link">rstrip()</text:a></text:p>
          </table:table-cell>
          <table:table-cell table:style-name="Table7.A1" office:value-type="string">
            <text:p text:style-name="Table_20_Contents">Returns a right trim version of the string</text:p>
          </table:table-cell>
        </table:table-row>
        <table:table-row table:style-name="TableLine93877947873856">
          <table:table-cell table:style-name="Table7.A1" office:value-type="string">
            <text:p text:style-name="Table_20_Contents"><text:a xlink:type="simple" xlink:href="https://www.w3schools.com/python/ref_string_split.asp" text:style-name="Internet_20_link" text:visited-style-name="Visited_20_Internet_20_Link">split()</text:a></text:p>
          </table:table-cell>
          <table:table-cell table:style-name="Table7.A1" office:value-type="string">
            <text:p text:style-name="Table_20_Contents">Splits the string at the specified separator, and returns a list</text:p>
          </table:table-cell>
        </table:table-row>
        <table:table-row table:style-name="TableLine93877947874688">
          <table:table-cell table:style-name="Table7.A1" office:value-type="string">
            <text:p text:style-name="Table_20_Contents"><text:a xlink:type="simple" xlink:href="https://www.w3schools.com/python/ref_string_splitlines.asp" text:style-name="Internet_20_link" text:visited-style-name="Visited_20_Internet_20_Link">splitlines()</text:a></text:p>
          </table:table-cell>
          <table:table-cell table:style-name="Table7.A1" office:value-type="string">
            <text:p text:style-name="Table_20_Contents">Splits the string at line breaks and returns a list</text:p>
          </table:table-cell>
        </table:table-row>
        <table:table-row table:style-name="TableLine93877947875520">
          <table:table-cell table:style-name="Table7.A1" office:value-type="string">
            <text:p text:style-name="Table_20_Contents"><text:a xlink:type="simple" xlink:href="https://www.w3schools.com/python/ref_string_startswith.asp" text:style-name="Internet_20_link" text:visited-style-name="Visited_20_Internet_20_Link">startswith()</text:a></text:p>
          </table:table-cell>
          <table:table-cell table:style-name="Table7.A1" office:value-type="string">
            <text:p text:style-name="Table_20_Contents">Returns true if the string starts with the specified value</text:p>
          </table:table-cell>
        </table:table-row>
        <table:table-row table:style-name="TableLine93877947876352">
          <table:table-cell table:style-name="Table7.A1" office:value-type="string">
            <text:p text:style-name="Table_20_Contents"><text:a xlink:type="simple" xlink:href="https://www.w3schools.com/python/ref_string_strip.asp" text:style-name="Internet_20_link" text:visited-style-name="Visited_20_Internet_20_Link">strip()</text:a></text:p>
          </table:table-cell>
          <table:table-cell table:style-name="Table7.A1" office:value-type="string">
            <text:p text:style-name="Table_20_Contents">Returns a trimmed version of the string</text:p>
          </table:table-cell>
        </table:table-row>
        <table:table-row table:style-name="TableLine93877947877184">
          <table:table-cell table:style-name="Table7.A1" office:value-type="string">
            <text:p text:style-name="Table_20_Contents"><text:a xlink:type="simple" xlink:href="https://www.w3schools.com/python/ref_string_swapcase.asp" text:style-name="Internet_20_link" text:visited-style-name="Visited_20_Internet_20_Link">swapcase()</text:a></text:p>
          </table:table-cell>
          <table:table-cell table:style-name="Table7.A1" office:value-type="string">
            <text:p text:style-name="Table_20_Contents">Swaps cases, lower case becomes upper case and vice versa</text:p>
          </table:table-cell>
        </table:table-row>
        <table:table-row table:style-name="TableLine93877947878016">
          <table:table-cell table:style-name="Table7.A1" office:value-type="string">
            <text:p text:style-name="Table_20_Contents"><text:a xlink:type="simple" xlink:href="https://www.w3schools.com/python/ref_string_title.asp" text:style-name="Internet_20_link" text:visited-style-name="Visited_20_Internet_20_Link">title()</text:a></text:p>
          </table:table-cell>
          <table:table-cell table:style-name="Table7.A1" office:value-type="string">
            <text:p text:style-name="Table_20_Contents">Converts the first character of each word to upper case</text:p>
          </table:table-cell>
        </table:table-row>
        <table:table-row table:style-name="TableLine93877947878848">
          <table:table-cell table:style-name="Table7.A1" office:value-type="string">
            <text:p text:style-name="Table_20_Contents"><text:a xlink:type="simple" xlink:href="https://www.w3schools.com/python/ref_string_translate.asp" text:style-name="Internet_20_link" text:visited-style-name="Visited_20_Internet_20_Link">translate()</text:a></text:p>
          </table:table-cell>
          <table:table-cell table:style-name="Table7.A1" office:value-type="string">
            <text:p text:style-name="Table_20_Contents">Returns a translated string</text:p>
          </table:table-cell>
        </table:table-row>
        <table:table-row table:style-name="TableLine93877947879680">
          <table:table-cell table:style-name="Table7.A1" office:value-type="string">
            <text:p text:style-name="Table_20_Contents"><text:a xlink:type="simple" xlink:href="https://www.w3schools.com/python/ref_string_upper.asp" text:style-name="Internet_20_link" text:visited-style-name="Visited_20_Internet_20_Link">upper()</text:a></text:p>
          </table:table-cell>
          <table:table-cell table:style-name="Table7.A1" office:value-type="string">
            <text:p text:style-name="Table_20_Contents">Converts a string into upper case</text:p>
          </table:table-cell>
        </table:table-row>
        <table:table-row table:style-name="TableLine93877947880512">
          <table:table-cell table:style-name="Table7.A1" office:value-type="string">
            <text:p text:style-name="Table_20_Contents"><text:a xlink:type="simple" xlink:href="https://www.w3schools.com/python/ref_string_zfill.asp" text:style-name="Internet_20_link" text:visited-style-name="Visited_20_Internet_20_Link">zfill()</text:a></text:p>
          </table:table-cell>
          <table:table-cell table:style-name="Table7.A1" office:value-type="string">
            <text:p text:style-name="Table_20_Contents">Fills the string with a specified number of 0 values at the beginning</text:p>
          </table:table-cell>
        </table:table-row>
      </table:table>
      <text:p text:style-name="P21"/>
      <text:list xml:id="list3772309507" text:style-name="L12">
        <text:list-item>
          <text:p text:style-name="P161"><text:span text:style-name="T31">Python also has many built-in functions that return a boolean value, like the </text:span><text:span text:style-name="Source_20_Text"><text:span text:style-name="T31">isinstance()</text:span></text:span><text:span text:style-name="T31"> function, which can be used to determine if an object is of a certain data type:</text:span></text:p>
        </text:list-item>
      </text:list>
      <text:p text:style-name="P21"><draw:frame text:anchor-type="paragraph" draw:z-index="9" draw:name="Shape5" draw:style-name="gr33" draw:text-style-name="P196" svg:width="15.29cm" svg:height="1.368cm" svg:x="0.099cm" svg:y="0.127cm"><draw:text-box><text:p>x = 200</text:p><text:p>print(isinstance(x, int)) </text:p></draw:text-box></draw:frame></text:p>
      <text:p text:style-name="P21"/>
      <text:p text:style-name="P21"/>
      <text:p text:style-name="P21"/>
      <text:p text:style-name="P21"/>
      <text:p text:style-name="P21"/>
      <text:p text:style-name="P21"/>
      <text:p text:style-name="P21"/>
      <text:h text:style-name="P64" text:outline-level="1"><text:soft-page-break/>Python Operators</text:h>
      <text:h text:style-name="P86" text:outline-level="2">Python Arithmetic Operators</text:h>
      <text:p text:style-name="P22"/>
      <table:table table:name="Table8" table:style-name="Table8">
        <table:table-column table:style-name="Table8.A"/>
        <table:table-column table:style-name="Table8.B"/>
        <table:table-column table:style-name="Table8.C"/>
        <table:table-row table:style-name="TableLine93877947898608">
          <table:table-cell table:style-name="Table8.A1" office:value-type="string">
            <text:p text:style-name="Table_20_Heading">Operator</text:p>
          </table:table-cell>
          <table:table-cell table:style-name="Table8.A1" office:value-type="string">
            <text:p text:style-name="Table_20_Heading">Name</text:p>
          </table:table-cell>
          <table:table-cell table:style-name="Table8.A1" office:value-type="string">
            <text:p text:style-name="Table_20_Heading">Example</text:p>
          </table:table-cell>
        </table:table-row>
        <table:table-row table:style-name="TableLine93877947904176">
          <table:table-cell table:style-name="Table8.A1" office:value-type="string">
            <text:p text:style-name="Table_20_Contents">+</text:p>
          </table:table-cell>
          <table:table-cell table:style-name="Table8.A1" office:value-type="string">
            <text:p text:style-name="Table_20_Contents">Addition</text:p>
          </table:table-cell>
          <table:table-cell table:style-name="Table8.A1" office:value-type="string">
            <text:p text:style-name="Table_20_Contents">x + y</text:p>
          </table:table-cell>
        </table:table-row>
      </table:table>
      <table:table table:name="Table9" table:style-name="Table9">
        <table:table-column table:style-name="Table9.A"/>
        <table:table-column table:style-name="Table9.B"/>
        <table:table-column table:style-name="Table9.C"/>
        <table:table-row table:style-name="TableLine93877947904816">
          <table:table-cell table:style-name="Table9.A1" office:value-type="string">
            <text:p text:style-name="Table_20_Contents">-</text:p>
          </table:table-cell>
          <table:table-cell table:style-name="Table9.A1" office:value-type="string">
            <text:p text:style-name="Table_20_Contents">Subtraction</text:p>
          </table:table-cell>
          <table:table-cell table:style-name="Table9.A1" office:value-type="string">
            <text:p text:style-name="Table_20_Contents">x - y</text:p>
          </table:table-cell>
        </table:table-row>
        <table:table-row table:style-name="TableLine93877947933280">
          <table:table-cell table:style-name="Table9.A1" office:value-type="string">
            <text:p text:style-name="Table_20_Contents">*</text:p>
          </table:table-cell>
          <table:table-cell table:style-name="Table9.A1" office:value-type="string">
            <text:p text:style-name="Table_20_Contents">Multiplication</text:p>
          </table:table-cell>
          <table:table-cell table:style-name="Table9.A1" office:value-type="string">
            <text:p text:style-name="Table_20_Contents">x * y</text:p>
          </table:table-cell>
        </table:table-row>
        <table:table-row table:style-name="TableLine93877947933632">
          <table:table-cell table:style-name="Table9.A1" office:value-type="string">
            <text:p text:style-name="Table_20_Contents">/</text:p>
          </table:table-cell>
          <table:table-cell table:style-name="Table9.A1" office:value-type="string">
            <text:p text:style-name="Table_20_Contents">Division</text:p>
          </table:table-cell>
          <table:table-cell table:style-name="Table9.A1" office:value-type="string">
            <text:p text:style-name="Table_20_Contents">x / y</text:p>
          </table:table-cell>
        </table:table-row>
        <table:table-row table:style-name="TableLine93877947934384">
          <table:table-cell table:style-name="Table9.A1" office:value-type="string">
            <text:p text:style-name="Table_20_Contents">%</text:p>
          </table:table-cell>
          <table:table-cell table:style-name="Table9.A1" office:value-type="string">
            <text:p text:style-name="Table_20_Contents">Modulus</text:p>
          </table:table-cell>
          <table:table-cell table:style-name="Table9.A1" office:value-type="string">
            <text:p text:style-name="Table_20_Contents">x % y</text:p>
          </table:table-cell>
        </table:table-row>
        <table:table-row table:style-name="TableLine93877947935232">
          <table:table-cell table:style-name="Table9.A1" office:value-type="string">
            <text:p text:style-name="Table_20_Contents">**</text:p>
          </table:table-cell>
          <table:table-cell table:style-name="Table9.A1" office:value-type="string">
            <text:p text:style-name="Table_20_Contents">Exponentiation</text:p>
          </table:table-cell>
          <table:table-cell table:style-name="Table9.A1" office:value-type="string">
            <text:p text:style-name="Table_20_Contents">x ** y</text:p>
          </table:table-cell>
        </table:table-row>
        <table:table-row table:style-name="TableLine93877947936272">
          <table:table-cell table:style-name="Table9.A1" office:value-type="string">
            <text:p text:style-name="Table_20_Contents">//</text:p>
          </table:table-cell>
          <table:table-cell table:style-name="Table9.A1" office:value-type="string">
            <text:p text:style-name="Table_20_Contents">Floor division</text:p>
          </table:table-cell>
          <table:table-cell table:style-name="Table9.A1" office:value-type="string">
            <text:p text:style-name="Table_20_Contents">x // y</text:p>
          </table:table-cell>
        </table:table-row>
      </table:table>
      <text:p text:style-name="P22"/>
      <text:h text:style-name="P86" text:outline-level="2">Python Logical Operators</text:h>
      <text:p text:style-name="P22"/>
      <table:table table:name="Table10" table:style-name="Table10">
        <table:table-column table:style-name="Table10.A"/>
        <table:table-column table:style-name="Table10.B"/>
        <table:table-column table:style-name="Table10.C"/>
        <table:table-row table:style-name="TableLine93877947937456">
          <table:table-cell table:style-name="Table10.A1" office:value-type="string">
            <text:p text:style-name="Table_20_Heading">Operator</text:p>
          </table:table-cell>
          <table:table-cell table:style-name="Table10.A1" office:value-type="string">
            <text:p text:style-name="Table_20_Heading">Description</text:p>
          </table:table-cell>
          <table:table-cell table:style-name="Table10.A1" office:value-type="string">
            <text:p text:style-name="Table_20_Heading">Example</text:p>
          </table:table-cell>
        </table:table-row>
        <table:table-row table:style-name="TableLine93877947944896">
          <table:table-cell table:style-name="Table10.A1" office:value-type="string">
            <text:p text:style-name="Table_20_Contents">and </text:p>
          </table:table-cell>
          <table:table-cell table:style-name="Table10.A1" office:value-type="string">
            <text:p text:style-name="Table_20_Contents">Returns True if both statements are true</text:p>
          </table:table-cell>
          <table:table-cell table:style-name="Table10.A1" office:value-type="string">
            <text:p text:style-name="Table_20_Contents">x &lt; 5 and  x &lt; 10</text:p>
          </table:table-cell>
        </table:table-row>
      </table:table>
      <table:table table:name="Table11" table:style-name="Table11">
        <table:table-column table:style-name="Table11.A"/>
        <table:table-column table:style-name="Table11.B"/>
        <table:table-column table:style-name="Table11.C"/>
        <table:table-row table:style-name="TableLine93877947945360">
          <table:table-cell table:style-name="Table11.A1" office:value-type="string">
            <text:p text:style-name="Table_20_Contents">or</text:p>
          </table:table-cell>
          <table:table-cell table:style-name="Table11.A1" office:value-type="string">
            <text:p text:style-name="Table_20_Contents">Returns True if one of the statements is true</text:p>
          </table:table-cell>
          <table:table-cell table:style-name="Table11.A1" office:value-type="string">
            <text:p text:style-name="Table_20_Contents">x &lt; 5 or x &lt; 4</text:p>
          </table:table-cell>
        </table:table-row>
        <table:table-row table:style-name="TableLine93877947953152">
          <table:table-cell table:style-name="Table11.A1" office:value-type="string">
            <text:p text:style-name="Table_20_Contents">not</text:p>
          </table:table-cell>
          <table:table-cell table:style-name="Table11.A1" office:value-type="string">
            <text:p text:style-name="Table_20_Contents">Reverse the result, returns False if the result is true</text:p>
          </table:table-cell>
          <table:table-cell table:style-name="Table11.A1" office:value-type="string">
            <text:p text:style-name="Table_20_Contents">not(x &lt; 5 and x &lt; 10)</text:p>
          </table:table-cell>
        </table:table-row>
      </table:table>
      <text:p text:style-name="P22"/>
      <text:h text:style-name="P86" text:outline-level="2">Python Identity Operators</text:h>
      <text:p text:style-name="Text_20_body">Identity operators are used to compare the objects, not if they are equal, but if they are actually the same object, with the same memory location:</text:p>
      <text:list xml:id="list4192077797" text:style-name="L13">
        <text:list-item>
          <text:p text:style-name="P162">is </text:p>
        </text:list-item>
        <text:list-item>
          <text:p text:style-name="P162">is not</text:p>
        </text:list-item>
      </text:list>
      <text:p text:style-name="P23"/>
      <text:h text:style-name="P87" text:outline-level="2">Python Membership Operators</text:h>
      <text:p text:style-name="Text_20_body">Membership operators are used to test if a sequence is presented in an object:</text:p>
      <text:p text:style-name="P23"/>
      <table:table table:name="Table12" table:style-name="Table12">
        <table:table-column table:style-name="Table12.A"/>
        <table:table-column table:style-name="Table12.B"/>
        <table:table-column table:style-name="Table12.C"/>
        <table:table-row table:style-name="TableLine93877947954096">
          <table:table-cell table:style-name="Table12.A1" office:value-type="string">
            <text:p text:style-name="Table_20_Heading">Operator</text:p>
          </table:table-cell>
          <table:table-cell table:style-name="Table12.A1" office:value-type="string">
            <text:p text:style-name="Table_20_Heading">Description</text:p>
          </table:table-cell>
          <table:table-cell table:style-name="Table12.A1" office:value-type="string">
            <text:p text:style-name="Table_20_Heading">Example</text:p>
          </table:table-cell>
        </table:table-row>
        <table:table-row table:style-name="TableLine93877947982064">
          <table:table-cell table:style-name="Table12.A1" office:value-type="string">
            <text:p text:style-name="Table_20_Contents">in</text:p>
          </table:table-cell>
          <table:table-cell table:style-name="Table12.A1" office:value-type="string">
            <text:p text:style-name="Table_20_Contents">Returns True if a sequence with the specified value is present in the object</text:p>
            <text:p text:style-name="Table_20_Contents"/>
          </table:table-cell>
          <table:table-cell table:style-name="Table12.A1" office:value-type="string">
            <text:p text:style-name="Table_20_Contents">x in y</text:p>
          </table:table-cell>
        </table:table-row>
      </table:table>
      <table:table table:name="Table13" table:style-name="Table13">
        <table:table-column table:style-name="Table13.A"/>
        <table:table-column table:style-name="Table13.B"/>
        <table:table-column table:style-name="Table13.C"/>
        <table:table-row table:style-name="TableLine93877947982416">
          <table:table-cell table:style-name="Table13.A1" office:value-type="string">
            <text:p text:style-name="Table_20_Contents">not in</text:p>
          </table:table-cell>
          <table:table-cell table:style-name="Table13.A1" office:value-type="string">
            <text:p text:style-name="Table_20_Contents">Returns True if a sequence with the specified value is not present in the object</text:p>
          </table:table-cell>
          <table:table-cell table:style-name="Table13.A1" office:value-type="string">
            <text:p text:style-name="Table_20_Contents">x not in y</text:p>
          </table:table-cell>
        </table:table-row>
      </table:table>
      <text:p text:style-name="P23"/>
      <text:h text:style-name="P87" text:outline-level="2"><text:soft-page-break/>Python Bitwise Operators</text:h>
      <text:p text:style-name="Text_20_body">Bitwise operators are used to compare (binary) numbers:</text:p>
      <table:table table:name="Table14" table:style-name="Table14">
        <table:table-column table:style-name="Table14.A"/>
        <table:table-column table:style-name="Table14.B"/>
        <table:table-column table:style-name="Table14.C"/>
        <table:table-row table:style-name="TableLine93877947988496">
          <table:table-cell table:style-name="Table14.A1" office:value-type="string">
            <text:p text:style-name="Table_20_Heading">Operator</text:p>
          </table:table-cell>
          <table:table-cell table:style-name="Table14.A1" office:value-type="string">
            <text:p text:style-name="Table_20_Heading">Name</text:p>
          </table:table-cell>
          <table:table-cell table:style-name="Table14.A1" office:value-type="string">
            <text:p text:style-name="Table_20_Heading">Description</text:p>
          </table:table-cell>
        </table:table-row>
        <table:table-row table:style-name="TableLine93877948009312">
          <table:table-cell table:style-name="Table14.A1" office:value-type="string">
            <text:p text:style-name="Table_20_Contents">&amp;</text:p>
          </table:table-cell>
          <table:table-cell table:style-name="Table14.A1" office:value-type="string">
            <text:p text:style-name="Table_20_Contents">AND</text:p>
          </table:table-cell>
          <table:table-cell table:style-name="Table14.A1" office:value-type="string">
            <text:p text:style-name="Table_20_Contents">Sets each bit to 1 if both bits are 1</text:p>
          </table:table-cell>
        </table:table-row>
        <table:table-row table:style-name="TableLine93877948009776">
          <table:table-cell table:style-name="Table14.A1" office:value-type="string">
            <text:p text:style-name="Table_20_Contents">|</text:p>
          </table:table-cell>
          <table:table-cell table:style-name="Table14.A1" office:value-type="string">
            <text:p text:style-name="Table_20_Contents">OR</text:p>
          </table:table-cell>
          <table:table-cell table:style-name="Table14.A1" office:value-type="string">
            <text:p text:style-name="Table_20_Contents">Sets each bit to 1 if one of two bits is 1</text:p>
          </table:table-cell>
        </table:table-row>
        <table:table-row table:style-name="TableLine93877948010528">
          <table:table-cell table:style-name="Table14.A1" office:value-type="string">
            <text:p text:style-name="Table_20_Contents">^</text:p>
          </table:table-cell>
          <table:table-cell table:style-name="Table14.A1" office:value-type="string">
            <text:p text:style-name="Table_20_Contents">XOR</text:p>
          </table:table-cell>
          <table:table-cell table:style-name="Table14.A1" office:value-type="string">
            <text:p text:style-name="Table_20_Contents">Sets each bit to 1 if only one of two bits is 1</text:p>
          </table:table-cell>
        </table:table-row>
        <table:table-row table:style-name="TableLine93877948011376">
          <table:table-cell table:style-name="Table14.A1" office:value-type="string">
            <text:p text:style-name="Table_20_Contents">~</text:p>
          </table:table-cell>
          <table:table-cell table:style-name="Table14.A1" office:value-type="string">
            <text:p text:style-name="Table_20_Contents">NOT</text:p>
          </table:table-cell>
          <table:table-cell table:style-name="Table14.A1" office:value-type="string">
            <text:p text:style-name="Table_20_Contents">Inverts all the bits</text:p>
          </table:table-cell>
        </table:table-row>
        <table:table-row table:style-name="TableLine93877948012416">
          <table:table-cell table:style-name="Table14.A1" office:value-type="string">
            <text:p text:style-name="Table_20_Contents">&lt;&lt;</text:p>
          </table:table-cell>
          <table:table-cell table:style-name="Table14.A1" office:value-type="string">
            <text:p text:style-name="Table_20_Contents">Zero fill left shift</text:p>
          </table:table-cell>
          <table:table-cell table:style-name="Table14.A1" office:value-type="string">
            <text:p text:style-name="Table_20_Contents">Shift left by pushing zeros in from the right and let the leftmost bits fall off</text:p>
          </table:table-cell>
        </table:table-row>
        <table:table-row table:style-name="TableLine93877948013328">
          <table:table-cell table:style-name="Table14.A1" office:value-type="string">
            <text:p text:style-name="Table_20_Contents">&gt;&gt;</text:p>
          </table:table-cell>
          <table:table-cell table:style-name="Table14.A1" office:value-type="string">
            <text:p text:style-name="Table_20_Contents">Signed right shift</text:p>
          </table:table-cell>
          <table:table-cell table:style-name="Table14.A1" office:value-type="string">
            <text:p text:style-name="Table_20_Contents">Shift right by pushing copies of the leftmost bit in from the left, and let the rightmost bits fall off</text:p>
          </table:table-cell>
        </table:table-row>
      </table:table>
      <text:p text:style-name="P23"/>
      <text:h text:style-name="P65" text:outline-level="1">Python Lists</text:h>
      <text:p text:style-name="P23"/>
      <text:list xml:id="list4146273585" text:style-name="L14">
        <text:list-item>
          <text:p text:style-name="P163">List items are ordered, changeable, and allow duplicate values.</text:p>
        </text:list-item>
        <text:list-item>
          <text:p text:style-name="P167">List items are indexed, the first item has index <text:span text:style-name="Source_20_Text">[0]</text:span>, the second item has index <text:span text:style-name="Source_20_Text">[1]</text:span> etc.</text:p>
        </text:list-item>
        <text:list-item>
          <text:p text:style-name="P163"><draw:frame text:anchor-type="paragraph" draw:z-index="10" draw:name="Shape6" draw:style-name="gr32" draw:text-style-name="P196" svg:width="10.886cm" svg:height="3.248cm" svg:x="1.702cm" svg:y="0.478cm"><draw:text-box><text:p>list1 = ["apple", "banana", "cherry"]</text:p><text:p>list2 = [1, 5, 7, 9, 3]</text:p><text:p>list3 = [True, False, False]</text:p><text:p>list4 = ["abc", 34, True, 40, "male"]</text:p></draw:text-box></draw:frame>A list can contain <text:span text:style-name="T32">same or </text:span>different data types</text:p>
          <text:p text:style-name="P163"/>
        </text:list-item>
      </text:list>
      <text:p text:style-name="P23"/>
      <text:p text:style-name="P23"/>
      <text:p text:style-name="P23"/>
      <text:p text:style-name="P23"/>
      <text:h text:style-name="P87" text:outline-level="2">The list() Constructor</text:h>
      <text:p text:style-name="Text_20_body">It is also possible to use the list() constructor when creating a new list.</text:p>
      <text:p text:style-name="P23"><draw:frame text:anchor-type="paragraph" draw:z-index="11" draw:name="Shape6_0" draw:style-name="gr31" draw:text-style-name="P196" svg:width="14.514cm" svg:height="1.601cm" svg:x="0.099cm" svg:y="0.125cm"><draw:text-box><text:p>thislist = list(("apple", "banana", "cherry")) # note the double round-brackets</text:p><text:p>print(thislist)</text:p></draw:text-box></draw:frame></text:p>
      <text:p text:style-name="P23"/>
      <text:p text:style-name="P23"/>
      <text:h text:style-name="P65" text:outline-level="1">Python - Access List Items</text:h>
      <text:p text:style-name="P23"/>
      <text:p text:style-name="P28">List items are indexed and you can access them by referring to the index number:</text:p>
      <text:list xml:id="list2696748401" text:style-name="L15">
        <text:list-item>
          <text:p text:style-name="P191">listname[index]</text:p>
        </text:list-item>
        <text:list-item>
          <text:p text:style-name="P191">listname[start:end]</text:p>
        </text:list-item>
        <text:list-item>
          <text:p text:style-name="P191">listname[:end]</text:p>
        </text:list-item>
        <text:list-item>
          <text:p text:style-name="P191"><text:soft-page-break/>listname[start:]</text:p>
        </text:list-item>
        <text:list-item>
          <text:p text:style-name="P191">listname[-index_from_end:-index_from_end]</text:p>
        </text:list-item>
      </text:list>
      <text:p text:style-name="P43"/>
      <text:p text:style-name="P43"/>
      <text:h text:style-name="P93" text:outline-level="2">Check if Item Exists</text:h>
      <text:p text:style-name="Text_20_body">To determine if a specified item is present in a list use the <text:span text:style-name="Source_20_Text">in</text:span> keyword:</text:p>
      <text:p text:style-name="P43"/>
      <text:p text:style-name="P34"><draw:frame text:anchor-type="paragraph" draw:z-index="12" draw:name="Shape6_1" draw:style-name="gr30" draw:text-style-name="P196" svg:width="12.002cm" svg:height="1.916cm" svg:x="0.125cm" svg:y="-0.056cm"><draw:text-box><text:p>thislist = ["apple", "banana", "cherry"]</text:p><text:p>if "apple" in thislist:</text:p><text:p><text:tab/>print("Yes, 'apple' is in the fruits list") </text:p></draw:text-box></draw:frame></text:p>
      <text:p text:style-name="P34"/>
      <text:p text:style-name="P34"/>
      <text:h text:style-name="P89" text:outline-level="2">Change Item Value</text:h>
      <text:list xml:id="list100440728" text:style-name="L16">
        <text:list-item>
          <text:p text:style-name="P168">To change the value of a specific item, refer to the index number:</text:p>
          <text:p text:style-name="P122">thislist = [<text:span text:style-name="T13">"apple"</text:span>, <text:span text:style-name="T13">"banana"</text:span>, <text:span text:style-name="T13">"cherry"</text:span>]<text:line-break/>thislist[<text:span text:style-name="T9">1</text:span>] = <text:span text:style-name="T13">"blackcurrant"</text:span></text:p>
        </text:list-item>
        <text:list-item>
          <text:p text:style-name="P122">To change the value of items within a specific range, define a list with the new values, and refer to the range of index numbers where you want to insert the new values:</text:p>
          <text:p text:style-name="P122">thislist = [<text:span text:style-name="T13">"apple"</text:span>, <text:span text:style-name="T13">"banana"</text:span>, <text:span text:style-name="T13">"cherry"</text:span>, <text:span text:style-name="T13">"orange"</text:span>, <text:span text:style-name="T13">"kiwi"</text:span>, <text:span text:style-name="T13">"mango"</text:span>]<text:line-break/>thislist[<text:span text:style-name="T9">1</text:span>:<text:span text:style-name="T9">3</text:span>] = [<text:span text:style-name="T13">"blackcurrant"</text:span>, <text:span text:style-name="T13">"watermelon"</text:span>]</text:p>
        </text:list-item>
      </text:list>
      <text:list xml:id="list16565320" text:style-name="L17">
        <text:list-item>
          <text:p text:style-name="P169"><text:span text:style-name="T20">If you insert </text:span><text:span text:style-name="Emphasis"><text:span text:style-name="T20">more</text:span></text:span><text:span text:style-name="T20"> items than you replace, the new items will be inserted where you specified, and the remaining items will move accordingly:</text:span></text:p>
          <text:p text:style-name="P123"><draw:frame text:anchor-type="paragraph" draw:z-index="14" draw:name="Shape6_3" draw:style-name="gr28" draw:text-style-name="P199" svg:width="16.571cm" svg:height="3.243cm" svg:x="1.12cm" svg:y="-0.222cm"><draw:text-box><text:p><text:span text:style-name="T44">thislist = ["apple", "banana", "cherry"]</text:span></text:p><text:p><text:span text:style-name="T44">thislist[1:2] = ["blackcurrant", "watermelon"]</text:span></text:p><text:p><text:span text:style-name="T44"/></text:p><text:p><text:span text:style-name="T44">OUTPUT : </text:span></text:p><text:p><text:span text:style-name="T44">['apple', 'blackcurrant', 'watermelon', 'cherry']</text:span></text:p></draw:text-box></draw:frame></text:p>
        </text:list-item>
      </text:list>
      <text:p text:style-name="P5"/>
      <text:p text:style-name="P5"/>
      <text:p text:style-name="P5"/>
      <text:p text:style-name="P5"/>
      <text:list xml:id="list234343031844088" text:continue-numbering="true" text:style-name="L17">
        <text:list-item>
          <text:p text:style-name="P170"><text:span text:style-name="T19">If you insert </text:span><text:span text:style-name="Emphasis"><text:span text:style-name="T19">less</text:span></text:span><text:span text:style-name="T19"> items than you replace, the </text:span><text:span text:style-name="T21">existing items in list will be removed.</text:span></text:p>
        </text:list-item>
      </text:list>
      <text:p text:style-name="P8"/>
      <text:p text:style-name="P8"><draw:frame text:anchor-type="paragraph" draw:z-index="13" draw:name="Shape6_2" draw:style-name="gr29" draw:text-style-name="P199" svg:width="16.631cm" svg:height="1.978cm" svg:x="1.097cm" svg:y="-0.219cm"><draw:text-box><text:p><text:span text:style-name="T44">thislist = ["apple", "banana", "cherry","mango","papita"]</text:span></text:p><text:p><text:span text:style-name="T44">thislist[1:9] = ["blackcurrant"]</text:span></text:p><text:p><text:span text:style-name="T44"/></text:p><text:p><text:span text:style-name="T45">OUTPUT : ['apple', 'blackcurrant']</text:span></text:p></draw:text-box></draw:frame></text:p>
      <text:p text:style-name="P8"/>
      <text:p text:style-name="P8"/>
      <text:list xml:id="list234341210302079" text:continue-numbering="true" text:style-name="L17">
        <text:list-item>
          <text:p text:style-name="P171">To insert a new list item, without replacing any of the existing values, we can use the insert() method.</text:p>
        </text:list-item>
        <text:list-item>
          <text:p text:style-name="P171">The insert() method inserts an item at the specified index:</text:p>
        </text:list-item>
        <text:list-item>
          <text:p text:style-name="P123"><text:soft-page-break/>thislist = [<text:span text:style-name="T13">"apple"</text:span>, <text:span text:style-name="T13">"banana"</text:span>, <text:span text:style-name="T13">"cherry"</text:span>]<text:line-break/>thislist.insert(<text:span text:style-name="T9">2</text:span>, <text:span text:style-name="T13">"watermelon"</text:span>)<text:line-break/><text:span text:style-name="T6">print</text:span>(thislist)</text:p>
          <text:p text:style-name="P123"/>
        </text:list-item>
      </text:list>
      <text:list xml:id="list3101153530" text:style-name="L18">
        <text:list-item>
          <text:p text:style-name="P124">To add an item to the end of the list, use the append() method:</text:p>
        </text:list-item>
        <text:list-item>
          <text:p text:style-name="P124">thislist.append(<text:span text:style-name="T13">"orange"</text:span>)</text:p>
        </text:list-item>
        <text:list-item>
          <text:p text:style-name="P124">To append elements from <text:span text:style-name="Emphasis">another list</text:span> to the current list, use the <text:span text:style-name="Source_20_Text">extend()</text:span> method.</text:p>
        </text:list-item>
      </text:list>
      <text:p text:style-name="P5"><draw:frame text:anchor-type="paragraph" draw:z-index="15" draw:name="Shape6_4" draw:style-name="gr27" draw:text-style-name="P199" svg:width="16.7cm" svg:height="2.239cm" svg:x="0.991cm" svg:y="-0.222cm"><draw:text-box><text:p><text:span text:style-name="T44">thislist = ["apple", "banana", "cherry"]</text:span></text:p><text:p><text:span text:style-name="T44">tropical = ["mango", "pineapple", "papaya"]</text:span></text:p><text:p><text:span text:style-name="T44">thislist.extend(tropical)</text:span></text:p></draw:text-box></draw:frame></text:p>
      <text:p text:style-name="P5"/>
      <text:p text:style-name="P5"/>
      <text:list xml:id="list234342615065261" text:continue-numbering="true" text:style-name="L18">
        <text:list-item>
          <text:p text:style-name="P124">The <text:span text:style-name="Source_20_Text">extend()</text:span> method does not have to append <text:span text:style-name="Emphasis">lists</text:span>, you can add any iterable object (tuples, sets, dictionaries etc.)</text:p>
        </text:list-item>
      </text:list>
      <text:p text:style-name="P5"><draw:frame text:anchor-type="paragraph" draw:z-index="16" draw:name="Shape6_5" draw:style-name="gr19" draw:text-style-name="P199" svg:width="16.7cm" svg:height="3.46cm" svg:x="1.083cm" svg:y="0.139cm"><draw:text-box><text:p><text:span text:style-name="T44">thislist = ["apple", "banana", "cherry"]</text:span></text:p><text:p><text:span text:style-name="T44">thistuple = {"kiwi":2, "orange":5}</text:span></text:p><text:p><text:span text:style-name="T44"/></text:p><text:p><text:span text:style-name="T44">thislist.extend(thistuple)</text:span></text:p><text:p><text:span text:style-name="T44"/></text:p><text:p><text:span text:style-name="T44">Output : </text:span><text:span text:style-name="T44"><text:tab/></text:span><text:span text:style-name="T44">['apple', 'banana', 'cherry', 'kiwi', 'orange']</text:span></text:p><text:p><text:span text:style-name="T44"/></text:p></draw:text-box></draw:frame></text:p>
      <text:p text:style-name="P5"/>
      <text:p text:style-name="P5"/>
      <text:p text:style-name="P5"/>
      <text:p text:style-name="P5"/>
      <text:p text:style-name="P5"/>
      <text:h text:style-name="P67" text:outline-level="1">Python - Remove List Items</text:h>
      <table:table table:name="Table15" table:style-name="Table15">
        <table:table-column table:style-name="Table15.A"/>
        <table:table-column table:style-name="Table15.B"/>
        <table:table-row table:style-name="TableLine93877948294736">
          <table:table-cell table:style-name="Table15.A1" office:value-type="string">
            <text:p text:style-name="P5">The <text:span text:style-name="Source_20_Text">remove()</text:span> method removes the specified item.</text:p>
          </table:table-cell>
          <table:table-cell table:style-name="Table15.B1" office:value-type="string">
            <text:p text:style-name="P5">thislist.remove(<text:span text:style-name="T13">"banana"</text:span>)</text:p>
          </table:table-cell>
        </table:table-row>
        <table:table-row table:style-name="TableLine93877948267984">
          <table:table-cell table:style-name="Table15.A2" office:value-type="string">
            <text:p text:style-name="P5">The <text:span text:style-name="Source_20_Text">pop()</text:span> method removes the specified index.</text:p>
          </table:table-cell>
          <table:table-cell table:style-name="Table15.B2" office:value-type="string">
            <text:p text:style-name="P5">thislist.pop(<text:span text:style-name="T9">1</text:span>)</text:p>
          </table:table-cell>
        </table:table-row>
        <table:table-row table:style-name="TableLine93877948296032">
          <table:table-cell table:style-name="Table15.A2" office:value-type="string">
            <text:p text:style-name="P5">If you do not specify the index, the <text:span text:style-name="Source_20_Text">pop()</text:span> method removes the last item.</text:p>
          </table:table-cell>
          <table:table-cell table:style-name="Table15.B2" office:value-type="string">
            <text:p text:style-name="P5">thislist.pop()</text:p>
          </table:table-cell>
        </table:table-row>
        <table:table-row table:style-name="TableLine93877948329152">
          <table:table-cell table:style-name="Table15.A2" office:value-type="string">
            <text:p text:style-name="P5">The <text:span text:style-name="Source_20_Text">del</text:span> keyword also removes the specified index:</text:p>
          </table:table-cell>
          <table:table-cell table:style-name="Table15.B2" office:value-type="string">
            <text:p text:style-name="P5"><text:span text:style-name="T6">del</text:span> thislist[<text:span text:style-name="T9">0</text:span>]</text:p>
          </table:table-cell>
        </table:table-row>
        <table:table-row table:style-name="TableLine93877948331744">
          <table:table-cell table:style-name="Table15.A2" office:value-type="string">
            <text:p text:style-name="P5">The <text:span text:style-name="Source_20_Text">del</text:span> keyword can also delete the list completely.</text:p>
          </table:table-cell>
          <table:table-cell table:style-name="Table15.B2" office:value-type="string">
            <text:p text:style-name="P5"><text:span text:style-name="T6">del</text:span> thislist </text:p>
          </table:table-cell>
        </table:table-row>
        <table:table-row table:style-name="TableLine93877948351328">
          <table:table-cell table:style-name="Table15.A2" office:value-type="string">
            <text:p text:style-name="P35"><text:span text:style-name="T19">The </text:span><text:span text:style-name="Source_20_Text"><text:span text:style-name="T19">clear()</text:span></text:span><text:span text:style-name="T19"> method empties the list.</text:span>The list still remains, but it has no content.</text:p>
          </table:table-cell>
          <table:table-cell table:style-name="Table15.B2" office:value-type="string">
            <text:p text:style-name="P6">thislist.clear()</text:p>
          </table:table-cell>
        </table:table-row>
      </table:table>
      <text:p text:style-name="P5"/>
      <text:h text:style-name="P77" text:outline-level="2"><text:soft-page-break/>Loop Through a List</text:h>
      <text:p text:style-name="P5"/>
      <text:p text:style-name="P5">thislist = [<text:span text:style-name="T13">"apple"</text:span>, <text:span text:style-name="T13">"banana"</text:span>, <text:span text:style-name="T13">"cherry"</text:span>]<text:line-break/><text:span text:style-name="T6">for</text:span> x <text:span text:style-name="T6">in</text:span> thislist:<text:line-break/> <text:span text:style-name="T6">print</text:span>(x) </text:p>
      <text:p text:style-name="P5"/>
      <text:h text:style-name="P77" text:outline-level="2">Loop Through the Index Numbers</text:h>
      <text:p text:style-name="P5"/>
      <text:p text:style-name="P5">thislist = [<text:span text:style-name="T13">"apple"</text:span>, <text:span text:style-name="T13">"banana"</text:span>, <text:span text:style-name="T13">"cherry"</text:span>]<text:line-break/><text:span text:style-name="T6">for</text:span> i <text:span text:style-name="T6">in</text:span> <text:span text:style-name="T6">range</text:span>(<text:span text:style-name="T6">len</text:span>(thislist)):<text:line-break/>  <text:span text:style-name="T6">print</text:span>(thislist[i]) </text:p>
      <text:p text:style-name="P5"/>
      <text:h text:style-name="P77" text:outline-level="2">Using a While Loop</text:h>
      <text:p text:style-name="P5">thislist = [<text:span text:style-name="T13">"apple"</text:span>, <text:span text:style-name="T13">"banana"</text:span>, <text:span text:style-name="T13">"cherry"</text:span>]<text:line-break/>i = <text:span text:style-name="T9">0</text:span><text:line-break/><text:span text:style-name="T6">while</text:span> i &lt; <text:span text:style-name="T6">len</text:span>(thislist):<text:line-break/>  <text:span text:style-name="T6">print</text:span>(thislist[i])<text:line-break/>  i = i + <text:span text:style-name="T9">1</text:span></text:p>
      <text:p text:style-name="P37"/>
      <text:h text:style-name="Heading_20_3" text:outline-level="3">Looping Using List Comprehension</text:h>
      <text:p text:style-name="P3">thislist = [<text:span text:style-name="T13">"apple"</text:span>, <text:span text:style-name="T13">"banana"</text:span>, <text:span text:style-name="T13">"cherry"</text:span>]<text:line-break/>[<text:span text:style-name="T6">print</text:span>(x) <text:span text:style-name="T6">for</text:span> x <text:span text:style-name="T6">in</text:span> thislist] </text:p>
      <text:p text:style-name="P3"/>
      <text:h text:style-name="P66" text:outline-level="1">Python - List Comprehension</text:h>
      <text:p text:style-name="P3">List comprehension offers a shorter syntax when you want to create a new list based on the values of an existing list.</text:p>
      <text:p text:style-name="P3"><draw:frame text:anchor-type="paragraph" draw:z-index="17" draw:name="Shape6_6" draw:style-name="gr26" draw:text-style-name="P199" svg:width="8.863cm" svg:height="6.178cm" svg:x="-0.31cm" svg:y="0.296cm"><draw:text-box><text:p><text:span text:style-name="T44">fruits = ["apple", "banana", "cherry", "kiwi", "mango"]</text:span></text:p><text:p><text:span text:style-name="T44">newlist = []</text:span></text:p><text:p><text:span text:style-name="T44"/></text:p><text:p><text:span text:style-name="T44">for x in fruits:</text:span></text:p><text:p><text:span text:style-name="T44"><text:s text:c="2"/></text:span><text:span text:style-name="T44">if "a" in x:</text:span></text:p><text:p><text:span text:style-name="T44"><text:s text:c="4"/></text:span><text:span text:style-name="T44">newlist.append(x)</text:span></text:p><text:p><text:span text:style-name="T44"/></text:p><text:p><text:span text:style-name="T44">print(newlist) </text:span></text:p></draw:text-box></draw:frame><draw:frame text:anchor-type="paragraph" draw:z-index="18" draw:name="Shape6_7" draw:style-name="gr26" draw:text-style-name="P199" svg:width="8.863cm" svg:height="6.178cm" svg:x="9.417cm" svg:y="0.254cm"><draw:text-box><text:p><text:span text:style-name="T44">fruits = ["apple", "banana", "cherry", "kiwi", "mango"]</text:span></text:p><text:p><text:span text:style-name="T44"/></text:p><text:p><text:span text:style-name="T44">newlist = [x for x in fruits if "a" in x]</text:span></text:p><text:p><text:span text:style-name="T44"/></text:p><text:p><text:span text:style-name="T44">print(newlist) </text:span></text:p></draw:text-box></draw:frame></text:p>
      <text:p text:style-name="P3"/>
      <text:p text:style-name="P3"/>
      <text:p text:style-name="P3"/>
      <text:p text:style-name="P3"/>
      <text:p text:style-name="P3"/>
      <text:p text:style-name="P3"/>
      <text:p text:style-name="P3"><text:soft-page-break/></text:p>
      <text:p text:style-name="P3"/>
      <text:h text:style-name="P75" text:outline-level="2">The Syntax</text:h>
      <text:p text:style-name="P42"><text:span text:style-name="T16">newlist = [</text:span><text:span text:style-name="Emphasis"><text:span text:style-name="T16">expression</text:span></text:span><text:span text:style-name="T16"> </text:span><text:span text:style-name="T6">for</text:span><text:span text:style-name="T16"> </text:span><text:span text:style-name="Emphasis"><text:span text:style-name="T16">item</text:span></text:span><text:span text:style-name="T16"> </text:span><text:span text:style-name="T6">in</text:span><text:span text:style-name="T16"> </text:span><text:span text:style-name="Emphasis"><text:span text:style-name="T16">iterable</text:span></text:span><text:span text:style-name="T16"> </text:span><text:span text:style-name="T6">if</text:span><text:span text:style-name="T16"> </text:span><text:span text:style-name="Emphasis"><text:span text:style-name="T16">condition</text:span></text:span><text:span text:style-name="T16"> == </text:span><text:span text:style-name="T6">True</text:span><text:span text:style-name="T16">]</text:span></text:p>
      <text:p text:style-name="P7"/>
      <text:p text:style-name="P10">in other words: add expression in newlist if condition is true</text:p>
      <text:p text:style-name="P7">expression is current list item which can be modified;</text:p>
      <text:p text:style-name="P49">eg:</text:p>
      <text:p text:style-name="P49"/>
      <text:p text:style-name="P49">newlist = [x <text:span text:style-name="T6">for</text:span> x <text:span text:style-name="T6">in</text:span> fruits <text:span text:style-name="T6">if</text:span> x != <text:span text:style-name="T13">"apple"</text:span>] </text:p>
      <text:p text:style-name="P49"/>
      <text:p text:style-name="P49">newlist = [x <text:span text:style-name="T6">for</text:span> x <text:span text:style-name="T6">in</text:span> fruits] </text:p>
      <text:p text:style-name="P49"/>
      <text:p text:style-name="P49">newlist = [x <text:span text:style-name="T6">for</text:span> x <text:span text:style-name="T6">in</text:span> <text:span text:style-name="T6">range</text:span>(<text:span text:style-name="T9">10</text:span>)] </text:p>
      <text:p text:style-name="P49"/>
      <text:p text:style-name="P49">newlist = [x <text:span text:style-name="T6">for</text:span> x <text:span text:style-name="T6">in</text:span> <text:span text:style-name="T6">range</text:span>(<text:span text:style-name="T9">10</text:span>) <text:span text:style-name="T6">if</text:span> x &lt; <text:span text:style-name="T9">5</text:span>] </text:p>
      <text:p text:style-name="P49"/>
      <text:p text:style-name="P49">newlist = [x.upper() <text:span text:style-name="T6">for</text:span> x <text:span text:style-name="T6">in</text:span> fruits] </text:p>
      <text:p text:style-name="P49"/>
      <text:p text:style-name="P49">newlist = [<text:span text:style-name="T13">'hello'</text:span> <text:span text:style-name="T6">for</text:span> x <text:span text:style-name="T6">in</text:span> fruits] </text:p>
      <text:p text:style-name="P49"/>
      <text:p text:style-name="P49">newlist = [x <text:span text:style-name="T6">if</text:span> x != <text:span text:style-name="T13">"banana"</text:span> <text:span text:style-name="T6">else</text:span> <text:span text:style-name="T13">"orange"</text:span> <text:span text:style-name="T6">for</text:span> x <text:span text:style-name="T6">in</text:span> fruits] </text:p>
      <text:p text:style-name="P49"/>
      <text:p text:style-name="P49"/>
      <text:p text:style-name="P49"/>
      <text:h text:style-name="P78" text:outline-level="2">Sort List Alphanumerically</text:h>
      <text:p text:style-name="P49"/>
      <text:list xml:id="list3752177810" text:style-name="L19">
        <text:list-item>
          <text:p text:style-name="P172"><text:span text:style-name="T22">List objects have a </text:span><text:span text:style-name="Source_20_Text"><text:span text:style-name="T22">sort()</text:span></text:span><text:span text:style-name="T22"> method that will sort the list alphanumerically, ascending, by default:</text:span></text:p>
          <text:list>
            <text:list-item>
              <text:p text:style-name="P125">thislist.sort()</text:p>
            </text:list-item>
          </text:list>
        </text:list-item>
        <text:list-item>
          <text:p text:style-name="P172"><text:span text:style-name="T22">To sort descending, use the keyword argument </text:span><text:span text:style-name="Source_20_Text"><text:span text:style-name="T22">reverse = True</text:span></text:span><text:span text:style-name="T22">:</text:span></text:p>
          <text:list>
            <text:list-item>
              <text:p text:style-name="P129"><text:span text:style-name="T33">thislist.sort(reverse = </text:span><text:span text:style-name="T7">True</text:span><text:span text:style-name="T33">)</text:span></text:p>
            </text:list-item>
          </text:list>
        </text:list-item>
      </text:list>
      <text:h text:style-name="P78" text:outline-level="2"/>
      <text:h text:style-name="P78" text:outline-level="2"/>
      <text:h text:style-name="P78" text:outline-level="2"/>
      <text:p text:style-name="P7"/>
      <text:p text:style-name="P7"/>
      <text:h text:style-name="P78" text:outline-level="2"><text:soft-page-break/>Customize Sort Function</text:h>
      <text:p text:style-name="P7">You can also customize your own function by using the keyword argument <text:span text:style-name="Source_20_Text">key =</text:span><text:span text:style-name="Source_20_Text"><text:span text:style-name="Emphasis"> function</text:span></text:span>.</text:p>
      <text:p text:style-name="P7">The function will return a number that will be used to sort the list (the lowest number first):</text:p>
      <text:p text:style-name="P7">Sort the list based on how close the number is to 50:</text:p>
      <text:p text:style-name="P7"><draw:frame text:anchor-type="paragraph" draw:z-index="19" draw:name="Shape6_8" draw:style-name="gr25" draw:text-style-name="P198" svg:width="7.404cm" svg:height="4.007cm" svg:x="2.092cm" svg:y="0.051cm"><draw:text-box><text:p text:style-name="P197"><text:span text:style-name="T43">def myfunc(n):</text:span></text:p><text:p text:style-name="P197"><text:span text:style-name="T43"><text:s text:c="2"/></text:span><text:span text:style-name="T43">return abs(n - 50)</text:span></text:p><text:p text:style-name="P197"><text:span text:style-name="T43"/></text:p><text:p text:style-name="P197"><text:span text:style-name="T43">thislist = [100, 50, 65, 82, 23]</text:span></text:p><text:p text:style-name="P197"><text:span text:style-name="T43">thislist.sort(key = myfunc)</text:span></text:p><text:p text:style-name="P197"><text:span text:style-name="T43">print(thislist)</text:span></text:p></draw:text-box></draw:frame></text:p>
      <text:p text:style-name="P44"/>
      <text:p text:style-name="P49"/>
      <text:p text:style-name="P49"/>
      <text:p text:style-name="P7"/>
      <text:p text:style-name="P7"/>
      <text:p text:style-name="P7"/>
      <text:h text:style-name="P78" text:outline-level="2">Case Insensitive Sort</text:h>
      <text:p text:style-name="P7">By default the <text:span text:style-name="Source_20_Text">sort()</text:span> method is case sensitive, resulting in all capital letters being sorted before lower case letters:</text:p>
      <text:p text:style-name="P7">Luckily we can use built-in functions as key functions when sorting a list.</text:p>
      <text:p text:style-name="P7"><draw:frame text:anchor-type="paragraph" draw:z-index="20" draw:name="Shape6_9" draw:style-name="gr24" draw:text-style-name="P198" svg:width="11.956cm" svg:height="2.105cm" svg:x="0.265cm" svg:y="0.249cm"><draw:text-box><text:p text:style-name="P197"><text:span text:style-name="T43">thislist = ["banana", "Orange", "Kiwi", "cherry"]</text:span></text:p><text:p text:style-name="P197"><text:span text:style-name="T43">thislist.sort(key = str.lower)</text:span></text:p><text:p text:style-name="P197"><text:span text:style-name="T43">print(thislist)</text:span></text:p></draw:text-box></draw:frame></text:p>
      <text:p text:style-name="P7"/>
      <text:p text:style-name="P7"/>
      <text:p text:style-name="P7"/>
      <text:p text:style-name="P7">The <text:span text:style-name="Source_20_Text">reverse()</text:span> method reverses the current sorting order of the elements.</text:p>
      <text:p text:style-name="P7"/>
      <text:h text:style-name="P78" text:outline-level="2">Copy a List</text:h>
      <text:list xml:id="list2828906439" text:style-name="L20">
        <text:list-item>
          <text:p text:style-name="P126">You cannot copy a list simply by typing <text:span text:style-name="Source_20_Text">list2 = list1</text:span>, because: <text:span text:style-name="Source_20_Text">list2</text:span> will only be a <text:span text:style-name="Emphasis">reference</text:span> to <text:span text:style-name="Source_20_Text">list1</text:span>, and changes made in <text:span text:style-name="Source_20_Text">list1</text:span> will automatically also be made in <text:span text:style-name="Source_20_Text">list2</text:span>.</text:p>
        </text:list-item>
        <text:list-item>
          <text:p text:style-name="P126">There are ways to make a copy, one way is to use the built-in List method <text:span text:style-name="Source_20_Text">copy()</text:span>.</text:p>
          <text:list>
            <text:list-item>
              <text:p text:style-name="P126">mylist = thislist.copy()</text:p>
            </text:list-item>
          </text:list>
        </text:list-item>
        <text:list-item>
          <text:p text:style-name="P126">Another way to make a copy is to use the built-in method <text:span text:style-name="Source_20_Text">list()</text:span>.</text:p>
          <text:list>
            <text:list-item>
              <text:p text:style-name="P126">mylist = <text:span text:style-name="T6">list</text:span>(thislist)</text:p>
            </text:list-item>
          </text:list>
        </text:list-item>
      </text:list>
      <text:p text:style-name="P7"/>
      <text:h text:style-name="P78" text:outline-level="2">Join Two Lists</text:h>
      <text:list xml:id="list1157955718" text:style-name="L21">
        <text:list-item>
          <text:p text:style-name="P127">One of the easiest ways are by using the <text:span text:style-name="Source_20_Text">+</text:span> operator.</text:p>
          <text:list>
            <text:list-item>
              <text:p text:style-name="P127"><text:soft-page-break/>list3 = list1 + list2</text:p>
            </text:list-item>
          </text:list>
        </text:list-item>
        <text:list-item>
          <text:p text:style-name="P127">Another way to join two lists is by appending all the items from list2 into list1, one by one:</text:p>
        </text:list-item>
        <text:list-item>
          <text:p text:style-name="P127">Or you can use the <text:span text:style-name="Source_20_Text">extend()</text:span> method, which purpose is to add elements from one list to another list:</text:p>
          <text:list>
            <text:list-header>
              <text:h text:style-name="P79" text:outline-level="2"/>
            </text:list-header>
          </text:list>
          <text:h text:style-name="P79" text:outline-level="2">List Methods</text:h>
        </text:list-item>
      </text:list>
      <text:p text:style-name="Text_20_body">Python has a set of built-in methods that you can use on lists.</text:p>
      <table:table table:name="Table16" table:style-name="Table16">
        <table:table-column table:style-name="Table16.A"/>
        <table:table-column table:style-name="Table16.B"/>
        <table:table-row table:style-name="TableLine93877948180096">
          <table:table-cell table:style-name="Table16.A1" office:value-type="string">
            <text:p text:style-name="Table_20_Heading">Method</text:p>
          </table:table-cell>
          <table:table-cell table:style-name="Table16.A1" office:value-type="string">
            <text:p text:style-name="Table_20_Heading">Description</text:p>
          </table:table-cell>
        </table:table-row>
        <table:table-row table:style-name="TableLine93877948538608">
          <table:table-cell table:style-name="Table16.A1" office:value-type="string">
            <text:p text:style-name="Table_20_Contents"><text:a xlink:type="simple" xlink:href="https://www.w3schools.com/python/ref_list_append.asp" text:style-name="Internet_20_link" text:visited-style-name="Visited_20_Internet_20_Link">append()</text:a></text:p>
          </table:table-cell>
          <table:table-cell table:style-name="Table16.A1" office:value-type="string">
            <text:p text:style-name="Table_20_Contents">Adds an element at the end of the list</text:p>
          </table:table-cell>
        </table:table-row>
        <table:table-row table:style-name="TableLine93877948531360">
          <table:table-cell table:style-name="Table16.A1" office:value-type="string">
            <text:p text:style-name="Table_20_Contents"><text:a xlink:type="simple" xlink:href="https://www.w3schools.com/python/ref_list_clear.asp" text:style-name="Internet_20_link" text:visited-style-name="Visited_20_Internet_20_Link">clear()</text:a></text:p>
          </table:table-cell>
          <table:table-cell table:style-name="Table16.A1" office:value-type="string">
            <text:p text:style-name="Table_20_Contents">Removes all the elements from the list</text:p>
          </table:table-cell>
        </table:table-row>
        <table:table-row table:style-name="TableLine93877948534144">
          <table:table-cell table:style-name="Table16.A1" office:value-type="string">
            <text:p text:style-name="Table_20_Contents"><text:a xlink:type="simple" xlink:href="https://www.w3schools.com/python/ref_list_copy.asp" text:style-name="Internet_20_link" text:visited-style-name="Visited_20_Internet_20_Link">copy()</text:a></text:p>
          </table:table-cell>
          <table:table-cell table:style-name="Table16.A1" office:value-type="string">
            <text:p text:style-name="Table_20_Contents">Returns a copy of the list</text:p>
          </table:table-cell>
        </table:table-row>
        <table:table-row table:style-name="TableLine93877948542064">
          <table:table-cell table:style-name="Table16.A1" office:value-type="string">
            <text:p text:style-name="Table_20_Contents"><text:a xlink:type="simple" xlink:href="https://www.w3schools.com/python/ref_list_count.asp" text:style-name="Internet_20_link" text:visited-style-name="Visited_20_Internet_20_Link">count()</text:a></text:p>
          </table:table-cell>
          <table:table-cell table:style-name="Table16.A1" office:value-type="string">
            <text:p text:style-name="Table_20_Contents">Returns the number of elements with the specified value</text:p>
          </table:table-cell>
        </table:table-row>
        <table:table-row table:style-name="TableLine93877948565088">
          <table:table-cell table:style-name="Table16.A1" office:value-type="string">
            <text:p text:style-name="Table_20_Contents"><text:a xlink:type="simple" xlink:href="https://www.w3schools.com/python/ref_list_extend.asp" text:style-name="Internet_20_link" text:visited-style-name="Visited_20_Internet_20_Link">extend()</text:a></text:p>
          </table:table-cell>
          <table:table-cell table:style-name="Table16.A1" office:value-type="string">
            <text:p text:style-name="Table_20_Contents">Add the elements of a list (or any iterable), to the end of the current list</text:p>
          </table:table-cell>
        </table:table-row>
        <table:table-row table:style-name="TableLine93877948571040">
          <table:table-cell table:style-name="Table16.A1" office:value-type="string">
            <text:p text:style-name="Table_20_Contents"><text:a xlink:type="simple" xlink:href="https://www.w3schools.com/python/ref_list_index.asp" text:style-name="Internet_20_link" text:visited-style-name="Visited_20_Internet_20_Link">index()</text:a></text:p>
          </table:table-cell>
          <table:table-cell table:style-name="Table16.A1" office:value-type="string">
            <text:p text:style-name="Table_20_Contents">Returns the index of the first element with the specified value</text:p>
          </table:table-cell>
        </table:table-row>
        <table:table-row table:style-name="TableLine93877948589776">
          <table:table-cell table:style-name="Table16.A1" office:value-type="string">
            <text:p text:style-name="Table_20_Contents"><text:a xlink:type="simple" xlink:href="https://www.w3schools.com/python/ref_list_insert.asp" text:style-name="Internet_20_link" text:visited-style-name="Visited_20_Internet_20_Link">insert()</text:a></text:p>
          </table:table-cell>
          <table:table-cell table:style-name="Table16.A1" office:value-type="string">
            <text:p text:style-name="Table_20_Contents">Adds an element at the specified position</text:p>
          </table:table-cell>
        </table:table-row>
        <table:table-row table:style-name="TableLine93877948595920">
          <table:table-cell table:style-name="Table16.A1" office:value-type="string">
            <text:p text:style-name="Table_20_Contents"><text:a xlink:type="simple" xlink:href="https://www.w3schools.com/python/ref_list_pop.asp" text:style-name="Internet_20_link" text:visited-style-name="Visited_20_Internet_20_Link">pop()</text:a></text:p>
          </table:table-cell>
          <table:table-cell table:style-name="Table16.A1" office:value-type="string">
            <text:p text:style-name="Table_20_Contents">Removes the element at the specified position</text:p>
          </table:table-cell>
        </table:table-row>
        <table:table-row table:style-name="TableLine93877948619024">
          <table:table-cell table:style-name="Table16.A1" office:value-type="string">
            <text:p text:style-name="Table_20_Contents"><text:a xlink:type="simple" xlink:href="https://www.w3schools.com/python/ref_list_remove.asp" text:style-name="Internet_20_link" text:visited-style-name="Visited_20_Internet_20_Link">remove()</text:a></text:p>
          </table:table-cell>
          <table:table-cell table:style-name="Table16.A1" office:value-type="string">
            <text:p text:style-name="Table_20_Contents">Removes the item with the specified value</text:p>
          </table:table-cell>
        </table:table-row>
        <table:table-row table:style-name="TableLine93877948619776">
          <table:table-cell table:style-name="Table16.A1" office:value-type="string">
            <text:p text:style-name="Table_20_Contents"><text:a xlink:type="simple" xlink:href="https://www.w3schools.com/python/ref_list_reverse.asp" text:style-name="Internet_20_link" text:visited-style-name="Visited_20_Internet_20_Link">reverse()</text:a></text:p>
          </table:table-cell>
          <table:table-cell table:style-name="Table16.A1" office:value-type="string">
            <text:p text:style-name="Table_20_Contents">Reverses the order of the list</text:p>
          </table:table-cell>
        </table:table-row>
        <table:table-row table:style-name="TableLine93877948620576">
          <table:table-cell table:style-name="Table16.A1" office:value-type="string">
            <text:p text:style-name="Table_20_Contents"><text:a xlink:type="simple" xlink:href="https://www.w3schools.com/python/ref_list_sort.asp" text:style-name="Internet_20_link" text:visited-style-name="Visited_20_Internet_20_Link">sort()</text:a></text:p>
          </table:table-cell>
          <table:table-cell table:style-name="Table16.A1" office:value-type="string">
            <text:p text:style-name="Table_20_Contents">Sorts the list</text:p>
          </table:table-cell>
        </table:table-row>
      </table:table>
      <text:p text:style-name="P7"/>
      <text:p text:style-name="P7"/>
      <text:h text:style-name="P68" text:outline-level="1">Python Tuples</text:h>
      <text:list xml:id="list3615460635" text:style-name="L22">
        <text:list-item>
          <text:p text:style-name="P128">A tuple is a collection which is ordered and <text:span text:style-name="Strong_20_Emphasis">unchangeable</text:span>.</text:p>
        </text:list-item>
        <text:list-item>
          <text:p text:style-name="P128">Tuples are written with round brackets.</text:p>
          <text:list>
            <text:list-item>
              <text:p text:style-name="P173"><text:span text:style-name="T22">thistuple = (</text:span><text:span text:style-name="T14">"apple"</text:span><text:span text:style-name="T22">, </text:span><text:span text:style-name="T14">"banana"</text:span><text:span text:style-name="T22">, </text:span><text:span text:style-name="T14">"cherry"</text:span><text:span text:style-name="T22">)</text:span></text:p>
            </text:list-item>
          </text:list>
        </text:list-item>
      </text:list>
      <text:list xml:id="list3854155564" text:style-name="L23">
        <text:list-item>
          <text:p text:style-name="P174">Tuple items are ordered, unchangeable, and allow duplicate values.</text:p>
        </text:list-item>
        <text:list-item>
          <text:p text:style-name="P174">Tuple items are indexed, the first item has index <text:span text:style-name="Source_20_Text">[0]</text:span>, the second item has index <text:span text:style-name="Source_20_Text">[1]</text:span> etc.</text:p>
        </text:list-item>
        <text:list-item>
          <text:p text:style-name="P174">When we say that tuples are ordered, it means that the items have a defined order, and that order will not change.</text:p>
        </text:list-item>
        <text:list-item>
          <text:p text:style-name="P174">Tuples are unchangeable, meaning that we cannot change, add or remove items after the tuple has been created.</text:p>
        </text:list-item>
        <text:list-item>
          <text:p text:style-name="P174">Since tuples are indexed, they can have items with the same value:</text:p>
        </text:list-item>
        <text:list-item>
          <text:p text:style-name="P174">To determine how many items a tuple has, use the <text:span text:style-name="Source_20_Text">len()</text:span> function:</text:p>
        </text:list-item>
        <text:list-item>
          <text:p text:style-name="P174"><text:soft-page-break/>To create a tuple with only one item, you have to add a comma after the item, otherwise Python will not recognize it as a tuple.</text:p>
        </text:list-item>
      </text:list>
      <text:p text:style-name="Text_20_body"><draw:frame text:anchor-type="paragraph" draw:z-index="21" draw:name="Shape6_10" draw:style-name="gr18" draw:text-style-name="P198" svg:width="13.849cm" svg:height="2.966cm" svg:x="1.723cm" svg:y="0.42cm"><draw:text-box><text:p text:style-name="P197"><text:span text:style-name="T43">thistuple = ("apple",)</text:span></text:p><text:p text:style-name="P197"><text:span text:style-name="T43">print(type(thistuple))</text:span></text:p><text:p text:style-name="P197"><text:span text:style-name="T43"/></text:p><text:p text:style-name="P197"><text:span text:style-name="T43">#NOT a tuple</text:span></text:p><text:p text:style-name="P197"><text:span text:style-name="T43">thistuple = ("apple")</text:span></text:p><text:p text:style-name="P197"><text:span text:style-name="T43">print(type(thistuple)) </text:span></text:p></draw:text-box></draw:frame></text:p>
      <text:p text:style-name="Text_20_body"/>
      <text:p text:style-name="Text_20_body"/>
      <text:p text:style-name="Text_20_body"/>
      <text:p text:style-name="Text_20_body"/>
      <text:p text:style-name="Text_20_body"/>
      <text:p text:style-name="Text_20_body"/>
      <text:list xml:id="list234342109777424" text:continue-numbering="true" text:style-name="L23">
        <text:list-item>
          <text:p text:style-name="P174">Tuple items can be of any data type:</text:p>
        </text:list-item>
      </text:list>
      <text:p text:style-name="Text_20_body"><draw:frame text:anchor-type="paragraph" draw:z-index="22" draw:name="Shape6_11" draw:style-name="gr19" draw:text-style-name="P198" svg:width="13.849cm" svg:height="3.46cm" svg:x="1.723cm" svg:y="0.42cm"><draw:text-box><text:p text:style-name="P197"><text:span text:style-name="T43">tuple1 = ("apple", "banana", "cherry")</text:span></text:p><text:p text:style-name="P197"><text:span text:style-name="T43">tuple2 = (1, 5, 7, 9, 3)</text:span></text:p><text:p text:style-name="P197"><text:span text:style-name="T43">tuple3 = (True, False, False)</text:span></text:p><text:p text:style-name="P197"><text:span text:style-name="T43"/></text:p><text:p text:style-name="P197"><text:span text:style-name="T43">tuple4= ("abc", 34, True, 40, "male") </text:span></text:p><text:p text:style-name="P197"><text:span text:style-name="T43"/></text:p><text:p text:style-name="P197"><text:span text:style-name="T43"/></text:p></draw:text-box></draw:frame></text:p>
      <text:p text:style-name="Text_20_body"/>
      <text:p text:style-name="Text_20_body"/>
      <text:p text:style-name="Text_20_body"/>
      <text:p text:style-name="Text_20_body"/>
      <text:p text:style-name="Text_20_body"/>
      <text:list xml:id="list234341800532772" text:continue-numbering="true" text:style-name="L23">
        <text:list-item>
          <text:p text:style-name="P174">It is also possible to use the tuple() constructor to make a tuple.</text:p>
        </text:list-item>
      </text:list>
      <text:p text:style-name="Text_20_body"><draw:frame text:anchor-type="paragraph" draw:z-index="23" draw:name="Shape6_12" draw:style-name="gr23" draw:text-style-name="P198" svg:width="13.849cm" svg:height="1.946cm" svg:x="1.475cm" svg:y="-0.055cm"><draw:text-box><text:p text:style-name="P197"><text:span text:style-name="T43">thistuple = tuple(("apple", "banana", "cherry")) # note the double round-brackets</text:span></text:p><text:p text:style-name="P197"><text:span text:style-name="T43">print(thistuple)</text:span></text:p></draw:text-box></draw:frame></text:p>
      <text:p text:style-name="Text_20_body"/>
      <text:p text:style-name="Text_20_body"/>
      <text:p text:style-name="Text_20_body"/>
      <text:h text:style-name="Heading_20_2" text:outline-level="2">Access Tuple Items</text:h>
      <text:p text:style-name="Text_20_body"/>
      <text:list xml:id="list521233560" text:style-name="L24">
        <text:list-item>
          <text:p text:style-name="P175">You can access tuple items by referring to the index number, inside square brackets:</text:p>
          <text:list>
            <text:list-item>
              <text:p text:style-name="P130">thistuple[<text:span text:style-name="T9">1</text:span>]</text:p>
            </text:list-item>
          </text:list>
        </text:list-item>
        <text:list-item>
          <text:p text:style-name="P175">Negative indexing means start from the end.</text:p>
          <text:list>
            <text:list-header>
              <text:p text:style-name="P175"><text:span text:style-name="Source_20_Text">-1</text:span> refers to the last item, <text:span text:style-name="Source_20_Text">-2</text:span> refers to the second last item etc.</text:p>
            </text:list-header>
          </text:list>
        </text:list-item>
        <text:list-item>
          <text:p text:style-name="P193"><text:span text:style-name="T34">tuple</text:span><text:span text:style-name="T35">name[index]</text:span></text:p>
        </text:list-item>
        <text:list-item>
          <text:p text:style-name="P192"><text:span text:style-name="T34">tuple</text:span>name[start:end]</text:p>
        </text:list-item>
        <text:list-item>
          <text:p text:style-name="P192"><text:span text:style-name="T34">tuple</text:span>name[:end]</text:p>
        </text:list-item>
        <text:list-item>
          <text:p text:style-name="P192"><text:span text:style-name="T34">tuple</text:span>name[start:]</text:p>
        </text:list-item>
        <text:list-item>
          <text:p text:style-name="P192"><text:span text:style-name="T34">tuple</text:span>name[-index_from_end:-index_from_end]</text:p>
        </text:list-item>
      </text:list>
      <text:p text:style-name="Preformatted_20_Text"><text:span text:style-name="Source_20_Text"/></text:p>
      <text:p text:style-name="Preformatted_20_Text"><text:span text:style-name="Source_20_Text"/></text:p>
      <text:p text:style-name="Preformatted_20_Text"><text:soft-page-break/><text:span text:style-name="Source_20_Text"><text:span text:style-name="T38">a[start:stop] <text:s/># items start through stop-1</text:span></text:span></text:p>
      <text:p text:style-name="Preformatted_20_Text"><text:span text:style-name="Source_20_Text"><text:span text:style-name="T38">a[start:] <text:s text:c="5"/># items start through the rest of the array</text:span></text:span></text:p>
      <text:p text:style-name="Preformatted_20_Text"><text:span text:style-name="Source_20_Text"><text:span text:style-name="T38">a[:stop] <text:s text:c="6"/># items from the beginning through stop-1</text:span></text:span></text:p>
      <text:p text:style-name="P61"><text:span text:style-name="Source_20_Text"><text:span text:style-name="T38">a[:] <text:s text:c="10"/># a copy of the whole array</text:span></text:span></text:p>
      <text:p text:style-name="Text_20_body"><text:span text:style-name="T38">There is also the </text:span><text:span text:style-name="Source_20_Text"><text:span text:style-name="T38">step</text:span></text:span><text:span text:style-name="T38"> value, which can be used with any of the above:</text:span></text:p>
      <text:p text:style-name="P61"><text:span text:style-name="Source_20_Text"><text:span text:style-name="T38">a[start:stop:step] # start through not past stop, by step</text:span></text:span></text:p>
      <text:p text:style-name="Text_20_body"><text:span text:style-name="T38">The key point to remember is that the </text:span><text:span text:style-name="Source_20_Text"><text:span text:style-name="T38">:stop</text:span></text:span><text:span text:style-name="T38"> value represents the first value that is </text:span><text:span text:style-name="Emphasis"><text:span text:style-name="T38">not</text:span></text:span><text:span text:style-name="T38"> in the selected slice. So, the difference between </text:span><text:span text:style-name="Source_20_Text"><text:span text:style-name="T38">stop</text:span></text:span><text:span text:style-name="T38"> and </text:span><text:span text:style-name="Source_20_Text"><text:span text:style-name="T38">start</text:span></text:span><text:span text:style-name="T38"> is the number of elements selected (if </text:span><text:span text:style-name="Source_20_Text"><text:span text:style-name="T38">step</text:span></text:span><text:span text:style-name="T38"> is 1, the default).</text:span></text:p>
      <text:p text:style-name="Text_20_body"><text:span text:style-name="T38">The other feature is that </text:span><text:span text:style-name="Source_20_Text"><text:span text:style-name="T38">start</text:span></text:span><text:span text:style-name="T38"> or </text:span><text:span text:style-name="Source_20_Text"><text:span text:style-name="T38">stop</text:span></text:span><text:span text:style-name="T38"> may be a </text:span><text:span text:style-name="Emphasis"><text:span text:style-name="T38">negative</text:span></text:span><text:span text:style-name="T38"> number, which means it counts from the end of the array instead of the beginning. So:</text:span></text:p>
      <text:p text:style-name="Preformatted_20_Text"><text:span text:style-name="Source_20_Text"><text:span text:style-name="T38">a[-1] <text:s text:c="3"/># last item in the array</text:span></text:span></text:p>
      <text:p text:style-name="Preformatted_20_Text"><text:span text:style-name="Source_20_Text"><text:span text:style-name="T38">a[-2:] <text:s text:c="2"/># last two items in the array</text:span></text:span></text:p>
      <text:p text:style-name="P61"><text:span text:style-name="Source_20_Text"><text:span text:style-name="T38">a[:-2] <text:s text:c="2"/># everything except the last two items</text:span></text:span></text:p>
      <text:p text:style-name="Text_20_body"><text:span text:style-name="T38">Similarly, </text:span><text:span text:style-name="Source_20_Text"><text:span text:style-name="T38">step</text:span></text:span><text:span text:style-name="T38"> may be a negative number:</text:span></text:p>
      <text:p text:style-name="Preformatted_20_Text"><text:span text:style-name="Source_20_Text"><text:span text:style-name="T38">a[::-1] <text:s text:c="3"/># all items in the array, reversed</text:span></text:span></text:p>
      <text:p text:style-name="Preformatted_20_Text"><text:span text:style-name="Source_20_Text"><text:span text:style-name="T38">a[1::-1] <text:s text:c="2"/># the first two items, reversed</text:span></text:span></text:p>
      <text:p text:style-name="Preformatted_20_Text"><text:span text:style-name="Source_20_Text"><text:span text:style-name="T38">a[:-3:-1] <text:s/># the last two items, reversed</text:span></text:span></text:p>
      <text:p text:style-name="P61"><text:span text:style-name="Source_20_Text"><text:span text:style-name="T38">a[-3::-1] <text:s/># everything except the last two items, reversed</text:span></text:span></text:p>
      <text:p text:style-name="Text_20_body"><text:span text:style-name="T38">Python is kind to the programmer if there are fewer items than you ask for. For example, if you ask for </text:span><text:span text:style-name="Source_20_Text"><text:span text:style-name="T38">a[:-2]</text:span></text:span><text:span text:style-name="T38"> and </text:span><text:span text:style-name="Source_20_Text"><text:span text:style-name="T38">a</text:span></text:span><text:span text:style-name="T38"> only contains one element, you get an empty list instead of an error. Sometimes you would prefer the error, so you have to be aware that this may happen.</text:span></text:p>
      <text:h text:style-name="Heading_20_3" text:outline-level="3"><text:span text:style-name="T38">Relation to </text:span><text:span text:style-name="Source_20_Text"><text:span text:style-name="T38">slice()</text:span></text:span><text:span text:style-name="T38"> object</text:span></text:h>
      <text:p text:style-name="Text_20_body"><text:span text:style-name="T38">The slicing operator </text:span><text:span text:style-name="Source_20_Text"><text:span text:style-name="T38">[]</text:span></text:span><text:span text:style-name="T38"> is actually being used in the above code with a </text:span><text:span text:style-name="Source_20_Text"><text:span text:style-name="T38">slice()</text:span></text:span><text:span text:style-name="T38"> object using the </text:span><text:span text:style-name="Source_20_Text"><text:span text:style-name="T38">:</text:span></text:span><text:span text:style-name="T38"> notation (which is only valid within </text:span><text:span text:style-name="Source_20_Text"><text:span text:style-name="T38">[]</text:span></text:span><text:span text:style-name="T38">), i.e.:</text:span></text:p>
      <text:p text:style-name="P61"><text:span text:style-name="Source_20_Text"><text:span text:style-name="T38">a[start:stop:step]</text:span></text:span></text:p>
      <text:p text:style-name="P40">is equivalent to:</text:p>
      <text:p text:style-name="P61"><text:span text:style-name="Source_20_Text"><text:span text:style-name="T38">a[slice(start, stop, step)]</text:span></text:span></text:p>
      <text:p text:style-name="Text_20_body"><text:span text:style-name="T38">Slice objects also behave slightly differently depending on the number of arguments, similarly to </text:span><text:span text:style-name="Source_20_Text"><text:span text:style-name="T38">range()</text:span></text:span><text:span text:style-name="T38">, i.e. both </text:span><text:span text:style-name="Source_20_Text"><text:span text:style-name="T38">slice(stop)</text:span></text:span><text:span text:style-name="T38"> and </text:span><text:span text:style-name="Source_20_Text"><text:span text:style-name="T38">slice(start, stop[, step])</text:span></text:span><text:span text:style-name="T38"> are supported. To skip specifying a given argument, one might use </text:span><text:span text:style-name="Source_20_Text"><text:span text:style-name="T38">None</text:span></text:span><text:span text:style-name="T38">, so that e.g. </text:span><text:span text:style-name="Source_20_Text"><text:span text:style-name="T38">a[start:]</text:span></text:span><text:span text:style-name="T38"> is equivalent to </text:span><text:span text:style-name="Source_20_Text"><text:span text:style-name="T38">a[slice(start, None)]</text:span></text:span><text:span text:style-name="T38"> or </text:span><text:span text:style-name="Source_20_Text"><text:span text:style-name="T38">a[::-1]</text:span></text:span><text:span text:style-name="T38"> is equivalent to </text:span><text:span text:style-name="Source_20_Text"><text:span text:style-name="T38">a[slice(None, None, -1)]</text:span></text:span><text:span text:style-name="T38">.</text:span></text:p>
      <text:p text:style-name="Text_20_body"><text:span text:style-name="T38">While the </text:span><text:span text:style-name="Source_20_Text"><text:span text:style-name="T38">:</text:span></text:span><text:span text:style-name="T38">-based notation is very helpful for simple slicing, the explicit use of </text:span><text:span text:style-name="Source_20_Text"><text:span text:style-name="T38">slice()</text:span></text:span><text:span text:style-name="T38"> objects simplifies the programmatic generation of slicing.</text:span></text:p>
      <text:p text:style-name="P40"/>
      <text:p text:style-name="P40"/>
      <text:p text:style-name="P40"/>
      <text:h text:style-name="Heading_20_1" text:outline-level="1"><text:soft-page-break/>Python - Update Tuples</text:h>
      <text:p text:style-name="Text_20_body">Tuples are unchangeable, meaning that you cannot change, add, or remove items once the tuple is created.</text:p>
      <text:p text:style-name="Text_20_body">But there are some workarounds.</text:p>
      <text:p text:style-name="Text_20_body">You can convert the tuple into a list, change the list, and convert the list back into a tuple.</text:p>
      <text:p text:style-name="Text_20_body"><draw:frame text:anchor-type="paragraph" draw:z-index="24" draw:name="Shape6_13" draw:style-name="gr22" draw:text-style-name="P198" svg:width="13.849cm" svg:height="3.918cm" svg:x="1.475cm" svg:y="-0.055cm"><draw:text-box><text:p text:style-name="P197"><text:span text:style-name="T43">x = ("apple", "banana", "cherry")</text:span></text:p><text:p text:style-name="P197"><text:span text:style-name="T43">y = list(x)</text:span></text:p><text:p text:style-name="P197"><text:span text:style-name="T43">y[1] = "kiwi"</text:span></text:p><text:p text:style-name="P197"><text:span text:style-name="T43">x = tuple(y)</text:span></text:p><text:p text:style-name="P197"><text:span text:style-name="T43"/></text:p><text:p text:style-name="P197"><text:span text:style-name="T43">print(x) </text:span></text:p></draw:text-box></draw:frame></text:p>
      <text:p text:style-name="Text_20_body"/>
      <text:p text:style-name="Text_20_body"/>
      <text:p text:style-name="Text_20_body"/>
      <text:p text:style-name="Text_20_body"/>
      <text:p text:style-name="Text_20_body"/>
      <text:h text:style-name="Heading_20_2" text:outline-level="2">Add Items</text:h>
      <text:p text:style-name="Text_20_body">Since tuples are immutable, they do not have a build-in <text:span text:style-name="Source_20_Text">append()</text:span> method, but there are other ways to add items to a tuple.</text:p>
      <text:p text:style-name="Text_20_body">1. <text:span text:style-name="Strong_20_Emphasis">Convert into a list</text:span>: Just like the workaround for<text:span text:style-name="Emphasis"> changing </text:span>a tuple, you can convert it into a list, add your item(s), and convert it back into a tuple.</text:p>
      <text:p text:style-name="Text_20_body"><draw:frame text:anchor-type="paragraph" draw:z-index="25" draw:name="Shape6_14" draw:style-name="gr21" draw:text-style-name="P198" svg:width="13.849cm" svg:height="2.313cm" svg:x="1.475cm" svg:y="-0.055cm"><draw:text-box><text:p text:style-name="P197"><text:span text:style-name="T43">thistuple = ("apple", "banana", "cherry")</text:span></text:p><text:p text:style-name="P197"><text:span text:style-name="T43">y = list(thistuple)</text:span></text:p><text:p text:style-name="P197"><text:span text:style-name="T43">y.append("orange")</text:span></text:p><text:p text:style-name="P197"><text:span text:style-name="T43">thistuple = tuple(y)</text:span></text:p></draw:text-box></draw:frame></text:p>
      <text:p text:style-name="Text_20_body"/>
      <text:p text:style-name="Text_20_body"/>
      <text:p text:style-name="Text_20_body"/>
      <text:p text:style-name="Text_20_body">2. <text:span text:style-name="Strong_20_Emphasis">Add tuple to a tuple</text:span>. You are allowed to add tuples to tuples, so if you want to add one item, (or many), create a new tuple with the item(s), and add it to the existing tuple:</text:p>
      <text:p text:style-name="Text_20_body"><draw:frame text:anchor-type="paragraph" draw:z-index="26" draw:name="Shape6_15" draw:style-name="gr20" draw:text-style-name="P198" svg:width="14.622cm" svg:height="2.472cm" svg:x="0.716cm" svg:y="0.469cm"><draw:text-box><text:p text:style-name="P197"><text:span text:style-name="T43">thistuple = ("apple", "banana", "cherry")</text:span></text:p><text:p text:style-name="P197"><text:span text:style-name="T43">y = ("orange",)</text:span></text:p><text:p text:style-name="P197"><text:span text:style-name="T43">thistuple += y</text:span></text:p><text:p text:style-name="P197"><text:span text:style-name="T43"/></text:p><text:p text:style-name="P197"><text:span text:style-name="T43">print(thistuple)</text:span></text:p></draw:text-box></draw:frame></text:p>
      <text:p text:style-name="Text_20_body"/>
      <text:p text:style-name="Text_20_body"/>
      <text:p text:style-name="Text_20_body"/>
      <text:h text:style-name="Heading_20_2" text:outline-level="2">Remove Items</text:h>
      <text:p text:style-name="Text_20_body">Tuples are <text:span text:style-name="Strong_20_Emphasis">unchangeable</text:span>, so you cannot remove items from it, but you can use the same workaround as we used for changing and adding tuple items:</text:p>
      <text:p text:style-name="Text_20_body"><draw:frame text:anchor-type="paragraph" draw:z-index="27" draw:name="Shape6_16" draw:style-name="gr20" draw:text-style-name="P198" svg:width="14.622cm" svg:height="2.472cm" svg:x="0.559cm" svg:y="0.302cm"><draw:text-box><text:p text:style-name="P197"><text:span text:style-name="T43">thistuple = ("apple", "banana", "cherry")</text:span></text:p><text:p text:style-name="P197"><text:span text:style-name="T43">y = list(thistuple)</text:span></text:p><text:p text:style-name="P197"><text:span text:style-name="T43">y.remove("apple")</text:span></text:p><text:p text:style-name="P197"><text:span text:style-name="T43">thistuple = tuple(y)</text:span></text:p></draw:text-box></draw:frame></text:p>
      <text:p text:style-name="Text_20_body"/>
      <text:p text:style-name="Text_20_body"/>
      <text:p text:style-name="Text_20_body"><text:soft-page-break/>Or you can delete the tuple completely:</text:p>
      <text:p text:style-name="Text_20_body"><draw:frame text:anchor-type="paragraph" draw:z-index="28" draw:name="Shape6_18" draw:style-name="gr20" draw:text-style-name="P198" svg:width="16.592cm" svg:height="2.472cm" svg:x="-0.191cm" svg:y="0.199cm"><draw:text-box><text:p text:style-name="P197"><text:span text:style-name="T43">thistuple = ("apple", "banana", "cherry")</text:span></text:p><text:p text:style-name="P197"><text:span text:style-name="T43">del thistuple</text:span></text:p><text:p text:style-name="P197"><text:span text:style-name="T43">print(thistuple) #this will raise an error because the tuple no longer exists </text:span></text:p></draw:text-box></draw:frame></text:p>
      <text:p text:style-name="Text_20_body"/>
      <text:p text:style-name="Text_20_body"/>
      <text:p text:style-name="Text_20_body"/>
      <text:h text:style-name="Heading_20_2" text:outline-level="2">Unpacking a Tuple</text:h>
      <text:p text:style-name="Text_20_body"><draw:frame text:anchor-type="paragraph" draw:z-index="29" draw:name="Shape6_17" draw:style-name="gr19" draw:text-style-name="P198" svg:width="16.592cm" svg:height="3.46cm" svg:x="0.176cm" svg:y="0.252cm"><draw:text-box><text:p text:style-name="P197"><text:span text:style-name="T43">fruits = ("apple", "banana", "cherry")</text:span></text:p><text:p text:style-name="P197"><text:span text:style-name="T43"/></text:p><text:p text:style-name="P197"><text:span text:style-name="T43">(green, yellow, red) = fruits</text:span></text:p><text:p text:style-name="P197"><text:span text:style-name="T43"/></text:p><text:p text:style-name="P197"><text:span text:style-name="T43">print(green)</text:span></text:p><text:p text:style-name="P197"><text:span text:style-name="T43">print(yellow)</text:span></text:p><text:p text:style-name="P197"><text:span text:style-name="T43">print(red)</text:span></text:p></draw:text-box></draw:frame></text:p>
      <text:p text:style-name="Text_20_body"/>
      <text:p text:style-name="Text_20_body"/>
      <text:p text:style-name="Text_20_body"/>
      <text:p text:style-name="Text_20_body"/>
      <text:p text:style-name="Text_20_body"/>
      <text:h text:style-name="Heading_20_2" text:outline-level="2">Using Asterisk<text:span text:style-name="Source_20_Text">*</text:span></text:h>
      <text:p text:style-name="Text_20_body">If the number of variables is less than the number of values, you can add an <text:span text:style-name="Source_20_Text">*</text:span> to the variable name and the values will be assigned to the variable as a list:</text:p>
      <text:p text:style-name="Text_20_body"><draw:frame text:anchor-type="paragraph" draw:z-index="30" draw:name="Shape6_19" draw:style-name="gr19" draw:text-style-name="P198" svg:width="16.592cm" svg:height="3.46cm" svg:x="0.203cm" svg:y="0.095cm"><draw:text-box><text:p text:style-name="P197"><text:span text:style-name="T43">fruits = ("apple", "banana", "cherry", "strawberry", "raspberry")</text:span></text:p><text:p text:style-name="P197"><text:span text:style-name="T43"/></text:p><text:p text:style-name="P197"><text:span text:style-name="T43">(green, yellow, *red) = fruits</text:span></text:p><text:p text:style-name="P197"><text:span text:style-name="T43"/></text:p><text:p text:style-name="P197"><text:span text:style-name="T43">print(green)</text:span></text:p><text:p text:style-name="P197"><text:span text:style-name="T43">print(yellow)</text:span></text:p><text:p text:style-name="P197"><text:span text:style-name="T43">print(red)</text:span></text:p></draw:text-box></draw:frame></text:p>
      <text:p text:style-name="Text_20_body"/>
      <text:p text:style-name="Text_20_body"/>
      <text:p text:style-name="Text_20_body"/>
      <text:p text:style-name="Text_20_body"/>
      <text:h text:style-name="Heading_20_2" text:outline-level="2">Join Two Tuples</text:h>
      <text:p text:style-name="Text_20_body">To join two or more tuples you can use the <text:span text:style-name="Source_20_Text">+</text:span> operator:</text:p>
      <text:p text:style-name="Text_20_body">If you want to multiply the content of a tuple a given number of times, you can use the <text:span text:style-name="Source_20_Text">*</text:span> operator:</text:p>
      <text:p text:style-name="Text_20_body"><draw:frame text:anchor-type="paragraph" draw:z-index="31" draw:name="Shape6_20" draw:style-name="gr20" draw:text-style-name="P198" svg:width="16.592cm" svg:height="2.472cm" svg:x="0.203cm" svg:y="0.095cm"><draw:text-box><text:p text:style-name="P197"><text:span text:style-name="T43">fruits = ("apple", "banana", "cherry")</text:span></text:p><text:p text:style-name="P197"><text:span text:style-name="T43">mytuple = fruits * 2</text:span></text:p><text:p text:style-name="P197"><text:span text:style-name="T43"/></text:p><text:p text:style-name="P197"><text:span text:style-name="T43">print(mytuple) </text:span></text:p><text:p text:style-name="P197"><text:span text:style-name="T43"/></text:p></draw:text-box></draw:frame></text:p>
      <text:p text:style-name="Text_20_body"/>
      <text:p text:style-name="Text_20_body"/>
      <text:p text:style-name="Text_20_body"/>
      <text:h text:style-name="Heading_20_2" text:outline-level="2">Tuple Methods</text:h>
      <text:p text:style-name="Text_20_body">Python has two built-in methods that you can use on tuples.</text:p>
      <table:table table:name="Table17" table:style-name="Table17">
        <table:table-column table:style-name="Table17.A"/>
        <table:table-column table:style-name="Table17.B"/>
        <table:table-row table:style-name="TableLine93877949011728">
          <table:table-cell table:style-name="Table17.A1" office:value-type="string">
            <text:p text:style-name="Table_20_Heading">Method</text:p>
          </table:table-cell>
          <table:table-cell table:style-name="Table17.A1" office:value-type="string">
            <text:p text:style-name="Table_20_Heading">Description</text:p>
          </table:table-cell>
        </table:table-row>
        <text:soft-page-break/>
        <table:table-row table:style-name="TableLine93877949050240">
          <table:table-cell table:style-name="Table17.A1" office:value-type="string">
            <text:p text:style-name="Table_20_Contents"><text:a xlink:type="simple" xlink:href="https://www.w3schools.com/python/ref_tuple_count.asp" text:style-name="Internet_20_link" text:visited-style-name="Visited_20_Internet_20_Link">count()</text:a></text:p>
          </table:table-cell>
          <table:table-cell table:style-name="Table17.A1" office:value-type="string">
            <text:p text:style-name="Table_20_Contents">Returns the number of times a specified value occurs in a tuple</text:p>
          </table:table-cell>
        </table:table-row>
        <table:table-row table:style-name="TableLine93877949050592">
          <table:table-cell table:style-name="Table17.A1" office:value-type="string">
            <text:p text:style-name="Table_20_Contents"><text:a xlink:type="simple" xlink:href="https://www.w3schools.com/python/ref_tuple_index.asp" text:style-name="Internet_20_link" text:visited-style-name="Visited_20_Internet_20_Link">index()</text:a></text:p>
          </table:table-cell>
          <table:table-cell table:style-name="Table17.A1" office:value-type="string">
            <text:p text:style-name="Table_20_Contents">Searches the tuple for a specified value and returns the position of where it was found</text:p>
          </table:table-cell>
        </table:table-row>
      </table:table>
      <text:p text:style-name="Text_20_body"/>
      <text:p text:style-name="Text_20_body"/>
      <text:h text:style-name="Heading_20_1" text:outline-level="1">Python Sets</text:h>
      <text:p text:style-name="Text_20_body">A set is a collection which is <text:span text:style-name="Emphasis">unordered</text:span>, <text:span text:style-name="Emphasis">unchangeable*</text:span>, and <text:span text:style-name="Emphasis">unindexed</text:span>.</text:p>
      <text:p text:style-name="Text_20_body"><text:span text:style-name="Strong_20_Emphasis">* Note:</text:span> Set <text:span text:style-name="Emphasis">items</text:span> are unchangeable, but you can remove items and add new items.</text:p>
      <text:p text:style-name="Text_20_body"><text:span text:style-name="Strong_20_Emphasis">Note:</text:span> Sets are unordered, so you cannot be sure in which order the items will appear.</text:p>
      <text:list xml:id="list2125020687" text:style-name="L25">
        <text:list-item>
          <text:p text:style-name="P176">Set items are unordered, unchangeable, and do not allow duplicate values.</text:p>
        </text:list-item>
        <text:list-item>
          <text:p text:style-name="P176">Unordered means that the items in a set do not have a defined order.</text:p>
        </text:list-item>
        <text:list-item>
          <text:p text:style-name="P176">Set items can appear in a different order every time you use them, and cannot be referred to by index or key.</text:p>
        </text:list-item>
        <text:list-item>
          <text:p text:style-name="P176">Set items are unchangeable, meaning that we cannot change the items after the set has been created.</text:p>
        </text:list-item>
        <text:list-item>
          <text:p text:style-name="P176">Once a set is created, you cannot change its items, but you can remove items and add new items.</text:p>
        </text:list-item>
        <text:list-item>
          <text:p text:style-name="P176">Sets cannot have two items with the same value.</text:p>
        </text:list-item>
        <text:list-item>
          <text:p text:style-name="P176">Set items can be of any data type:</text:p>
        </text:list-item>
      </text:list>
      <text:p text:style-name="Text_20_body"><draw:frame text:anchor-type="paragraph" draw:z-index="32" draw:name="Shape6_21" draw:style-name="gr20" draw:text-style-name="P198" svg:width="16.592cm" svg:height="2.472cm" svg:x="0.203cm" svg:y="0.095cm"><draw:text-box><text:p text:style-name="P197"><text:span text:style-name="T43">set1 = {"apple", "banana", "cherry"}</text:span></text:p><text:p text:style-name="P197"><text:span text:style-name="T43">set2 = {1, 5, 7, 9, 3}</text:span></text:p><text:p text:style-name="P197"><text:span text:style-name="T43">set3 = {True, False, False} </text:span></text:p><text:p text:style-name="P197"><text:span text:style-name="T43"/></text:p><text:p text:style-name="P197"><text:span text:style-name="T43"><text:s/></text:span><text:span text:style-name="T43">set4 = {"abc", 34, True, 40, "male"} </text:span></text:p></draw:text-box></draw:frame></text:p>
      <text:p text:style-name="Text_20_body"/>
      <text:p text:style-name="Text_20_body"/>
      <text:p text:style-name="Text_20_body"/>
      <text:p text:style-name="Text_20_body">It is also possible to use the set() constructor to make a set.</text:p>
      <text:list xml:id="list2482378278" text:style-name="L26">
        <text:list-item>
          <text:list>
            <text:list-item>
              <text:p text:style-name="P177"><text:span text:style-name="T16">thisset = set((</text:span><text:span text:style-name="T13">"apple"</text:span><text:span text:style-name="T16">, </text:span><text:span text:style-name="T13">"banana"</text:span><text:span text:style-name="T16">, </text:span><text:span text:style-name="T13">"cherry"</text:span><text:span text:style-name="T16">)) </text:span><text:span text:style-name="T11"># note the double round-brackets</text:span></text:p>
            </text:list-item>
          </text:list>
        </text:list-item>
      </text:list>
      <text:h text:style-name="P90" text:outline-level="2">Access Items</text:h>
      <text:p text:style-name="P36">You cannot access items in a set by referring to an index or a key.</text:p>
      <text:p text:style-name="Text_20_body">But you can loop through the set items using a <text:span text:style-name="Source_20_Text">for</text:span> loop, or ask if a specified value is present in a set, by using the <text:span text:style-name="Source_20_Text">in</text:span> keyword.</text:p>
      <text:p text:style-name="P36"><draw:frame text:anchor-type="paragraph" draw:z-index="33" draw:name="Shape6_22" draw:style-name="gr20" draw:text-style-name="P198" svg:width="16.592cm" svg:height="2.472cm" svg:x="0.203cm" svg:y="0.095cm"><draw:text-box><text:p text:style-name="P197"><text:span text:style-name="T43">thisset = {"apple", "banana", "cherry"}</text:span></text:p><text:p text:style-name="P197"><text:span text:style-name="T43"/></text:p><text:p text:style-name="P197"><text:span text:style-name="T43">for x in thisset:</text:span></text:p><text:p text:style-name="P197"><text:span text:style-name="T43"><text:s text:c="2"/></text:span><text:span text:style-name="T43">print(x) </text:span></text:p></draw:text-box></draw:frame><draw:frame text:anchor-type="paragraph" draw:z-index="34" draw:name="Shape6_23" draw:style-name="gr20" draw:text-style-name="P198" svg:width="16.592cm" svg:height="2.472cm" svg:x="0.176cm" svg:y="3.023cm"><draw:text-box><text:p text:style-name="P197"><text:span text:style-name="T43">thisset = {"apple", "banana", "cherry"}</text:span></text:p><text:p text:style-name="P197"><text:span text:style-name="T43"/></text:p><text:p text:style-name="P197"><text:span text:style-name="T43">print("banana" in thisset) </text:span></text:p></draw:text-box></draw:frame></text:p>
      <text:p text:style-name="P36"/>
      <text:p text:style-name="P36"/>
      <text:p text:style-name="P36"/>
      <text:h text:style-name="P90" text:outline-level="2"><text:soft-page-break/>Add Items</text:h>
      <text:p text:style-name="P36">Once a set is created, you cannot change its items, but you can add new items.</text:p>
      <text:p text:style-name="P36">To add one item to a set use the <text:span text:style-name="Source_20_Text">add()</text:span> method.</text:p>
      <text:p text:style-name="P36"><draw:frame text:anchor-type="paragraph" draw:z-index="35" draw:name="Shape6_24" draw:style-name="gr20" draw:text-style-name="P198" svg:width="16.592cm" svg:height="2.472cm" svg:x="0.36cm" svg:y="0.446cm"><draw:text-box><text:p text:style-name="P197"><text:span text:style-name="T43">thisset = {"apple", "banana", "cherry"}</text:span></text:p><text:p text:style-name="P197"><text:span text:style-name="T43"/></text:p><text:p text:style-name="P197"><text:span text:style-name="T43">thisset.add("orange")</text:span></text:p><text:p text:style-name="P197"><text:span text:style-name="T43"/></text:p><text:p text:style-name="P197"><text:span text:style-name="T43">print(thisset) </text:span></text:p></draw:text-box></draw:frame></text:p>
      <text:p text:style-name="P36"/>
      <text:p text:style-name="P36"/>
      <text:p text:style-name="P36"/>
      <text:h text:style-name="P90" text:outline-level="2">Add Sets</text:h>
      <text:p text:style-name="Text_20_body">To add items from another set into the current set, use the <text:span text:style-name="Source_20_Text">update()</text:span> method.</text:p>
      <text:p text:style-name="P36"><draw:frame text:anchor-type="paragraph" draw:z-index="36" draw:name="Shape6_25" draw:style-name="gr18" draw:text-style-name="P198" svg:width="16.592cm" svg:height="2.966cm" svg:x="0.164cm" svg:y="0.335cm"><draw:text-box><text:p text:style-name="P197"><text:span text:style-name="T43">thisset = {"apple", "banana", "cherry"}</text:span></text:p><text:p text:style-name="P197"><text:span text:style-name="T43">tropical = {"pineapple", "mango", "papaya"}</text:span></text:p><text:p text:style-name="P197"><text:span text:style-name="T43"/></text:p><text:p text:style-name="P197"><text:span text:style-name="T43">thisset.update(tropical)</text:span></text:p><text:p text:style-name="P197"><text:span text:style-name="T43"/></text:p><text:p text:style-name="P197"><text:span text:style-name="T43">print(thisset) </text:span></text:p></draw:text-box></draw:frame></text:p>
      <text:p text:style-name="P36"/>
      <text:p text:style-name="P36"/>
      <text:p text:style-name="P36"/>
      <text:p text:style-name="P36"/>
      <text:h text:style-name="P90" text:outline-level="2">Add Any Iterable</text:h>
      <text:list xml:id="list2467061325" text:style-name="L27">
        <text:list-item>
          <text:p text:style-name="P178">The object in the <text:span text:style-name="Source_20_Text">update()</text:span> method does not have to be a set, it can be any iterable object (tuples, lists, dictionaries etc.<text:span text:style-name="T36">)</text:span></text:p>
        </text:list-item>
      </text:list>
      <text:p text:style-name="P36"><draw:frame text:anchor-type="paragraph" draw:z-index="37" draw:name="Shape6_26" draw:style-name="gr19" draw:text-style-name="P198" svg:width="16.592cm" svg:height="3.46cm" svg:x="0.123cm" svg:y="-0.095cm"><draw:text-box><text:p text:style-name="P197"><text:span text:style-name="T43">thisset = {"apple", "banana", "cherry"}</text:span></text:p><text:p text:style-name="P197"><text:span text:style-name="T43">mylist = {"kiwi":1, "orange":4}</text:span></text:p><text:p text:style-name="P197"><text:span text:style-name="T43"/></text:p><text:p text:style-name="P197"><text:span text:style-name="T43">thisset.update(mylist)</text:span></text:p><text:p text:style-name="P197"><text:span text:style-name="T43"/></text:p><text:p text:style-name="P197"><text:span text:style-name="T43">print(thisset)</text:span></text:p><text:p text:style-name="P197"><text:span text:style-name="T43"/></text:p></draw:text-box></draw:frame></text:p>
      <text:p text:style-name="P36"/>
      <text:p text:style-name="P36"/>
      <text:p text:style-name="P36"/>
      <text:p text:style-name="P36"/>
      <text:h text:style-name="P90" text:outline-level="2">Remove Item</text:h>
      <text:list xml:id="list1804096451" text:style-name="L28">
        <text:list-item>
          <text:p text:style-name="P179">To remove an item in a set, use the <text:span text:style-name="Source_20_Text">remove()</text:span>, or the <text:span text:style-name="Source_20_Text">discard()</text:span> method.</text:p>
        </text:list-item>
      </text:list>
      <text:p text:style-name="P36"><draw:frame text:anchor-type="paragraph" draw:z-index="38" draw:name="Shape6_27" draw:style-name="gr20" draw:text-style-name="P198" svg:width="16.592cm" svg:height="2.472cm" svg:x="0.097cm" svg:y="-0.102cm"><draw:text-box><text:p text:style-name="P197"><text:span text:style-name="T43">thisset = {"apple", "banana", "cherry"}</text:span></text:p><text:p text:style-name="P197"><text:span text:style-name="T43"/></text:p><text:p text:style-name="P197"><text:span text:style-name="T43">thisset.remove("banana")</text:span></text:p><text:p text:style-name="P197"><text:span text:style-name="T43"/></text:p><text:p text:style-name="P197"><text:span text:style-name="T43">print(thisset) </text:span></text:p></draw:text-box></draw:frame></text:p>
      <text:p text:style-name="P36"/>
      <text:p text:style-name="P36"/>
      <text:p text:style-name="P36"/>
      <text:p text:style-name="P36"><text:span text:style-name="Strong_20_Emphasis">Note:</text:span> If the item to remove does not exist, <text:span text:style-name="Source_20_Text">remove()</text:span> will raise an error.</text:p>
      <text:p text:style-name="P36"><text:span text:style-name="Strong_20_Emphasis">Note:</text:span> If the item to remove does not exist, <text:span text:style-name="Source_20_Text">discard()</text:span> will <text:span text:style-name="Strong_20_Emphasis">NOT</text:span> raise an error.</text:p>
      <text:list xml:id="list913650269" text:style-name="L29">
        <text:list-item>
          <text:p text:style-name="P181"><text:soft-page-break/>You can also use the <text:span text:style-name="Source_20_Text">pop()</text:span> method to remove an item, but this method will remove the <text:span text:style-name="Emphasis">last</text:span> item. Remember that sets are unordered, so you will not know what item that gets removed.</text:p>
        </text:list-item>
        <text:list-item>
          <text:p text:style-name="P180">The return value of the <text:span text:style-name="Source_20_Text">pop()</text:span> method is the removed item.</text:p>
        </text:list-item>
        <text:list-item>
          <text:p text:style-name="P181">You can also use the <text:span text:style-name="Source_20_Text">pop()</text:span> method to remove an item, but this method will remove the <text:span text:style-name="Emphasis">last</text:span> item. Remember that sets are unordered, so you will not know what item that gets removed.</text:p>
        </text:list-item>
        <text:list-item>
          <text:p text:style-name="P180">The return value of the <text:span text:style-name="Source_20_Text">pop()</text:span> method is the removed item.</text:p>
        </text:list-item>
        <text:list-item>
          <text:p text:style-name="P181">The <text:span text:style-name="Source_20_Text">del</text:span> keyword will delete the set completely:</text:p>
        </text:list-item>
      </text:list>
      <text:h text:style-name="P90" text:outline-level="2">Join Two Sets</text:h>
      <text:p text:style-name="P36">You can use the <text:span text:style-name="Source_20_Text">union()</text:span> method that returns a new set containing all items from both sets, or the <text:span text:style-name="Source_20_Text">update()</text:span> method that inserts all the items from one set into another:</text:p>
      <text:p text:style-name="P36">The <text:span text:style-name="Source_20_Text">union()</text:span> method returns a new set with all items from both sets:</text:p>
      <text:p text:style-name="P36"><draw:frame text:anchor-type="paragraph" draw:z-index="39" draw:name="Shape6_28" draw:style-name="gr20" draw:text-style-name="P198" svg:width="16.592cm" svg:height="2.472cm" svg:x="0.097cm" svg:y="-0.102cm"><draw:text-box><text:p text:style-name="P197"><text:span text:style-name="T43">set1 = {"a", "b" , "c"}</text:span></text:p><text:p text:style-name="P197"><text:span text:style-name="T43">set2 = {1, 2, 3}</text:span></text:p><text:p text:style-name="P197"><text:span text:style-name="T43"/></text:p><text:p text:style-name="P197"><text:span text:style-name="T43">set3 = set1.union(set2)</text:span></text:p><text:p text:style-name="P197"><text:span text:style-name="T43">print(set3) </text:span></text:p></draw:text-box></draw:frame></text:p>
      <text:p text:style-name="P36"/>
      <text:p text:style-name="P36"/>
      <text:p text:style-name="P36"/>
      <text:p text:style-name="P36">The <text:span text:style-name="Source_20_Text">update()</text:span> method inserts the items in set2 into set1:</text:p>
      <text:p text:style-name="P36"/>
      <text:p text:style-name="P36"><draw:frame text:anchor-type="paragraph" draw:z-index="40" draw:name="Shape6_29" draw:style-name="gr20" draw:text-style-name="P198" svg:width="16.592cm" svg:height="2.472cm" svg:x="0.097cm" svg:y="-0.102cm"><draw:text-box><text:p text:style-name="P197"><text:span text:style-name="T43">set1 = {"a", "b" , "c"}</text:span></text:p><text:p text:style-name="P197"><text:span text:style-name="T43">set2 = {1, 2, 3}</text:span></text:p><text:p text:style-name="P197"><text:span text:style-name="T43"/></text:p><text:p text:style-name="P197"><text:span text:style-name="T43">set1.update(set2)</text:span></text:p><text:p text:style-name="P197"><text:span text:style-name="T43">print(set1) </text:span></text:p></draw:text-box></draw:frame></text:p>
      <text:p text:style-name="P36"/>
      <text:p text:style-name="P36"/>
      <text:p text:style-name="P36"><text:span text:style-name="Strong_20_Emphasis">Note:</text:span> Both <text:span text:style-name="Source_20_Text">union()</text:span> and <text:span text:style-name="Source_20_Text">update()</text:span> will exclude any duplicate items.</text:p>
      <text:p text:style-name="P36">The <text:span text:style-name="Source_20_Text">intersection_update()</text:span> method will keep only the items that are present in both sets.</text:p>
      <text:p text:style-name="P36"><draw:frame text:anchor-type="paragraph" draw:z-index="41" draw:name="Shape6_30" draw:style-name="gr19" draw:text-style-name="P198" svg:width="16.592cm" svg:height="3.46cm" svg:x="0.097cm" svg:y="-0.102cm"><draw:text-box><text:p text:style-name="P197"><text:span text:style-name="T43"><text:s/></text:span><text:span text:style-name="T43">x = {"apple", "banana", "cherry"}</text:span></text:p><text:p text:style-name="P197"><text:span text:style-name="T43">y = {"google", "microsoft", "apple"}</text:span></text:p><text:p text:style-name="P197"><text:span text:style-name="T43"/></text:p><text:p text:style-name="P197"><text:span text:style-name="T43">x.intersection_update(y)</text:span></text:p><text:p text:style-name="P197"><text:span text:style-name="T43"/></text:p><text:p text:style-name="P197"><text:span text:style-name="T43">print(x) </text:span></text:p><text:p text:style-name="P197"><text:span text:style-name="T43"/></text:p></draw:text-box></draw:frame></text:p>
      <text:p text:style-name="P36"/>
      <text:p text:style-name="P36"/>
      <text:p text:style-name="P36"/>
      <text:p text:style-name="P36"/>
      <text:p text:style-name="P36">The <text:span text:style-name="Source_20_Text">intersection()</text:span> method will return a <text:span text:style-name="Emphasis">new</text:span> set, that only contains the items that are present in both sets.</text:p>
      <text:p text:style-name="P36"><draw:frame text:anchor-type="paragraph" draw:z-index="42" draw:name="Shape6_31" draw:style-name="gr18" draw:text-style-name="P198" svg:width="16.592cm" svg:height="2.966cm" svg:x="0.097cm" svg:y="-0.102cm"><draw:text-box><text:p text:style-name="P197"><text:span text:style-name="T43">x = {"apple", "banana", "cherry"}</text:span></text:p><text:p text:style-name="P197"><text:span text:style-name="T43">y = {"google", "microsoft", "apple"}</text:span></text:p><text:p text:style-name="P197"><text:span text:style-name="T43"/></text:p><text:p text:style-name="P197"><text:span text:style-name="T43">z = x.intersection(y)</text:span></text:p><text:p text:style-name="P197"><text:span text:style-name="T43"/></text:p><text:p text:style-name="P197"><text:span text:style-name="T43">print(z) </text:span></text:p></draw:text-box></draw:frame></text:p>
      <text:p text:style-name="P36"/>
      <text:p text:style-name="P36"><text:soft-page-break/></text:p>
      <text:p text:style-name="P36">The <text:span text:style-name="Source_20_Text">symmetric_difference_update()</text:span> method will keep only the elements that are NOT present in both sets.</text:p>
      <text:p text:style-name="P36"><draw:frame text:anchor-type="paragraph" draw:z-index="43" draw:name="Shape6_32" draw:style-name="gr18" draw:text-style-name="P198" svg:width="16.592cm" svg:height="2.966cm" svg:x="0.097cm" svg:y="-0.102cm"><draw:text-box><text:p text:style-name="P197"><text:span text:style-name="T43">x = {"apple", "banana", "cherry"}</text:span></text:p><text:p text:style-name="P197"><text:span text:style-name="T43">y = {"google", "microsoft", "apple"}</text:span></text:p><text:p text:style-name="P197"><text:span text:style-name="T43"/></text:p><text:p text:style-name="P197"><text:span text:style-name="T43">x.symmetric_difference_update(y)</text:span></text:p><text:p text:style-name="P197"><text:span text:style-name="T43"/></text:p><text:p text:style-name="P197"><text:span text:style-name="T43">print(x) </text:span></text:p></draw:text-box></draw:frame></text:p>
      <text:p text:style-name="P36"/>
      <text:p text:style-name="P36"/>
      <text:p text:style-name="P36"/>
      <text:p text:style-name="P36">The <text:span text:style-name="Source_20_Text">symmetric_difference()</text:span> method will return a new set, that contains only the elements that are NOT present in both sets.</text:p>
      <text:p text:style-name="P36"><draw:frame text:anchor-type="paragraph" draw:z-index="44" draw:name="Shape6_33" draw:style-name="gr18" draw:text-style-name="P198" svg:width="16.592cm" svg:height="2.966cm" svg:x="0.097cm" svg:y="-0.102cm"><draw:text-box><text:p text:style-name="P197"><text:span text:style-name="T43">x = {"apple", "banana", "cherry"}</text:span></text:p><text:p text:style-name="P197"><text:span text:style-name="T43">y = {"google", "microsoft", "apple"}</text:span></text:p><text:p text:style-name="P197"><text:span text:style-name="T43"/></text:p><text:p text:style-name="P197"><text:span text:style-name="T43">z = x.symmetric_difference(y)</text:span></text:p><text:p text:style-name="P197"><text:span text:style-name="T43"/></text:p><text:p text:style-name="P197"><text:span text:style-name="T43">print(z) </text:span></text:p></draw:text-box></draw:frame></text:p>
      <text:p text:style-name="P36"/>
      <text:p text:style-name="P36"/>
      <text:p text:style-name="P36"/>
      <text:h text:style-name="P90" text:outline-level="2">Set Methods</text:h>
      <text:p text:style-name="Text_20_body">Python has a set of built-in methods that you can use on sets.</text:p>
      <table:table table:name="Table18" table:style-name="Table18">
        <table:table-column table:style-name="Table18.A"/>
        <table:table-column table:style-name="Table18.B"/>
        <table:table-row table:style-name="TableLine93877948859968">
          <table:table-cell table:style-name="Table18.A1" office:value-type="string">
            <text:p text:style-name="Table_20_Heading">Method</text:p>
          </table:table-cell>
          <table:table-cell table:style-name="Table18.A1" office:value-type="string">
            <text:p text:style-name="Table_20_Heading">Description</text:p>
          </table:table-cell>
        </table:table-row>
        <table:table-row table:style-name="TableLine93877949208752">
          <table:table-cell table:style-name="Table18.A1" office:value-type="string">
            <text:p text:style-name="Table_20_Contents"><text:a xlink:type="simple" xlink:href="https://www.w3schools.com/python/ref_set_add.asp" text:style-name="Internet_20_link" text:visited-style-name="Visited_20_Internet_20_Link">add()</text:a></text:p>
          </table:table-cell>
          <table:table-cell table:style-name="Table18.A1" office:value-type="string">
            <text:p text:style-name="Table_20_Contents">Adds an element to the set</text:p>
          </table:table-cell>
        </table:table-row>
        <table:table-row table:style-name="TableLine93877949482080">
          <table:table-cell table:style-name="Table18.A1" office:value-type="string">
            <text:p text:style-name="Table_20_Contents"><text:a xlink:type="simple" xlink:href="https://www.w3schools.com/python/ref_set_clear.asp" text:style-name="Internet_20_link" text:visited-style-name="Visited_20_Internet_20_Link">clear()</text:a></text:p>
          </table:table-cell>
          <table:table-cell table:style-name="Table18.A1" office:value-type="string">
            <text:p text:style-name="Table_20_Contents">Removes all the elements from the set</text:p>
          </table:table-cell>
        </table:table-row>
        <table:table-row table:style-name="TableLine93877949482608">
          <table:table-cell table:style-name="Table18.A1" office:value-type="string">
            <text:p text:style-name="Table_20_Contents"><text:a xlink:type="simple" xlink:href="https://www.w3schools.com/python/ref_set_copy.asp" text:style-name="Internet_20_link" text:visited-style-name="Visited_20_Internet_20_Link">copy()</text:a></text:p>
          </table:table-cell>
          <table:table-cell table:style-name="Table18.A1" office:value-type="string">
            <text:p text:style-name="Table_20_Contents">Returns a copy of the set</text:p>
          </table:table-cell>
        </table:table-row>
        <table:table-row table:style-name="TableLine93877949483248">
          <table:table-cell table:style-name="Table18.A1" office:value-type="string">
            <text:p text:style-name="Table_20_Contents"><text:a xlink:type="simple" xlink:href="https://www.w3schools.com/python/ref_set_difference.asp" text:style-name="Internet_20_link" text:visited-style-name="Visited_20_Internet_20_Link">difference()</text:a></text:p>
          </table:table-cell>
          <table:table-cell table:style-name="Table18.A1" office:value-type="string">
            <text:p text:style-name="Table_20_Contents">Returns a set containing the difference between two or more sets</text:p>
          </table:table-cell>
        </table:table-row>
        <table:table-row table:style-name="TableLine93877949483888">
          <table:table-cell table:style-name="Table18.A1" office:value-type="string">
            <text:p text:style-name="Table_20_Contents"><text:a xlink:type="simple" xlink:href="https://www.w3schools.com/python/ref_set_difference_update.asp" text:style-name="Internet_20_link" text:visited-style-name="Visited_20_Internet_20_Link">difference_update()</text:a></text:p>
          </table:table-cell>
          <table:table-cell table:style-name="Table18.A1" office:value-type="string">
            <text:p text:style-name="Table_20_Contents">Removes the items in this set that are also included in another, specified set</text:p>
          </table:table-cell>
        </table:table-row>
        <table:table-row table:style-name="TableLine93877949484480">
          <table:table-cell table:style-name="Table18.A1" office:value-type="string">
            <text:p text:style-name="Table_20_Contents"><text:a xlink:type="simple" xlink:href="https://www.w3schools.com/python/ref_set_discard.asp" text:style-name="Internet_20_link" text:visited-style-name="Visited_20_Internet_20_Link">discard()</text:a></text:p>
          </table:table-cell>
          <table:table-cell table:style-name="Table18.A1" office:value-type="string">
            <text:p text:style-name="Table_20_Contents">Remove the specified item</text:p>
          </table:table-cell>
        </table:table-row>
        <table:table-row table:style-name="TableLine93877949485200">
          <table:table-cell table:style-name="Table18.A1" office:value-type="string">
            <text:p text:style-name="Table_20_Contents"><text:a xlink:type="simple" xlink:href="https://www.w3schools.com/python/ref_set_intersection.asp" text:style-name="Internet_20_link" text:visited-style-name="Visited_20_Internet_20_Link">intersection()</text:a></text:p>
          </table:table-cell>
          <table:table-cell table:style-name="Table18.A1" office:value-type="string">
            <text:p text:style-name="Table_20_Contents">Returns a set, that is the intersection of two other sets</text:p>
          </table:table-cell>
        </table:table-row>
        <table:table-row table:style-name="TableLine93877949486000">
          <table:table-cell table:style-name="Table18.A1" office:value-type="string">
            <text:p text:style-name="Table_20_Contents"><text:a xlink:type="simple" xlink:href="https://www.w3schools.com/python/ref_set_intersection_update.asp" text:style-name="Internet_20_link" text:visited-style-name="Visited_20_Internet_20_Link">intersection_update()</text:a></text:p>
          </table:table-cell>
          <table:table-cell table:style-name="Table18.A1" office:value-type="string">
            <text:p text:style-name="Table_20_Contents">Removes the items in this set that are not present in other, specified set(s)</text:p>
          </table:table-cell>
        </table:table-row>
        <table:table-row table:style-name="TableLine93877949486992">
          <table:table-cell table:style-name="Table18.A1" office:value-type="string">
            <text:p text:style-name="Table_20_Contents"><text:a xlink:type="simple" xlink:href="https://www.w3schools.com/python/ref_set_isdisjoint.asp" text:style-name="Internet_20_link" text:visited-style-name="Visited_20_Internet_20_Link">isdisjoint()</text:a></text:p>
          </table:table-cell>
          <table:table-cell table:style-name="Table18.A1" office:value-type="string">
            <text:p text:style-name="Table_20_Contents">Returns whether two sets have a intersection or not</text:p>
          </table:table-cell>
        </table:table-row>
        <table:table-row table:style-name="TableLine93877949487792">
          <table:table-cell table:style-name="Table18.A1" office:value-type="string">
            <text:p text:style-name="Table_20_Contents"><text:a xlink:type="simple" xlink:href="https://www.w3schools.com/python/ref_set_issubset.asp" text:style-name="Internet_20_link" text:visited-style-name="Visited_20_Internet_20_Link">issubset()</text:a></text:p>
          </table:table-cell>
          <table:table-cell table:style-name="Table18.A1" office:value-type="string">
            <text:p text:style-name="Table_20_Contents">Returns whether another set contains this set or not</text:p>
          </table:table-cell>
        </table:table-row>
        <table:table-row table:style-name="TableLine93877949488592">
          <table:table-cell table:style-name="Table18.A1" office:value-type="string">
            <text:p text:style-name="Table_20_Contents"><text:a xlink:type="simple" xlink:href="https://www.w3schools.com/python/ref_set_issuperset.asp" text:style-name="Internet_20_link" text:visited-style-name="Visited_20_Internet_20_Link">issuperset()</text:a></text:p>
          </table:table-cell>
          <table:table-cell table:style-name="Table18.A1" office:value-type="string">
            <text:p text:style-name="Table_20_Contents">Returns whether this set contains another set or not</text:p>
          </table:table-cell>
        </table:table-row>
        <table:table-row table:style-name="TableLine93877949489392">
          <table:table-cell table:style-name="Table18.A1" office:value-type="string">
            <text:p text:style-name="Table_20_Contents"><text:a xlink:type="simple" xlink:href="https://www.w3schools.com/python/ref_set_pop.asp" text:style-name="Internet_20_link" text:visited-style-name="Visited_20_Internet_20_Link">pop()</text:a></text:p>
          </table:table-cell>
          <table:table-cell table:style-name="Table18.A1" office:value-type="string">
            <text:p text:style-name="Table_20_Contents">Removes an element from the set</text:p>
          </table:table-cell>
        </table:table-row>
        <table:table-row table:style-name="TableLine93877949490192">
          <table:table-cell table:style-name="Table18.A1" office:value-type="string">
            <text:p text:style-name="Table_20_Contents"><text:a xlink:type="simple" xlink:href="https://www.w3schools.com/python/ref_set_remove.asp" text:style-name="Internet_20_link" text:visited-style-name="Visited_20_Internet_20_Link">remove()</text:a></text:p>
          </table:table-cell>
          <table:table-cell table:style-name="Table18.A1" office:value-type="string">
            <text:p text:style-name="Table_20_Contents">Removes the specified element</text:p>
          </table:table-cell>
        </table:table-row>
        <table:table-row table:style-name="TableLine93877949490992">
          <table:table-cell table:style-name="Table18.A1" office:value-type="string">
            <text:p text:style-name="Table_20_Contents"><text:a xlink:type="simple" xlink:href="https://www.w3schools.com/python/ref_set_symmetric_difference.asp" text:style-name="Internet_20_link" text:visited-style-name="Visited_20_Internet_20_Link">symmetric_difference()</text:a></text:p>
          </table:table-cell>
          <table:table-cell table:style-name="Table18.A1" office:value-type="string">
            <text:p text:style-name="Table_20_Contents">Returns a set with the symmetric differences of two sets</text:p>
          </table:table-cell>
        </table:table-row>
        <table:table-row table:style-name="TableLine93877949491792">
          <table:table-cell table:style-name="Table18.A1" office:value-type="string">
            <text:p text:style-name="Table_20_Contents"><text:a xlink:type="simple" xlink:href="https://www.w3schools.com/python/ref_set_symmetric_difference_update.asp" text:style-name="Internet_20_link" text:visited-style-name="Visited_20_Internet_20_Link">symmetric_difference_update()</text:a></text:p>
          </table:table-cell>
          <table:table-cell table:style-name="Table18.A1" office:value-type="string">
            <text:p text:style-name="Table_20_Contents">inserts the symmetric differences from this set and another</text:p>
          </table:table-cell>
        </table:table-row>
        <table:table-row table:style-name="TableLine93877949492592">
          <table:table-cell table:style-name="Table18.A1" office:value-type="string">
            <text:p text:style-name="Table_20_Contents"><text:a xlink:type="simple" xlink:href="https://www.w3schools.com/python/ref_set_union.asp" text:style-name="Internet_20_link" text:visited-style-name="Visited_20_Internet_20_Link">union()</text:a></text:p>
          </table:table-cell>
          <table:table-cell table:style-name="Table18.A1" office:value-type="string">
            <text:p text:style-name="Table_20_Contents">Return a set containing the union of sets</text:p>
          </table:table-cell>
        </table:table-row>
        <table:table-row table:style-name="TableLine93877949493392">
          <table:table-cell table:style-name="Table18.A1" office:value-type="string">
            <text:p text:style-name="Table_20_Contents"><text:a xlink:type="simple" xlink:href="https://www.w3schools.com/python/ref_set_update.asp" text:style-name="Internet_20_link" text:visited-style-name="Visited_20_Internet_20_Link">update()</text:a></text:p>
          </table:table-cell>
          <table:table-cell table:style-name="Table18.A1" office:value-type="string">
            <text:p text:style-name="Table_20_Contents">Update the set with the union of this set and others</text:p>
          </table:table-cell>
        </table:table-row>
      </table:table>
      <text:p text:style-name="P36"/>
      <text:p text:style-name="P36"/>
      <text:p text:style-name="P36"><text:soft-page-break/></text:p>
      <text:h text:style-name="P90" text:outline-level="2">Dictionary</text:h>
      <text:p text:style-name="Text_20_body">Dictionaries are used to store data values in key:value pairs.</text:p>
      <text:p text:style-name="Text_20_body">A dictionary is a collection which is ordered*, changeable and do not allow duplicates.</text:p>
      <text:p text:style-name="P38"><text:span text:style-name="T3">NOTE : </text:span><text:span text:style-name="T2">As of Python version 3.7, dictionaries are </text:span><text:span text:style-name="Emphasis"><text:span text:style-name="T2">ordered</text:span></text:span><text:span text:style-name="T2">. In Python 3.6 and earlier, dictionaries are </text:span><text:span text:style-name="Emphasis"><text:span text:style-name="T2">unordered</text:span></text:span><text:span text:style-name="T2">.</text:span></text:p>
      <text:h text:style-name="P91" text:outline-level="2">Dictionary Items</text:h>
      <text:list xml:id="list1692597753" text:style-name="L30">
        <text:list-item>
          <text:p text:style-name="P182">Dictionary items are ordered, changeable, and does not allow duplicates.</text:p>
        </text:list-item>
        <text:list-item>
          <text:p text:style-name="P182">Dictionary items are presented in key:value pairs, and can be referred to by using the key name.</text:p>
        </text:list-item>
        <text:list-item>
          <text:p text:style-name="P154">Dictionaries are changeable, meaning that we can change, add or remove items after the dictionary has been created.</text:p>
        </text:list-item>
        <text:list-item>
          <text:p text:style-name="P154">Dictionaries cannot have two items with the same key:</text:p>
        </text:list-item>
        <text:list-item>
          <text:p text:style-name="P154">The values in dictionary items can be of any data type:</text:p>
          <text:p text:style-name="P154"/>
        </text:list-item>
      </text:list>
      <text:p text:style-name="P30"><draw:frame text:anchor-type="paragraph" draw:z-index="45" draw:name="Shape6_34" draw:style-name="gr6" draw:text-style-name="P198" svg:width="16.592cm" svg:height="4.871cm" svg:x="0.097cm" svg:y="-0.102cm"><draw:text-box><text:p text:style-name="P197"><text:span text:style-name="T43">thisdict = {</text:span></text:p><text:p text:style-name="P197"><text:span text:style-name="T43"><text:s text:c="2"/></text:span><text:span text:style-name="T43">"brand": "Ford",</text:span></text:p><text:p text:style-name="P197"><text:span text:style-name="T43"><text:s text:c="2"/></text:span><text:span text:style-name="T43">"electric": False,</text:span></text:p><text:p text:style-name="P197"><text:span text:style-name="T43"><text:s text:c="2"/></text:span><text:span text:style-name="T43">"year": 1964,</text:span></text:p><text:p text:style-name="P197"><text:span text:style-name="T43"><text:s text:c="2"/></text:span><text:span text:style-name="T43">"colors": ["red", "white", "blue"],</text:span></text:p><text:p text:style-name="P197"><text:span text:style-name="T43"><text:s text:c="2"/></text:span><text:span text:style-name="T43">8 : "value"</text:span></text:p><text:p text:style-name="P197"><text:span text:style-name="T43">}</text:span></text:p><text:p text:style-name="P197"><text:span text:style-name="T43"/></text:p><text:p text:style-name="P197"><text:span text:style-name="T43">print(thisdict)</text:span></text:p><text:p text:style-name="P197"><text:span text:style-name="T43"/></text:p></draw:text-box></draw:frame></text:p>
      <text:p text:style-name="P30"/>
      <text:p text:style-name="P30"/>
      <text:p text:style-name="P30"/>
      <text:p text:style-name="P30"/>
      <text:p text:style-name="P30"/>
      <text:p text:style-name="P30"/>
      <text:h text:style-name="P100" text:outline-level="4">Accessing Items</text:h>
      <text:p text:style-name="Text_20_body">You can access the items of a dictionary by referring to its key name, inside square brackets:</text:p>
      <text:p text:style-name="P30">There is also a method called <text:span text:style-name="Source_20_Text">get()</text:span> that will give you the same result:</text:p>
      <text:p text:style-name="P30"><draw:frame text:anchor-type="paragraph" draw:z-index="46" draw:name="Shape6_35" draw:style-name="gr17" draw:text-style-name="P198" svg:width="16.592cm" svg:height="4.384cm" svg:x="0.097cm" svg:y="-0.102cm"><draw:text-box><text:p text:style-name="P197"><text:span text:style-name="T43">thisdict =</text:span><text:span text:style-name="T43"><text:tab/></text:span><text:span text:style-name="T43">{</text:span></text:p><text:p text:style-name="P197"><text:span text:style-name="T43"><text:s text:c="2"/></text:span><text:span text:style-name="T43">"brand": "Ford",</text:span></text:p><text:p text:style-name="P197"><text:span text:style-name="T43"><text:s text:c="2"/></text:span><text:span text:style-name="T43">"model": "Mustang",</text:span></text:p><text:p text:style-name="P197"><text:span text:style-name="T43"><text:s text:c="2"/></text:span><text:span text:style-name="T43">"year": 1964</text:span></text:p><text:p text:style-name="P197"><text:span text:style-name="T43">}</text:span></text:p><text:p text:style-name="P197"><text:span text:style-name="T43">x = thisdict["model"]</text:span></text:p><text:p text:style-name="P197"><text:span text:style-name="T43"/></text:p><text:p text:style-name="P197"><text:span text:style-name="T43"><text:s/></text:span><text:span text:style-name="T43">x = thisdict.get("model")</text:span></text:p><text:p text:style-name="P197"><text:span text:style-name="T43"/></text:p></draw:text-box></draw:frame></text:p>
      <text:p text:style-name="P30"/>
      <text:p text:style-name="P30"/>
      <text:p text:style-name="P30"/>
      <text:p text:style-name="P30"/>
      <text:p text:style-name="P30"/>
      <text:p text:style-name="P30"><text:soft-page-break/>The <text:span text:style-name="Source_20_Text">keys()</text:span> method will return a list of all the keys in the dictionary.</text:p>
      <text:p text:style-name="P50">x = thisdict.keys() </text:p>
      <text:p text:style-name="P30"><text:span text:style-name="T2">The list of the keys is a </text:span><text:span text:style-name="Emphasis"><text:span text:style-name="T2">view</text:span></text:span><text:span text:style-name="T2"> of the dictionary, meaning that any changes done to the dictionary will be reflected in the keys list.</text:span></text:p>
      <text:p text:style-name="P24"><draw:frame text:anchor-type="paragraph" draw:z-index="47" draw:name="Shape6_36" draw:style-name="gr16" draw:text-style-name="P198" svg:width="16.592cm" svg:height="7.305cm" svg:x="0.097cm" svg:y="-0.102cm"><draw:text-box><text:p text:style-name="P197"><text:span text:style-name="T43">car = {</text:span></text:p><text:p text:style-name="P197"><text:span text:style-name="T43">"brand": "Ford",</text:span></text:p><text:p text:style-name="P197"><text:span text:style-name="T43">"model": "Mustang",</text:span></text:p><text:p text:style-name="P197"><text:span text:style-name="T43">"year": 1964</text:span></text:p><text:p text:style-name="P197"><text:span text:style-name="T43">}</text:span></text:p><text:p text:style-name="P197"><text:span text:style-name="T43"/></text:p><text:p text:style-name="P197"><text:span text:style-name="T43">x = car.keys()</text:span></text:p><text:p text:style-name="P197"><text:span text:style-name="T43"/></text:p><text:p text:style-name="P197"><text:span text:style-name="T43">print(x) #before the change dict_keys(['brand', 'model', 'year'])</text:span></text:p><text:p text:style-name="P197"><text:span text:style-name="T43"/></text:p><text:p text:style-name="P197"><text:span text:style-name="T43">car["color"] = "white"</text:span></text:p><text:p text:style-name="P197"><text:span text:style-name="T43"/></text:p><text:p text:style-name="P197"><text:span text:style-name="T43">print(x) #after the change <text:s/>dict_keys(['brand', 'model', 'year', 'color'])</text:span></text:p><text:p text:style-name="P197"><text:span text:style-name="T43">print(type((x)) # &lt;class 'dict_keys'&gt;</text:span></text:p><text:p text:style-name="P197"><text:span text:style-name="T43"/></text:p></draw:text-box></draw:frame></text:p>
      <text:p text:style-name="P24"/>
      <text:p text:style-name="P24"/>
      <text:p text:style-name="P24"/>
      <text:p text:style-name="P24"/>
      <text:p text:style-name="P24"/>
      <text:p text:style-name="P24"/>
      <text:p text:style-name="P24"/>
      <text:p text:style-name="P24"/>
      <text:p text:style-name="P24"/>
      <text:list xml:id="list3588885145" text:style-name="L31">
        <text:list-item>
          <text:p text:style-name="P183"><text:span text:style-name="T4">The type of keys list is </text:span>&lt;class 'dict_keys'&gt;</text:p>
        </text:list-item>
        <text:list-item>
          <text:p text:style-name="P183">The <text:span text:style-name="Source_20_Text">values()</text:span> method will return a list of all the values in the dictionary.</text:p>
        </text:list-item>
        <text:list-item>
          <text:p text:style-name="P183">The list of the values is a <text:span text:style-name="Emphasis">view</text:span> of the dictionary, meaning that any changes done to the dictionary will be reflected in the values list.</text:p>
        </text:list-item>
        <text:list-item>
          <text:p text:style-name="P183"><text:span text:style-name="T4">The type of </text:span><text:span text:style-name="T5">value</text:span><text:span text:style-name="T4"> list is &lt;class 'dict_values'&gt;</text:span></text:p>
          <text:list>
            <text:list-item>
              <text:list>
                <text:list-item>
                  <text:list>
                    <text:list-item>
                      <text:h text:style-name="P101" text:outline-level="4">Get Items</text:h>
                    </text:list-item>
                  </text:list>
                </text:list-item>
              </text:list>
            </text:list-item>
          </text:list>
        </text:list-item>
      </text:list>
      <text:p text:style-name="Text_20_body">The <text:span text:style-name="Source_20_Text">items()</text:span> method will return each item in a dictionary, as tuples in a list.</text:p>
      <text:p text:style-name="P39"><text:span text:style-name="T4">The returned list is a </text:span><text:span text:style-name="Emphasis"><text:span text:style-name="T4">view</text:span></text:span><text:span text:style-name="T4"> of the items of the dictionary, meaning that any changes done to the dictionary will be reflected in the items list.</text:span></text:p>
      <text:p text:style-name="P25"><draw:frame text:anchor-type="paragraph" draw:z-index="48" draw:name="Shape6_37" draw:style-name="gr16" draw:text-style-name="P198" svg:width="17.843cm" svg:height="7.305cm" svg:x="0.097cm" svg:y="-0.102cm"><draw:text-box><text:p text:style-name="P197"><text:span text:style-name="T43">car = {</text:span></text:p><text:p text:style-name="P197"><text:span text:style-name="T43">"brand": "Ford",</text:span></text:p><text:p text:style-name="P197"><text:span text:style-name="T43">"model": "Mustang",</text:span></text:p><text:p text:style-name="P197"><text:span text:style-name="T43">"year": 1964</text:span></text:p><text:p text:style-name="P197"><text:span text:style-name="T43">}</text:span></text:p><text:p text:style-name="P197"><text:span text:style-name="T43"/></text:p><text:p text:style-name="P197"><text:span text:style-name="T43">x = car.items()</text:span></text:p><text:p text:style-name="P197"><text:span text:style-name="T43"/></text:p><text:p text:style-name="P197"><text:span text:style-name="T43">print(x) #before the change dict_items([('brand', 'Ford'), ('model', 'Mustang'), ('year', 1964)])</text:span></text:p><text:p text:style-name="P197"><text:span text:style-name="T43"/></text:p><text:p text:style-name="P197"><text:span text:style-name="T43">car["year"] = 2020</text:span></text:p><text:p text:style-name="P197"><text:span text:style-name="T43"/></text:p><text:p text:style-name="P197"><text:span text:style-name="T43">print(x) #after the change dict_items([('brand', 'Ford'), ('model', 'Mustang'), ('year', 1964), ('color', 'red')])</text:span></text:p><text:p text:style-name="P197"><text:span text:style-name="T43"/></text:p></draw:text-box></draw:frame></text:p>
      <text:p text:style-name="P25"/>
      <text:p text:style-name="P25"/>
      <text:p text:style-name="P25"/>
      <text:p text:style-name="P39"/>
      <text:p text:style-name="P25"/>
      <text:p text:style-name="P25"/>
      <text:p text:style-name="P25"/>
      <text:p text:style-name="P25"/>
      <text:p text:style-name="P26">The type of <text:span text:style-name="T37">item</text:span> list is &lt;class 'dict_items'&gt;</text:p>
      <text:h text:style-name="P88" text:outline-level="2"><text:soft-page-break/>Check if Key Exists</text:h>
      <text:p text:style-name="Text_20_body">To determine if a specified key is present in a dictionary use the <text:span text:style-name="Source_20_Text">in</text:span> keyword:</text:p>
      <text:p text:style-name="P26"/>
      <text:h text:style-name="P88" text:outline-level="2">Change Values</text:h>
      <text:list xml:id="list3175099304" text:style-name="L32">
        <text:list-item>
          <text:p text:style-name="P184">You can change the value of a specific item by referring to its key name:</text:p>
          <text:list>
            <text:list-item>
              <text:p text:style-name="P131">thisdict[<text:span text:style-name="T13">"year"</text:span>] = <text:span text:style-name="T9">2018</text:span></text:p>
            </text:list-item>
          </text:list>
        </text:list-item>
        <text:list-item>
          <text:p text:style-name="P131">The <text:span text:style-name="Source_20_Text">update()</text:span> method will update the dictionary with the items from the given argument.</text:p>
        </text:list-item>
        <text:list-item>
          <text:p text:style-name="P184">The argument must be a dictionary, or an iterable object with key:value pairs.</text:p>
          <text:list>
            <text:list-item>
              <text:p text:style-name="P164"><text:span text:style-name="T16">thisdict.update({</text:span><text:span text:style-name="T13">"year"</text:span><text:span text:style-name="T16">: </text:span><text:span text:style-name="T9">2020</text:span><text:span text:style-name="T16">}) </text:span></text:p>
            </text:list-item>
          </text:list>
        </text:list-item>
        <text:list-item>
          <text:p text:style-name="P132">Items can also be added using index and update method</text:p>
        </text:list-item>
      </text:list>
      <text:p text:style-name="P9"/>
      <text:h text:style-name="P80" text:outline-level="2">Removing Items</text:h>
      <text:list xml:id="list2602630768" text:style-name="L33">
        <text:list-item>
          <text:p text:style-name="P165"><text:span text:style-name="T23">The </text:span><text:span text:style-name="Source_20_Text"><text:span text:style-name="T23">pop()</text:span></text:span><text:span text:style-name="T23"> method removes the item with the specified key name:</text:span></text:p>
        </text:list-item>
        <text:list-item>
          <text:p text:style-name="P165"><text:span text:style-name="T23">The </text:span><text:span text:style-name="Source_20_Text"><text:span text:style-name="T23">popitem()</text:span></text:span><text:span text:style-name="T23"> method removes the last inserted item (in versions before 3.7, a random item is removed instead):</text:span></text:p>
        </text:list-item>
        <text:list-item>
          <text:p text:style-name="P165"><text:span text:style-name="T23">The </text:span><text:span text:style-name="Source_20_Text"><text:span text:style-name="T23">del</text:span></text:span><text:span text:style-name="T23"> keyword removes the item with the specified key name:</text:span></text:p>
        </text:list-item>
        <text:list-item>
          <text:p text:style-name="P165"><text:span text:style-name="T23">The </text:span><text:span text:style-name="Source_20_Text"><text:span text:style-name="T23">del</text:span></text:span><text:span text:style-name="T23"> keyword can also delete the dictionary completely:</text:span></text:p>
        </text:list-item>
        <text:list-item>
          <text:p text:style-name="P165"><text:span text:style-name="T23">The </text:span><text:span text:style-name="Source_20_Text"><text:span text:style-name="T23">clear()</text:span></text:span><text:span text:style-name="T23"> method empties the dictionary:</text:span></text:p>
        </text:list-item>
      </text:list>
      <text:h text:style-name="P81" text:outline-level="2">Loop Through a Dictionary</text:h>
      <text:p text:style-name="P27"><text:span text:style-name="T23">You can loop through a dictionary by using a </text:span><text:span text:style-name="Source_20_Text"><text:span text:style-name="T23">for</text:span></text:span><text:span text:style-name="T23"> loop.</text:span></text:p>
      <text:p text:style-name="Text_20_body">When looping through a dictionary, the return value are the <text:span text:style-name="Emphasis">keys</text:span> of the dictionary, but there are methods to return the <text:span text:style-name="Emphasis">values</text:span> as well.</text:p>
      <text:p text:style-name="P13"/>
      <text:p text:style-name="P13"><draw:frame text:anchor-type="paragraph" draw:z-index="49" draw:name="Shape7" draw:style-name="gr15" draw:text-style-name="P196" svg:width="4.576cm" svg:height="1.615cm" svg:x="0.242cm" svg:y="-0.129cm"><draw:text-box><text:p>for x in thisdict:</text:p><text:p><text:s text:c="2"/>print(x) </text:p></draw:text-box></draw:frame><draw:frame text:anchor-type="paragraph" draw:z-index="50" draw:name="Shape7_0" draw:style-name="gr15" draw:text-style-name="P196" svg:width="4.576cm" svg:height="1.615cm" svg:x="6.302cm" svg:y="-0.168cm"><draw:text-box><text:p>for x in thisdict:</text:p><text:p><text:s text:c="2"/>print(thisdict[x]) </text:p></draw:text-box></draw:frame><draw:frame text:anchor-type="paragraph" draw:z-index="51" draw:name="Shape7_1" draw:style-name="gr15" draw:text-style-name="P195" svg:width="4.576cm" svg:height="1.615cm" svg:x="12.43cm" svg:y="-0.035cm"><draw:text-box><text:p><text:span text:style-name="T43">for x in thisdict.values():</text:span></text:p><text:p><text:span text:style-name="T43"><text:s text:c="2"/></text:span><text:span text:style-name="T43">print(x) </text:span></text:p></draw:text-box></draw:frame><draw:frame text:anchor-type="paragraph" draw:z-index="52" draw:name="Shape7_2" draw:style-name="gr15" draw:text-style-name="P195" svg:width="4.576cm" svg:height="1.615cm" svg:x="0.219cm" svg:y="2.619cm"><draw:text-box><text:p><text:span text:style-name="T43">for x, y in thisdict.items():</text:span></text:p><text:p><text:span text:style-name="T43"><text:s text:c="2"/></text:span><text:span text:style-name="T43">print(x, y) </text:span></text:p></draw:text-box></draw:frame></text:p>
      <text:p text:style-name="P13"/>
      <text:p text:style-name="P13"/>
      <text:p text:style-name="P13"/>
      <text:p text:style-name="P13"/>
      <text:p text:style-name="P13"/>
      <text:p text:style-name="P13"/>
      <text:h text:style-name="P81" text:outline-level="2"><text:soft-page-break/>Copy a Dictionary</text:h>
      <text:list xml:id="list1938037019" text:style-name="L34">
        <text:list-item>
          <text:p text:style-name="P166"><text:span text:style-name="T23">You cannot copy a dictionary simply by typing </text:span><text:span text:style-name="Source_20_Text"><text:span text:style-name="T23">dict2 = dict1</text:span></text:span><text:span text:style-name="T23">, because: </text:span><text:span text:style-name="Source_20_Text"><text:span text:style-name="T23">dict2</text:span></text:span><text:span text:style-name="T23"> will only be a </text:span><text:span text:style-name="Emphasis"><text:span text:style-name="T23">reference</text:span></text:span><text:span text:style-name="T23"> to </text:span><text:span text:style-name="Source_20_Text"><text:span text:style-name="T23">dict1</text:span></text:span><text:span text:style-name="T23">, and changes made in </text:span><text:span text:style-name="Source_20_Text"><text:span text:style-name="T23">dict1</text:span></text:span><text:span text:style-name="T23"> will automatically also be made in </text:span><text:span text:style-name="Source_20_Text"><text:span text:style-name="T23">dict2</text:span></text:span><text:span text:style-name="T23">.</text:span></text:p>
        </text:list-item>
        <text:list-item>
          <text:p text:style-name="P185">There are ways to make a copy, one way is to use the built-in Dictionary method <text:span text:style-name="Source_20_Text">copy()</text:span>.</text:p>
          <text:list>
            <text:list-item>
              <text:p text:style-name="P134">mydict = thisdict.copy()</text:p>
            </text:list-item>
          </text:list>
        </text:list-item>
        <text:list-item>
          <text:p text:style-name="P133"><text:span text:style-name="T25">Another way to make a copy is to use the built-in function </text:span><text:span text:style-name="Source_20_Text"><text:span text:style-name="T25">dict()</text:span></text:span><text:span text:style-name="T25">.</text:span></text:p>
          <text:list>
            <text:list-item>
              <text:p text:style-name="P133"><text:span text:style-name="T25">mydict = </text:span><text:span text:style-name="T8">dict</text:span><text:span text:style-name="T25">(thisdict)</text:span></text:p>
            </text:list-item>
          </text:list>
        </text:list-item>
      </text:list>
      <text:p text:style-name="P13"/>
      <text:h text:style-name="P81" text:outline-level="2">Nested Dictionaries</text:h>
      <text:list xml:id="list3870474836" text:style-name="L35">
        <text:list-item>
          <text:p text:style-name="P135">A dictionary can contain dictionaries, this is called nested dictionaries.</text:p>
        </text:list-item>
      </text:list>
      <text:p text:style-name="P13"><draw:frame text:anchor-type="paragraph" draw:z-index="53" draw:name="Shape7_3" draw:style-name="gr5" draw:text-style-name="P196" svg:width="13.978cm" svg:height="6.818cm" svg:x="1.175cm" svg:y="-0.011cm"><draw:text-box><text:p>myfamily = {</text:p><text:p><text:s text:c="2"/>"child1" : {</text:p><text:p><text:s text:c="4"/>"name" : "Emil",</text:p><text:p><text:s text:c="4"/>"year" : 2004</text:p><text:p><text:s text:c="2"/>},</text:p><text:p><text:s text:c="2"/>"child2" : {</text:p><text:p><text:s text:c="4"/>"name" : "Tobias",</text:p><text:p><text:s text:c="4"/>"year" : 2007</text:p><text:p><text:s text:c="2"/>},</text:p><text:p><text:s text:c="2"/>"child3" : {</text:p><text:p><text:s text:c="4"/>"name" : "Linus",</text:p><text:p><text:s text:c="4"/>"year" : 2011</text:p><text:p><text:s text:c="2"/>}</text:p><text:p>} </text:p></draw:text-box></draw:frame></text:p>
      <text:p text:style-name="P13"/>
      <text:p text:style-name="P13"/>
      <text:p text:style-name="P13"/>
      <text:p text:style-name="P13"/>
      <text:p text:style-name="P13"/>
      <text:p text:style-name="P13"/>
      <text:p text:style-name="P13"/>
      <text:p text:style-name="P13"/>
      <text:h text:style-name="P81" text:outline-level="2"/>
      <text:h text:style-name="P81" text:outline-level="2"/>
      <text:h text:style-name="P81" text:outline-level="2"/>
      <text:h text:style-name="P81" text:outline-level="2"/>
      <text:h text:style-name="P81" text:outline-level="2"/>
      <text:h text:style-name="P81" text:outline-level="2"/>
      <text:h text:style-name="P74" text:outline-level="1"/>
      <text:p text:style-name="P31"/>
      <text:h text:style-name="P69" text:outline-level="1"><text:soft-page-break/><text:s/>Dictionary Methods</text:h>
      <text:p text:style-name="P32">Python has a set of built-in methods that you can use on dictionaries.</text:p>
      <table:table table:name="Table19" table:style-name="Table19">
        <table:table-column table:style-name="Table19.A"/>
        <table:table-column table:style-name="Table19.B"/>
        <table:table-row table:style-name="TableLine93877949704256">
          <table:table-cell table:style-name="Table19.A1" office:value-type="string">
            <text:p text:style-name="P60">Method</text:p>
          </table:table-cell>
          <table:table-cell table:style-name="Table19.A1" office:value-type="string">
            <text:p text:style-name="Table_20_Heading">Description</text:p>
          </table:table-cell>
        </table:table-row>
        <table:table-row table:style-name="TableLine93877949506640">
          <table:table-cell table:style-name="Table19.A1" office:value-type="string">
            <text:p text:style-name="Table_20_Contents"><text:a xlink:type="simple" xlink:href="https://www.w3schools.com/python/ref_dictionary_clear.asp" text:style-name="Internet_20_link" text:visited-style-name="Visited_20_Internet_20_Link">clear()</text:a></text:p>
          </table:table-cell>
          <table:table-cell table:style-name="Table19.A1" office:value-type="string">
            <text:p text:style-name="Table_20_Contents">Removes all the elements from the dictionary</text:p>
          </table:table-cell>
        </table:table-row>
        <table:table-row table:style-name="TableLine93877949845872">
          <table:table-cell table:style-name="Table19.A1" office:value-type="string">
            <text:p text:style-name="Table_20_Contents"><text:a xlink:type="simple" xlink:href="https://www.w3schools.com/python/ref_dictionary_copy.asp" text:style-name="Internet_20_link" text:visited-style-name="Visited_20_Internet_20_Link">copy()</text:a></text:p>
          </table:table-cell>
          <table:table-cell table:style-name="Table19.A1" office:value-type="string">
            <text:p text:style-name="Table_20_Contents">Returns a copy of the dictionary</text:p>
          </table:table-cell>
        </table:table-row>
        <table:table-row table:style-name="TableLine93877949854080">
          <table:table-cell table:style-name="Table19.A1" office:value-type="string">
            <text:p text:style-name="Table_20_Contents"><text:a xlink:type="simple" xlink:href="https://www.w3schools.com/python/ref_dictionary_fromkeys.asp" text:style-name="Internet_20_link" text:visited-style-name="Visited_20_Internet_20_Link">fromkeys()</text:a></text:p>
          </table:table-cell>
          <table:table-cell table:style-name="Table19.A1" office:value-type="string">
            <text:p text:style-name="Table_20_Contents">Returns a dictionary with the specified keys and value</text:p>
          </table:table-cell>
        </table:table-row>
        <table:table-row table:style-name="TableLine93877949815280">
          <table:table-cell table:style-name="Table19.A1" office:value-type="string">
            <text:p text:style-name="Table_20_Contents"><text:a xlink:type="simple" xlink:href="https://www.w3schools.com/python/ref_dictionary_get.asp" text:style-name="Internet_20_link" text:visited-style-name="Visited_20_Internet_20_Link">get()</text:a></text:p>
          </table:table-cell>
          <table:table-cell table:style-name="Table19.A1" office:value-type="string">
            <text:p text:style-name="Table_20_Contents">Returns the value of the specified key</text:p>
          </table:table-cell>
        </table:table-row>
        <table:table-row table:style-name="TableLine93877949888128">
          <table:table-cell table:style-name="Table19.A1" office:value-type="string">
            <text:p text:style-name="Table_20_Contents"><text:a xlink:type="simple" xlink:href="https://www.w3schools.com/python/ref_dictionary_items.asp" text:style-name="Internet_20_link" text:visited-style-name="Visited_20_Internet_20_Link">items()</text:a></text:p>
          </table:table-cell>
          <table:table-cell table:style-name="Table19.A1" office:value-type="string">
            <text:p text:style-name="Table_20_Contents">Returns a list containing a tuple for each key value pair</text:p>
          </table:table-cell>
        </table:table-row>
        <table:table-row table:style-name="TableLine93877949870752">
          <table:table-cell table:style-name="Table19.A1" office:value-type="string">
            <text:p text:style-name="Table_20_Contents"><text:a xlink:type="simple" xlink:href="https://www.w3schools.com/python/ref_dictionary_keys.asp" text:style-name="Internet_20_link" text:visited-style-name="Visited_20_Internet_20_Link">keys()</text:a></text:p>
          </table:table-cell>
          <table:table-cell table:style-name="Table19.A1" office:value-type="string">
            <text:p text:style-name="Table_20_Contents">Returns a list containing the dictionary's keys</text:p>
          </table:table-cell>
        </table:table-row>
        <table:table-row table:style-name="TableLine93877949922944">
          <table:table-cell table:style-name="Table19.A1" office:value-type="string">
            <text:p text:style-name="Table_20_Contents"><text:a xlink:type="simple" xlink:href="https://www.w3schools.com/python/ref_dictionary_pop.asp" text:style-name="Internet_20_link" text:visited-style-name="Visited_20_Internet_20_Link">pop()</text:a></text:p>
          </table:table-cell>
          <table:table-cell table:style-name="Table19.A1" office:value-type="string">
            <text:p text:style-name="Table_20_Contents">Removes the element with the specified key</text:p>
          </table:table-cell>
        </table:table-row>
        <table:table-row table:style-name="TableLine93877949952784">
          <table:table-cell table:style-name="Table19.A1" office:value-type="string">
            <text:p text:style-name="Table_20_Contents"><text:a xlink:type="simple" xlink:href="https://www.w3schools.com/python/ref_dictionary_popitem.asp" text:style-name="Internet_20_link" text:visited-style-name="Visited_20_Internet_20_Link">popitem()</text:a></text:p>
          </table:table-cell>
          <table:table-cell table:style-name="Table19.A1" office:value-type="string">
            <text:p text:style-name="Table_20_Contents">Removes the last inserted key-value pair</text:p>
          </table:table-cell>
        </table:table-row>
        <table:table-row table:style-name="TableLine93877949945616">
          <table:table-cell table:style-name="Table19.A1" office:value-type="string">
            <text:p text:style-name="Table_20_Contents"><text:a xlink:type="simple" xlink:href="https://www.w3schools.com/python/ref_dictionary_setdefault.asp" text:style-name="Internet_20_link" text:visited-style-name="Visited_20_Internet_20_Link">setdefault()</text:a></text:p>
          </table:table-cell>
          <table:table-cell table:style-name="Table19.A1" office:value-type="string">
            <text:p text:style-name="Table_20_Contents">Returns the value of the specified key. If the key does not exist: insert the key, with the specified value</text:p>
          </table:table-cell>
        </table:table-row>
        <table:table-row table:style-name="TableLine93877949955136">
          <table:table-cell table:style-name="Table19.A1" office:value-type="string">
            <text:p text:style-name="Table_20_Contents"><text:a xlink:type="simple" xlink:href="https://www.w3schools.com/python/ref_dictionary_update.asp" text:style-name="Internet_20_link" text:visited-style-name="Visited_20_Internet_20_Link">update()</text:a></text:p>
          </table:table-cell>
          <table:table-cell table:style-name="Table19.A1" office:value-type="string">
            <text:p text:style-name="Table_20_Contents">Updates the dictionary with the specified key-value pairs</text:p>
          </table:table-cell>
        </table:table-row>
        <table:table-row table:style-name="TableLine93877949963680">
          <table:table-cell table:style-name="Table19.A1" office:value-type="string">
            <text:p text:style-name="Table_20_Contents"><text:a xlink:type="simple" xlink:href="https://www.w3schools.com/python/ref_dictionary_values.asp" text:style-name="Internet_20_link" text:visited-style-name="Visited_20_Internet_20_Link">values()</text:a></text:p>
          </table:table-cell>
          <table:table-cell table:style-name="Table19.A1" office:value-type="string">
            <text:p text:style-name="Table_20_Contents">Returns a list of all the values in the dictionary</text:p>
          </table:table-cell>
        </table:table-row>
      </table:table>
      <text:h text:style-name="P70" text:outline-level="1">Python Dictionary fromkeys() Method</text:h>
      <text:p text:style-name="P9"><text:span text:style-name="T25">The </text:span><text:span text:style-name="Source_20_Text"><text:span text:style-name="T25">fromkeys()</text:span></text:span><text:span text:style-name="T25"> method returns a dictionary with the specified keys and the specified value.</text:span></text:p>
      <text:p text:style-name="P56"><text:span text:style-name="T25">dict.fromkeys(</text:span><text:span text:style-name="Emphasis"><text:span text:style-name="T25">keys, value</text:span></text:span><text:span text:style-name="T25">) </text:span></text:p>
      <text:h text:style-name="P81" text:outline-level="2">Parameter Values</text:h>
      <table:table table:name="Table20" table:style-name="Table20">
        <table:table-column table:style-name="Table20.A"/>
        <table:table-column table:style-name="Table20.B"/>
        <table:table-row table:style-name="TableLine93877949970512">
          <table:table-cell table:style-name="Table20.A1" office:value-type="string">
            <text:p text:style-name="Table_20_Heading">Parameter</text:p>
          </table:table-cell>
          <table:table-cell table:style-name="Table20.A1" office:value-type="string">
            <text:p text:style-name="Table_20_Heading">Description</text:p>
          </table:table-cell>
        </table:table-row>
        <table:table-row table:style-name="TableLine93877949985744">
          <table:table-cell table:style-name="Table20.A1" office:value-type="string">
            <text:p text:style-name="Table_20_Contents"><text:span text:style-name="Emphasis">keys</text:span></text:p>
          </table:table-cell>
          <table:table-cell table:style-name="Table20.A1" office:value-type="string">
            <text:p text:style-name="Table_20_Contents">Required. An iterable specifying the keys of the new dictionary</text:p>
          </table:table-cell>
        </table:table-row>
        <table:table-row table:style-name="TableLine93877949986096">
          <table:table-cell table:style-name="Table20.A1" office:value-type="string">
            <text:p text:style-name="Table_20_Contents"><text:span text:style-name="Emphasis">value</text:span></text:p>
          </table:table-cell>
          <table:table-cell table:style-name="Table20.A1" office:value-type="string">
            <text:p text:style-name="Table_20_Contents">Optional. The value for all keys. Default value is None</text:p>
          </table:table-cell>
        </table:table-row>
      </table:table>
      <text:p text:style-name="P13"><draw:frame text:anchor-type="paragraph" draw:z-index="54" draw:name="Shape7_4" draw:style-name="gr14" draw:text-style-name="P196" svg:width="13.978cm" svg:height="5.143cm" svg:x="1.175cm" svg:y="0.672cm"><draw:text-box><text:p>x = ('key1', 'key2', 'key3')</text:p><text:p>y = ('1', '2', '3')</text:p><text:p/><text:p>thisdict = dict.fromkeys(x, y)</text:p><text:p/><text:p/><text:p>print(thisdict)</text:p><text:p/><text:p>OUTPUT : {'key1': ('1', '2', '3'), 'key2': ('1', '2', '3'), 'key3': ('1', '2', '3')}</text:p><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1" text:outline-level="2"><text:soft-page-break/>Python Conditions and If statements</text:h>
      <text:list xml:id="list2277614720" text:style-name="L36">
        <text:list-item>
          <text:p text:style-name="P136">An "if statement" is written by using the if keyword.</text:p>
        </text:list-item>
        <text:list-item>
          <text:p text:style-name="P136">Python relies on indentation (whitespace at the beginning of a line) to define scope in the code. Other programming languages often use curly-brackets for this purpose. </text:p>
        </text:list-item>
        <text:list-item>
          <text:p text:style-name="P136">The elif keyword is pythons way of saying "if the previous conditions were not true, then try this condition".</text:p>
        </text:list-item>
        <text:list-item>
          <text:p text:style-name="P136">The else keyword catches anything which isn't caught by the preceding conditions.</text:p>
        </text:list-item>
        <text:list-item>
          <text:p text:style-name="P136">If you have only one statement to execute, you can put it on the same line as the if statement.</text:p>
          <text:list>
            <text:list-item>
              <text:p text:style-name="P103"><text:span text:style-name="T8">if</text:span><text:span text:style-name="T25"> a &gt; b: </text:span><text:span text:style-name="T8">print</text:span><text:span text:style-name="T25">(</text:span><text:span text:style-name="T15">"a is greater than b"</text:span><text:span text:style-name="T25">)</text:span><text:span text:style-name="T10"> </text:span></text:p>
            </text:list-item>
          </text:list>
        </text:list-item>
        <text:list-item>
          <text:p text:style-name="P137">If you have only one statement to execute, one for if, and one for else, you can put it all on the same line:</text:p>
          <text:list>
            <text:list-item>
              <text:p text:style-name="P104"><text:span text:style-name="T6">print</text:span>(<text:span text:style-name="T13">"A"</text:span>) <text:span text:style-name="T6">if</text:span> a &gt; b <text:span text:style-name="T6">else</text:span> <text:span text:style-name="T6">print</text:span>(<text:span text:style-name="T13">"B"</text:span>) </text:p>
            </text:list-item>
          </text:list>
        </text:list-item>
        <text:list-item>
          <text:p text:style-name="P137">This technique is known as <text:span text:style-name="Strong_20_Emphasis">Ternary Operators</text:span>, or <text:span text:style-name="Strong_20_Emphasis">Conditional Expressions</text:span>.</text:p>
        </text:list-item>
        <text:list-item>
          <text:p text:style-name="P137">You can also have multiple else statements on the same line:</text:p>
          <text:list>
            <text:list-item>
              <text:p text:style-name="P104"><text:span text:style-name="T6">print</text:span>(<text:span text:style-name="T13">"A"</text:span>) <text:span text:style-name="T6">if</text:span> a &gt; b <text:span text:style-name="T6">else</text:span> <text:span text:style-name="T6">print</text:span>(<text:span text:style-name="T13">"="</text:span>) <text:span text:style-name="T6">if</text:span> a == b <text:span text:style-name="T6">else</text:span> <text:span text:style-name="T6">print</text:span>(<text:span text:style-name="T13">"B"</text:span>) </text:p>
            </text:list-item>
          </text:list>
        </text:list-item>
        <text:list-item>
          <text:p text:style-name="P137">The and keyword is a logical operator, and is used to combine conditional statements:</text:p>
        </text:list-item>
        <text:list-item>
          <text:p text:style-name="P137">The <text:span text:style-name="Source_20_Text">or</text:span> keyword is a logical operator, and is used to combine conditional statements:</text:p>
        </text:list-item>
        <text:list-item>
          <text:p text:style-name="P137">You can have <text:span text:style-name="Source_20_Text">if</text:span> statements inside <text:span text:style-name="Source_20_Text">if</text:span> statements, this is called <text:span text:style-name="Emphasis">nested</text:span> <text:span text:style-name="Source_20_Text">if</text:span> statements.</text:p>
        </text:list-item>
        <text:list-item>
          <text:p text:style-name="P137"><text:span text:style-name="Source_20_Text">if</text:span> statements cannot be empty, but if you for some reason have an <text:span text:style-name="Source_20_Text">if</text:span> statement with no content, put in the <text:span text:style-name="Source_20_Text">pass</text:span> statement to avoid getting an error.</text:p>
        </text:list-item>
      </text:list>
      <text:h text:style-name="P82" text:outline-level="2">Python Loops</text:h>
      <text:p text:style-name="Text_20_body">Python has two primitive loop commands:</text:p>
      <text:list xml:id="list3253508839" text:style-name="L37">
        <text:list-item>
          <text:p text:style-name="P194">while loops </text:p>
        </text:list-item>
        <text:list-item>
          <text:p text:style-name="P186">for loops </text:p>
        </text:list-item>
      </text:list>
      <text:p text:style-name="P11">With the break statement we can stop the loop even if the while condition is true:</text:p>
      <text:p text:style-name="P11">With the continue statement we can stop the current iteration, and continue with the next:</text:p>
      <text:p text:style-name="P11">With the else statement we can run a block of code once when the condition no longer is true:</text:p>
      <text:p text:style-name="P51"><draw:frame text:anchor-type="paragraph" draw:z-index="55" draw:name="Shape7_5" draw:style-name="gr13" draw:text-style-name="P195" svg:width="13.978cm" svg:height="3.329cm" svg:x="1.175cm" svg:y="0.672cm"><draw:text-box><text:p><text:span text:style-name="T43">i = 1</text:span></text:p><text:p><text:span text:style-name="T43">while i &lt; 6:</text:span></text:p><text:p><text:span text:style-name="T43"><text:s text:c="2"/></text:span><text:span text:style-name="T43">print(i)</text:span></text:p><text:p><text:span text:style-name="T43"><text:s text:c="2"/></text:span><text:span text:style-name="T43">i += 1</text:span></text:p><text:p><text:span text:style-name="T43">else:</text:span></text:p><text:p><text:span text:style-name="T43"><text:s text:c="2"/></text:span><text:span text:style-name="T43">print("i is no longer less than 6")</text:span></text:p></draw:text-box></draw:frame></text:p>
      <text:p text:style-name="P51"/>
      <text:p text:style-name="P51"/>
      <text:p text:style-name="P51"/>
      <text:p text:style-name="P51"/>
      <text:p text:style-name="P51"/>
      <text:p text:style-name="P51"/>
      <text:p text:style-name="P51"/>
      <text:p text:style-name="P51"/>
      <text:p text:style-name="P51"/>
      <text:h text:style-name="P82" text:outline-level="2"><text:soft-page-break/>Python For Loops</text:h>
      <text:p text:style-name="P11">A for loop is used for iterating over a sequence (that is either a list, a tuple, a dictionary, a set, or a string).</text:p>
      <text:p text:style-name="P11">This is less like the for keyword in other programming languages, and works more like an iterator method as found in other object-orientated programming languages.</text:p>
      <text:p text:style-name="P11">With the for loop we can execute a set of statements, once for each item in a list, tuple, set etc.</text:p>
      <text:p text:style-name="P51"><draw:frame text:anchor-type="paragraph" draw:z-index="56" draw:name="Shape7_6" draw:style-name="gr12" draw:text-style-name="P195" svg:width="13.978cm" svg:height="1.989cm" svg:x="1.175cm" svg:y="0.672cm"><draw:text-box><text:p><text:span text:style-name="T43">fruits = ["apple", "banana", "cherry"]</text:span></text:p><text:p><text:span text:style-name="T43">for x in fruits:</text:span></text:p><text:p><text:span text:style-name="T43"><text:s text:c="2"/></text:span><text:span text:style-name="T43">print(x)</text:span></text:p></draw:text-box></draw:frame></text:p>
      <text:p text:style-name="P51"/>
      <text:p text:style-name="P51"/>
      <text:p text:style-name="P51"/>
      <text:p text:style-name="P51"/>
      <text:p text:style-name="P51"/>
      <text:p text:style-name="P11">Even strings are iterable objects, they contain a sequence of characters:</text:p>
      <text:p text:style-name="P51"><draw:frame text:anchor-type="paragraph" draw:z-index="57" draw:name="Shape7_7" draw:style-name="gr12" draw:text-style-name="P195" svg:width="13.978cm" svg:height="1.989cm" svg:x="1.175cm" svg:y="0.672cm"><draw:text-box><text:p><text:span text:style-name="T43">fruits = ["apple", "banana", "cherry"]</text:span></text:p><text:p><text:span text:style-name="T43">for x in fruits:</text:span></text:p><text:p><text:span text:style-name="T43"><text:s text:c="2"/></text:span><text:span text:style-name="T43">print(x)</text:span></text:p></draw:text-box></draw:frame></text:p>
      <text:p text:style-name="P51"/>
      <text:p text:style-name="P51"/>
      <text:p text:style-name="P51"/>
      <text:p text:style-name="P51"/>
      <text:p text:style-name="P51"/>
      <text:h text:style-name="P82" text:outline-level="2">The range() Function</text:h>
      <text:p text:style-name="Text_20_body">To loop through a set of code a specified number of times, we can use the range() function,</text:p>
      <text:p text:style-name="Text_20_body">The range() function returns a sequence of numbers, starting from 0 by default, and increments by 1 (by default), and ends at a specified number.</text:p>
      <text:p text:style-name="P54"><draw:frame text:anchor-type="paragraph" draw:z-index="58" draw:name="Shape7_8" draw:style-name="gr12" draw:text-style-name="P195" svg:width="13.978cm" svg:height="1.989cm" svg:x="1.175cm" svg:y="0.672cm"><draw:text-box><text:p><text:span text:style-name="T43">for x in range(6):</text:span></text:p><text:p><text:span text:style-name="T43"><text:s text:c="2"/></text:span><text:span text:style-name="T43">print(x)</text:span></text:p></draw:text-box></draw:frame>Range(6) == (0,1,2,3,4,5)</text:p>
      <text:p text:style-name="P51"/>
      <text:p text:style-name="P51"/>
      <text:p text:style-name="P51"/>
      <text:p text:style-name="P51"/>
      <text:p text:style-name="P51"/>
      <text:p text:style-name="P51"><draw:frame text:anchor-type="paragraph" draw:z-index="59" draw:name="Shape7_9" draw:style-name="gr11" draw:text-style-name="P195" svg:width="13.978cm" svg:height="1.421cm" svg:x="1.044cm" svg:y="1.42cm"><draw:text-box><text:p><text:span text:style-name="T43">for x in range(2, 30, 3):</text:span></text:p><text:p><text:span text:style-name="T43"><text:s text:c="2"/></text:span><text:span text:style-name="T43">print(x)</text:span></text:p></draw:text-box></draw:frame>The range() function defaults to increment the sequence by 1, however it is possible to specify the increment value by adding a third parameter: range(2, 30, <text:span text:style-name="Strong_20_Emphasis">3</text:span>):</text:p>
      <text:p text:style-name="P51"/>
      <text:p text:style-name="P51"/>
      <text:p text:style-name="P51"/>
      <text:p text:style-name="P51"/>
      <text:p text:style-name="P11">The <text:span text:style-name="Source_20_Text">else</text:span> keyword in a <text:span text:style-name="Source_20_Text">for</text:span> loop specifies a block of code to be executed when the loop is finished:</text:p>
      <text:p text:style-name="P11"><text:span text:style-name="Strong_20_Emphasis">Note:</text:span> The <text:span text:style-name="Source_20_Text">else</text:span> block will NOT be executed if the loop is stopped by a <text:span text:style-name="Source_20_Text">break</text:span> statement.</text:p>
      <text:p text:style-name="P51"><draw:frame text:anchor-type="paragraph" draw:z-index="60" draw:name="Shape7_10" draw:style-name="gr9" draw:text-style-name="P195" svg:width="13.978cm" svg:height="1.95cm" svg:x="0.977cm" svg:y="0.473cm"><draw:text-box><text:p><text:span text:style-name="T43">for x in range(6):</text:span></text:p><text:p><text:span text:style-name="T43"><text:s text:c="2"/></text:span><text:span text:style-name="T43">print(x)</text:span></text:p><text:p><text:span text:style-name="T43">else:</text:span></text:p><text:p><text:span text:style-name="T43"><text:s text:c="2"/></text:span><text:span text:style-name="T43">print("Finally finished!") </text:span></text:p></draw:text-box></draw:frame></text:p>
      <text:p text:style-name="P51"/>
      <text:p text:style-name="P51"/>
      <text:p text:style-name="P51"/>
      <text:p text:style-name="P51"/>
      <text:p text:style-name="P51"/>
      <text:h text:style-name="P82" text:outline-level="2"><text:soft-page-break/>Nested Loops</text:h>
      <text:p text:style-name="P11">A nested loop is a loop inside a loop.</text:p>
      <text:p text:style-name="Text_20_body">The "inner loop" will be executed one time for each iteration of the "outer loop":</text:p>
      <text:p text:style-name="P51"><draw:frame text:anchor-type="paragraph" draw:z-index="61" draw:name="Shape7_11" draw:style-name="gr10" draw:text-style-name="P195" svg:width="13.978cm" svg:height="2.924cm" svg:x="0.596cm" svg:y="0.407cm"><draw:text-box><text:p><text:span text:style-name="T43">adj = ["red", "big", "tasty"]</text:span></text:p><text:p><text:span text:style-name="T43">fruits = ["apple", "banana", "cherry"]</text:span></text:p><text:p><text:span text:style-name="T43"/></text:p><text:p><text:span text:style-name="T43">for x in adj:</text:span></text:p><text:p><text:span text:style-name="T43"><text:s text:c="2"/></text:span><text:span text:style-name="T43">for y in fruits:</text:span></text:p><text:p><text:span text:style-name="T43"><text:s text:c="4"/></text:span><text:span text:style-name="T43">print(x, y) </text:span></text:p></draw:text-box></draw:frame></text:p>
      <text:p text:style-name="P51"/>
      <text:p text:style-name="P51"/>
      <text:p text:style-name="P51"/>
      <text:p text:style-name="P51"/>
      <text:p text:style-name="P51"/>
      <text:p text:style-name="P51"/>
      <text:p text:style-name="P51"/>
      <text:p text:style-name="P51"><draw:frame text:anchor-type="paragraph" draw:z-index="62" draw:name="Shape7_12" draw:style-name="gr6" draw:text-style-name="P195" svg:width="13.978cm" svg:height="4.871cm" svg:x="0.557cm" svg:y="0.298cm"><draw:text-box><text:p><text:span text:style-name="T43">red apple</text:span></text:p><text:p><text:span text:style-name="T43">red banana</text:span></text:p><text:p><text:span text:style-name="T43">red cherry</text:span></text:p><text:p><text:span text:style-name="T43">big apple</text:span></text:p><text:p><text:span text:style-name="T43">big banana</text:span></text:p><text:p><text:span text:style-name="T43">big cherry</text:span></text:p><text:p><text:span text:style-name="T43">tasty apple</text:span></text:p><text:p><text:span text:style-name="T43">tasty banana</text:span></text:p><text:p><text:span text:style-name="T43">tasty cherry</text:span></text:p><text:p><text:span text:style-name="T43"/></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pan text:style-name="Source_20_Text">for</text:span> loops cannot be empty, but if you for some reason have a <text:span text:style-name="Source_20_Text">for</text:span> loop with no content, put in the <text:span text:style-name="Source_20_Text">pass</text:span> statement to avoid getting an error.</text:p>
      <text:p text:style-name="P51"/>
      <text:h text:style-name="P71" text:outline-level="1">Python Functions</text:h>
      <text:p text:style-name="P11">A function is a block of code which only runs when it is called.</text:p>
      <text:p text:style-name="Text_20_body">You can pass data, known as parameters, into a function.</text:p>
      <text:p text:style-name="Text_20_body">A function can return data as a result.</text:p>
      <text:h text:style-name="Heading_20_2" text:outline-level="2">Creating a Function</text:h>
      <text:p text:style-name="Text_20_body">In Python a function is defined using the def keyword:</text:p>
      <text:p text:style-name="P52"><text:span text:style-name="T6">def</text:span> my_function():<text:line-break/> <text:span text:style-name="T6">print</text:span>(<text:span text:style-name="T13">"Hello from a function"</text:span>) </text:p>
      <text:p text:style-name="P52"/>
      <text:p text:style-name="P52"/>
      <text:h text:style-name="P83" text:outline-level="2">Arguments</text:h>
      <text:p text:style-name="Text_20_body">Information can be passed into functions as arguments.</text:p>
      <text:p text:style-name="Text_20_body">Arguments are specified after the function name, inside the parentheses. You can add as many arguments as you want, just separate them with a comma.</text:p>
      <text:p text:style-name="Text_20_body"/>
      <text:p text:style-name="Text_20_body"><text:soft-page-break/></text:p>
      <text:p text:style-name="Text_20_body">The following example has a function with one argument (fname). When the function is called, we pass along a first name, which is used inside the function to print the full name: </text:p>
      <text:p text:style-name="P52"/>
      <text:p text:style-name="P12">From a function's perspective:</text:p>
      <text:p text:style-name="Text_20_body">A parameter is the variable listed inside the parentheses in the function definition.</text:p>
      <text:p text:style-name="Text_20_body">An argument is the value that is sent to the function when it is called.</text:p>
      <text:p text:style-name="P52"/>
      <text:h text:style-name="P83" text:outline-level="2">Arbitrary Arguments, *args</text:h>
      <text:p text:style-name="Text_20_body">If you do not know how many arguments that will be passed into your function, add a <text:span text:style-name="Source_20_Text">*</text:span> before the parameter name in the function definition.</text:p>
      <text:p text:style-name="Text_20_body">This way the function will receive a <text:span text:style-name="Emphasis">tuple</text:span> of arguments, and can access the items accordingly:</text:p>
      <text:p text:style-name="P52"><draw:frame text:anchor-type="paragraph" draw:z-index="63" draw:name="Shape7_13" draw:style-name="gr10" draw:text-style-name="P195" svg:width="13.978cm" svg:height="2.924cm" svg:x="0.596cm" svg:y="0.407cm"><draw:text-box><text:p><text:span text:style-name="T43">def my_function(*kids):</text:span></text:p><text:p><text:span text:style-name="T43"><text:s text:c="2"/></text:span><text:span text:style-name="T43">print("The youngest child is " + kids[2])</text:span></text:p><text:p><text:span text:style-name="T43"/></text:p><text:p><text:span text:style-name="T43">my_function("Emil", "Tobias", "Linus") </text:span></text:p></draw:text-box></draw:frame></text:p>
      <text:p text:style-name="P52"/>
      <text:p text:style-name="P52"/>
      <text:p text:style-name="P52"/>
      <text:p text:style-name="P52"/>
      <text:p text:style-name="P52"/>
      <text:p text:style-name="P52"/>
      <text:p text:style-name="P12"><text:span text:style-name="Emphasis">Arbitrary Arguments</text:span> are often shortened to <text:span text:style-name="Emphasis">*args</text:span> in Python documentations.</text:p>
      <text:h text:style-name="P83" text:outline-level="2">Keyword Arguments</text:h>
      <text:p text:style-name="Text_20_body">You can also send arguments with the <text:span text:style-name="Emphasis">key</text:span> = <text:span text:style-name="Emphasis">value</text:span> syntax.</text:p>
      <text:p text:style-name="Text_20_body">This way the order of the arguments does not matter.</text:p>
      <text:p text:style-name="P52"><draw:frame text:anchor-type="paragraph" draw:z-index="64" draw:name="Shape7_14" draw:style-name="gr10" draw:text-style-name="P195" svg:width="13.978cm" svg:height="2.924cm" svg:x="0.596cm" svg:y="0.407cm"><draw:text-box><text:p><text:span text:style-name="T43">def my_function(child3, child2, child1):</text:span></text:p><text:p><text:span text:style-name="T43"><text:s text:c="2"/></text:span><text:span text:style-name="T43">print("The youngest child is " + child3)</text:span></text:p><text:p><text:span text:style-name="T43"/></text:p><text:p><text:span text:style-name="T43">my_function(child1 = "Emil", child2 = "Tobias", child3 = "Linus") </text:span></text:p></draw:text-box></draw:frame></text:p>
      <text:p text:style-name="P52"/>
      <text:p text:style-name="P52"/>
      <text:p text:style-name="P52"/>
      <text:p text:style-name="P52"/>
      <text:p text:style-name="P52"/>
      <text:p text:style-name="P52"/>
      <text:p text:style-name="P52"/>
      <text:p text:style-name="P12">The phrase <text:span text:style-name="Emphasis">Keyword Arguments</text:span> are often shortened to <text:span text:style-name="Emphasis">kwargs</text:span> in Python documentations.</text:p>
      <text:h text:style-name="P83" text:outline-level="2">Arbitrary Keyword Arguments, **kwargs</text:h>
      <text:p text:style-name="Text_20_body">If you do not know how many keyword arguments that will be passed into your function, add two asterisk: <text:span text:style-name="Source_20_Text">**</text:span> before the parameter name in the function definition.</text:p>
      <text:p text:style-name="Text_20_body">This way the function will receive a <text:span text:style-name="Emphasis">dictionary</text:span> of arguments, and can access the items accordingly:</text:p>
      <text:p text:style-name="P52"><draw:frame text:anchor-type="paragraph" draw:z-index="65" draw:name="Shape7_15" draw:style-name="gr10" draw:text-style-name="P195" svg:width="13.978cm" svg:height="2.924cm" svg:x="0.596cm" svg:y="0.407cm"><draw:text-box><text:p><text:span text:style-name="T43">def my_function(**kid):</text:span></text:p><text:p><text:span text:style-name="T43"><text:s text:c="2"/></text:span><text:span text:style-name="T43">print("His last name is " + kid["lname"])</text:span></text:p><text:p><text:span text:style-name="T43"/></text:p><text:p><text:span text:style-name="T43">my_function(fname = "Tobias", lname = "Refsnes") </text:span></text:p><text:p><text:span text:style-name="T43"/></text:p><text:p><text:span text:style-name="T43"/></text:p></draw:text-box></draw:frame></text:p>
      <text:p text:style-name="P52"/>
      <text:p text:style-name="P52"/>
      <text:p text:style-name="P12"><text:soft-page-break/><text:span text:style-name="Emphasis">Arbitrary Kword Arguments</text:span> are often shortened to <text:span text:style-name="Emphasis">**kwargs</text:span> in Python documentations.</text:p>
      <text:h text:style-name="P83" text:outline-level="2">Default Parameter Value</text:h>
      <text:p text:style-name="Text_20_body">The following example shows how to use a default parameter value.</text:p>
      <text:p text:style-name="Text_20_body">If we call the function without argument, it uses the default value:</text:p>
      <text:p text:style-name="P52"><draw:frame text:anchor-type="paragraph" draw:z-index="66" draw:name="Shape7_16" draw:style-name="gr4" draw:text-style-name="P195" svg:width="13.978cm" svg:height="3.41cm" svg:x="0.596cm" svg:y="0.407cm"><draw:text-box><text:p><text:span text:style-name="T43">def my_function(country = "Norway"):</text:span></text:p><text:p><text:span text:style-name="T43"><text:s text:c="2"/></text:span><text:span text:style-name="T43">print("I am from " + country)</text:span></text:p><text:p><text:span text:style-name="T43"/></text:p><text:p><text:span text:style-name="T43">my_function("Sweden")</text:span></text:p><text:p><text:span text:style-name="T43">my_function("India")</text:span></text:p><text:p><text:span text:style-name="T43">my_function()</text:span></text:p><text:p><text:span text:style-name="T43">my_function("Brazil") </text:span></text:p></draw:text-box></draw:frame></text:p>
      <text:p text:style-name="P52"/>
      <text:p text:style-name="P52"/>
      <text:p text:style-name="P52"/>
      <text:p text:style-name="P52"/>
      <text:p text:style-name="P52"/>
      <text:p text:style-name="P52"/>
      <text:p text:style-name="P52"/>
      <text:p text:style-name="P52"/>
      <text:h text:style-name="P83" text:outline-level="2">Return Values</text:h>
      <text:p text:style-name="Text_20_body">To let a function return a value, use the <text:span text:style-name="Source_20_Text">return</text:span> statement:</text:p>
      <text:h text:style-name="P83" text:outline-level="2">The pass Statement</text:h>
      <text:p text:style-name="Text_20_body"><text:span text:style-name="Source_20_Text">function</text:span> definitions cannot be empty, but if you for some reason have a <text:span text:style-name="Source_20_Text">function</text:span> definition with no content, put in the <text:span text:style-name="Source_20_Text">pass</text:span> statement to avoid getting an error.</text:p>
      <text:h text:style-name="P72" text:outline-level="1">Python Lambda</text:h>
      <text:list xml:id="list1275515843" text:style-name="L38">
        <text:list-item>
          <text:p text:style-name="P187">A lambda function is a small anonymous function.</text:p>
        </text:list-item>
        <text:list-item>
          <text:p text:style-name="P188">A lambda function can take any number of arguments, but can only have one expression.</text:p>
        </text:list-item>
      </text:list>
      <text:h text:style-name="P83" text:outline-level="2">Syntax</text:h>
      <text:p text:style-name="Text_20_body"><text:span text:style-name="T2">lambda </text:span><text:span text:style-name="Emphasis"><text:span text:style-name="T2">arguments </text:span></text:span><text:span text:style-name="T2">: </text:span><text:span text:style-name="Emphasis"><text:span text:style-name="T2">expression</text:span></text:span> </text:p>
      <text:p text:style-name="Text_20_body">The expression is executed and the result is returned:</text:p>
      <text:p text:style-name="P52"><draw:frame text:anchor-type="paragraph" draw:z-index="67" draw:name="Shape7_17" draw:style-name="gr10" draw:text-style-name="P195" svg:width="13.978cm" svg:height="2.924cm" svg:x="0.596cm" svg:y="0.407cm"><draw:text-box><text:p><text:span text:style-name="T43">The expression is executed and the result is returned:</text:span></text:p><text:p><text:span text:style-name="T43">Example</text:span></text:p><text:p><text:span text:style-name="T43"/></text:p><text:p><text:span text:style-name="T43">Add 10 to argument a, and return the result:</text:span></text:p><text:p><text:span text:style-name="T43">x = lambda a : a + 10</text:span></text:p><text:p><text:span text:style-name="T43">print(x(5)) </text:span></text:p></draw:text-box></draw:frame></text:p>
      <text:p text:style-name="P52"/>
      <text:p text:style-name="P52"/>
      <text:p text:style-name="P52"/>
      <text:p text:style-name="P52"/>
      <text:p text:style-name="P52"/>
      <text:p text:style-name="P52"/>
      <text:p text:style-name="P12">Lambda functions can take any number of arguments:</text:p>
      <text:p text:style-name="P52"><draw:frame text:anchor-type="paragraph" draw:z-index="68" draw:name="Shape7_18" draw:style-name="gr7" draw:text-style-name="P195" svg:width="13.978cm" svg:height="1.627cm" svg:x="0.596cm" svg:y="0.407cm"><draw:text-box><text:p><text:span text:style-name="T43">Summarize argument a, b, and c and return the result:</text:span></text:p><text:p><text:span text:style-name="T43">x = lambda a, b, c : a + b + c</text:span></text:p><text:p><text:span text:style-name="T43">print(x(5, 6, 2)) </text:span></text:p></draw:text-box></draw:frame></text:p>
      <text:p text:style-name="P52"/>
      <text:p text:style-name="P52"/>
      <text:p text:style-name="P52"/>
      <text:p text:style-name="P52"/>
      <text:h text:style-name="P83" text:outline-level="2"><text:soft-page-break/>Why Use Lambda Functions?</text:h>
      <text:p text:style-name="Text_20_body">The power of lambda is better shown when you use them as an anonymous function inside another function.</text:p>
      <text:p text:style-name="Text_20_body">Say you have a function definition that takes one argument, and that argument will be multiplied with an unknown number:</text:p>
      <text:p text:style-name="P52"><draw:frame text:anchor-type="paragraph" draw:z-index="69" draw:name="Shape7_19" draw:style-name="gr3" draw:text-style-name="P195" svg:width="13.978cm" svg:height="3.897cm" svg:x="0.596cm" svg:y="0.474cm"><draw:text-box><text:p><text:span text:style-name="T43">def myfunc(n):</text:span></text:p><text:p><text:span text:style-name="T43"><text:s text:c="2"/></text:span><text:span text:style-name="T43">return lambda a : a * n</text:span></text:p><text:p><text:span text:style-name="T43"/></text:p><text:p><text:span text:style-name="T43">mydoubler = myfunc(2)</text:span></text:p><text:p><text:span text:style-name="T43">mytripler = myfunc(3)</text:span></text:p><text:p><text:span text:style-name="T43"/></text:p><text:p><text:span text:style-name="T43">print(mydoubler(11))</text:span></text:p><text:p><text:span text:style-name="T43">print(mytripler(11))</text:span></text:p></draw:text-box></draw:frame></text:p>
      <text:p text:style-name="P52"/>
      <text:p text:style-name="P52"/>
      <text:p text:style-name="P52"/>
      <text:p text:style-name="P52"/>
      <text:p text:style-name="P52"/>
      <text:p text:style-name="P52"/>
      <text:p text:style-name="P52"/>
      <text:p text:style-name="P52"/>
      <text:p text:style-name="P52"/>
      <text:list xml:id="list871990552" text:style-name="L39">
        <text:list-item>
          <text:p text:style-name="P105">lambda function needs to be called</text:p>
        </text:list-item>
        <text:list-item>
          <text:p text:style-name="P105">A default value can be set for argument of lamda function, if no parameter is passed to the function call</text:p>
        </text:list-item>
      </text:list>
      <text:p text:style-name="P53"><draw:frame text:anchor-type="paragraph" draw:z-index="70" draw:name="Shape7_20" draw:style-name="gr9" draw:text-style-name="P195" svg:width="13.978cm" svg:height="1.95cm" svg:x="0.596cm" svg:y="0.407cm"><draw:text-box><text:p><text:span text:style-name="T43"/></text:p><text:p><text:span text:style-name="T43">m = lambda x=3: x*2</text:span></text:p><text:p><text:span text:style-name="T43">print(m())</text:span></text:p><text:p><text:span text:style-name="T43"/></text:p></draw:text-box></draw:frame></text:p>
      <text:p text:style-name="P53"/>
      <text:p text:style-name="P53"/>
      <text:p text:style-name="P53"/>
      <text:p text:style-name="P53"/>
      <text:list xml:id="list234342349603094" text:continue-numbering="true" text:style-name="L39">
        <text:list-item>
          <text:p text:style-name="P105">here 3 is default value of x ,if no parameter is passed while calling m function</text:p>
        </text:list-item>
      </text:list>
      <text:p text:style-name="P55"/>
      <text:h text:style-name="P98" text:outline-level="3">Python Lambda Function with List Comprehension</text:h>
      <text:p text:style-name="P14">In this example, we will use the lambda function with list comprehension and lambda with for loop. We will try to print the table of 10.</text:p>
      <text:p text:style-name="P55"><draw:frame text:anchor-type="paragraph" draw:z-index="71" draw:name="Shape7_21" draw:style-name="gr8" draw:text-style-name="P195" svg:width="13.978cm" svg:height="2.437cm" svg:x="0.018cm" svg:y="0.247cm"><draw:text-box><text:p><text:span text:style-name="T43">tables = [lambda x=x: x*10 for x in range(1, 11)]</text:span></text:p><text:p><text:span text:style-name="T43"/></text:p><text:p><text:span text:style-name="T43">for table in tables:</text:span></text:p><text:p><text:span text:style-name="T43"><text:tab/></text:span><text:span text:style-name="T43">print(table())</text:span></text:p><text:p><text:span text:style-name="T43"/></text:p></draw:text-box></draw:frame></text:p>
      <text:p text:style-name="P52"/>
      <text:p text:style-name="P52"/>
      <text:p text:style-name="P52"/>
      <text:p text:style-name="P52"/>
      <text:p text:style-name="P52"/>
      <text:p text:style-name="P52"/>
      <text:p text:style-name="P52"><text:span text:style-name="Source_20_Text"><text:span text:style-name="T2">tables =</text:span></text:span><text:span text:style-name="T2"> </text:span><text:span text:style-name="Source_20_Text"><text:span text:style-name="T2">[lambda</text:span></text:span><text:span text:style-name="T2"> </text:span><text:span text:style-name="Source_20_Text"><text:span text:style-name="T2">x=x: x*10</text:span></text:span><text:span text:style-name="T2"> </text:span><text:span text:style-name="Source_20_Text"><text:span text:style-name="T2">for</text:span></text:span><text:span text:style-name="T2"> </text:span><text:span text:style-name="Source_20_Text"><text:span text:style-name="T2">x in</text:span></text:span><text:span text:style-name="T2"> </text:span><text:span text:style-name="Source_20_Text"><text:span text:style-name="T2">range(1, 11)]</text:span></text:span></text:p>
      <text:p text:style-name="P55">is equvivalent to</text:p>
      <text:p text:style-name="P62"><text:span text:style-name="Source_20_Text"/></text:p>
      <text:p text:style-name="P62"><text:span text:style-name="Source_20_Text"><text:span text:style-name="T40">tables = [lambda x=y: x*10 for y in range(1, 11)]</text:span></text:span></text:p>
      <text:p text:style-name="P62"><text:span text:style-name="Source_20_Text"><text:span text:style-name="T40"/></text:span></text:p>
      <text:p text:style-name="P63"><text:span text:style-name="Source_20_Text"><text:span text:style-name="T39">In above example , a list of lamda function is created which is called wothout any agrgument.</text:span></text:span></text:p>
      <text:p text:style-name="P62"><text:span text:style-name="Source_20_Text"><text:span text:style-name="T40"/></text:span></text:p>
      <text:p text:style-name="P62"><text:span text:style-name="Source_20_Text"><text:span text:style-name="T40"/></text:span></text:p>
      <text:p text:style-name="P62"><text:span text:style-name="Source_20_Text"><text:span text:style-name="T40"/></text:span></text:p>
      <text:p text:style-name="P62"><text:span text:style-name="Source_20_Text"><text:span text:style-name="T40"/></text:span></text:p>
      <text:p text:style-name="P62"><text:span text:style-name="Source_20_Text"><text:span text:style-name="T40"/></text:span></text:p>
      <text:p text:style-name="P62"><text:span text:style-name="Source_20_Text"><text:span text:style-name="T40"/></text:span></text:p>
      <text:p text:style-name="P62"><text:soft-page-break/><text:span text:style-name="Source_20_Text"><text:span text:style-name="T40"/></text:span></text:p>
      <text:p text:style-name="P62"><text:span text:style-name="Source_20_Text"><text:span text:style-name="T40"/></text:span></text:p>
      <text:p text:style-name="P63"><text:span text:style-name="Source_20_Text"><text:span text:style-name="T41">lamda function sorting a list of list </text:span></text:span></text:p>
      <text:p text:style-name="P62"><draw:frame text:anchor-type="paragraph" draw:z-index="74" draw:name="Shape7_24" draw:style-name="gr6" draw:text-style-name="P195" svg:width="13.978cm" svg:height="4.871cm" svg:x="0.623cm" svg:y="0.326cm"><draw:text-box><text:p><text:span text:style-name="T43">List = [[3,2,1],[3, 1, 32, 4],[3, 21, 12, 2]]</text:span></text:p><text:p><text:span text:style-name="T43"><text:s/></text:span></text:p><text:p><text:span text:style-name="T43"># Sort each sublist</text:span></text:p><text:p><text:span text:style-name="T43">sortList = lambda x: [sorted(i) for i in x]</text:span></text:p><text:p><text:span text:style-name="T43"/></text:p><text:p><text:span text:style-name="T43"/></text:p><text:p><text:span text:style-name="T43">print(List)</text:span></text:p><text:p><text:span text:style-name="T43">print(sortList(List))</text:span></text:p><text:p><text:span text:style-name="T43">print(List)</text:span></text:p><text:p><text:span text:style-name="T43"/></text:p></draw:text-box></draw:frame><text:span text:style-name="Source_20_Text"><text:span text:style-name="T40"/></text:span></text:p>
      <text:p text:style-name="P62"><text:span text:style-name="Source_20_Text"><text:span text:style-name="T40"/></text:span></text:p>
      <text:p text:style-name="P58"/>
      <text:p text:style-name="P58"/>
      <text:p text:style-name="P58"/>
      <text:p text:style-name="P58"/>
      <text:p text:style-name="P58"/>
      <text:p text:style-name="P58"/>
      <text:p text:style-name="P58"/>
      <text:p text:style-name="P58"/>
      <text:p text:style-name="P58"/>
      <text:p text:style-name="P58"/>
      <text:p text:style-name="P57">In above example lamda function returns a list of of sorted lists</text:p>
      <text:p text:style-name="P58"/>
      <text:h text:style-name="P99" text:outline-level="3">Example 2: Python Lambda Function with if-else</text:h>
      <text:p text:style-name="P15"/>
      <text:p text:style-name="P58"><draw:frame text:anchor-type="paragraph" draw:z-index="72" draw:name="Shape7_22" draw:style-name="gr7" draw:text-style-name="P195" svg:width="13.978cm" svg:height="1.627cm" svg:x="0.596cm" svg:y="0.407cm"><draw:text-box><text:p><text:span text:style-name="T43">Max = lambda a, b : a if(a &gt; b) else b</text:span></text:p><text:p><text:span text:style-name="T43"><text:s/></text:span></text:p><text:p><text:span text:style-name="T43">print(Max(1, 2))</text:span></text:p></draw:text-box></draw:frame></text:p>
      <text:p text:style-name="P58"/>
      <text:p text:style-name="P58"/>
      <text:p text:style-name="P58"/>
      <text:p text:style-name="P58"/>
      <text:p text:style-name="P58"/>
      <text:p text:style-name="P58"/>
      <text:p text:style-name="P59"/>
      <text:p text:style-name="P58"/>
      <text:p text:style-name="P58"/>
      <text:p text:style-name="P58"/>
      <text:h text:style-name="P99" text:outline-level="3">Example 3: Python Lambda with Multiple statements</text:h>
      <text:p text:style-name="Text_20_body">Lambda functions does not allow multiple statements, however, we can create two lambda functions and then call the other lambda function as a parameter to the first function. Let’s try to find the second maximum element using lambda.</text:p>
      <text:p text:style-name="P58"><draw:frame text:anchor-type="paragraph" draw:z-index="73" draw:name="Shape7_23" draw:style-name="gr6" draw:text-style-name="P195" svg:width="13.978cm" svg:height="4.871cm" svg:x="0.596cm" svg:y="0.407cm"><draw:text-box><text:p><text:span text:style-name="T43">List = [[2,3,4],[1, 4, 16, 64],[3, 6, 9, 12]]</text:span></text:p><text:p><text:span text:style-name="T43"><text:s/></text:span></text:p><text:p><text:span text:style-name="T43"># Sort each sublist</text:span></text:p><text:p><text:span text:style-name="T43">sortList = lambda x: (sorted(i) for i in x)</text:span></text:p><text:p><text:span text:style-name="T43"><text:s/></text:span></text:p><text:p><text:span text:style-name="T43"># Get the second largest element</text:span></text:p><text:p><text:span text:style-name="T43">secondLargest = lambda x, f : [y[len(y)-2] for y in f(x)]</text:span></text:p><text:p><text:span text:style-name="T43">res = secondLargest(List, sortList)</text:span></text:p><text:p><text:span text:style-name="T43"><text:s/></text:span></text:p><text:p><text:span text:style-name="T43">print(res)</text:span></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84" text:outline-level="2"><text:soft-page-break/>Using lambda() Function with filter()</text:h>
      <text:p text:style-name="Text_20_body">The filter() function in Python takes in a function and a list as arguments. This offers an elegant way to filter out all the elements of a sequence “sequence”, for which the function returns True. Here is a small program that returns the odd numbers from an input list: </text:p>
      <text:p text:style-name="Text_20_body"><text:span text:style-name="Strong_20_Emphasis">Example 1:</text:span></text:p>
      <text:p text:style-name="P58"/>
      <text:p text:style-name="P58"/>
      <text:p text:style-name="P58"><draw:frame text:anchor-type="paragraph" draw:z-index="75" draw:name="Shape7_25" draw:style-name="gr5" draw:text-style-name="P195" svg:width="13.978cm" svg:height="6.818cm" svg:x="0.596cm" svg:y="0.407cm"><draw:text-box><text:p><text:span text:style-name="T43"># Python code to illustrate</text:span></text:p><text:p><text:span text:style-name="T43"># filter() with lambda()</text:span></text:p><text:p><text:span text:style-name="T43">li = [5, 7, 22, 97, 54, 62, 77, 23, 73, 61]</text:span></text:p><text:p><text:span text:style-name="T43"><text:s/></text:span></text:p><text:p><text:span text:style-name="T43">final_list = list(filter(lambda x: (x%2 != 0) , li))</text:span></text:p><text:p><text:span text:style-name="T43">print(final_list)</text:span></text:p><text:p><text:span text:style-name="T43"/></text:p><text:p><text:span text:style-name="T43"/></text:p><text:p><text:span text:style-name="T43"># Python 3 code to people above 18 yrs</text:span></text:p><text:p><text:span text:style-name="T43">ages = [13, 90, 17, 59, 21, 60, 5]</text:span></text:p><text:p><text:span text:style-name="T43"><text:s/></text:span></text:p><text:p><text:span text:style-name="T43">adults = list(filter(lambda age: age&gt;18, ages))</text:span></text:p><text:p><text:span text:style-name="T43"><text:s/></text:span></text:p><text:p><text:span text:style-name="T43">print(adults)</text:span></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84" text:outline-level="2"><text:span text:style-name="Strong_20_Emphasis">Using lambda() Function with map()</text:span></text:h>
      <text:p text:style-name="Text_20_body">The map() function in Python takes in a function and a list as an argument. The function is called with a lambda function and a list and a new list is returned which contains all the lambda modified items returned by that function for each item. Example: </text:p>
      <text:p text:style-name="P58"><draw:frame text:anchor-type="paragraph" draw:z-index="76" draw:name="Shape7_26" draw:style-name="gr4" draw:text-style-name="P195" svg:width="13.978cm" svg:height="3.41cm" svg:x="0.596cm" svg:y="0.407cm"><draw:text-box><text:p><text:span text:style-name="T43"># Python code to illustrate</text:span></text:p><text:p><text:span text:style-name="T43"># map() with lambda()</text:span></text:p><text:p><text:span text:style-name="T43"># to get double of a list.</text:span></text:p><text:p><text:span text:style-name="T43">li = [5, 7, 22, 97, 54, 62, 77, 23, 73, 61]</text:span></text:p><text:p><text:span text:style-name="T43"><text:s/></text:span></text:p><text:p><text:span text:style-name="T43">final_list = list(map(lambda x: x*2, li))</text:span></text:p><text:p><text:span text:style-name="T43">print(final_list)</text:span></text:p></draw:text-box></draw:frame></text:p>
      <text:p text:style-name="P58"/>
      <text:p text:style-name="P58"/>
      <text:p text:style-name="P58"/>
      <text:p text:style-name="P58"/>
      <text:p text:style-name="P58"/>
      <text:p text:style-name="P58"/>
      <text:p text:style-name="P58"/>
      <text:p text:style-name="P58"/>
      <text:p text:style-name="P58"/>
      <text:h text:style-name="P84" text:outline-level="2"><text:span text:style-name="Strong_20_Emphasis">Using lambda() Function with reduce()</text:span></text:h>
      <text:p text:style-name="Text_20_body">The reduce() function in Python takes in a function and a list as an argument. The function is called with a lambda function and an iterable and a new reduced result is returned. This performs a repetitive operation over the pairs of the iterable. The reduce() function belongs to the  <text:span text:style-name="Strong_20_Emphasis"><text:span text:style-name="T42">functools </text:span></text:span>module. </text:p>
      <text:p text:style-name="Text_20_body"/>
      <text:p text:style-name="Text_20_body"/>
      <text:p text:style-name="P58"><draw:frame text:anchor-type="paragraph" draw:z-index="77" draw:name="Shape7_27" draw:style-name="gr3" draw:text-style-name="P195" svg:width="13.978cm" svg:height="3.897cm" svg:x="0.596cm" svg:y="0.407cm"><draw:text-box><text:p><text:span text:style-name="T43"># Python code to illustrate</text:span></text:p><text:p><text:span text:style-name="T43"># reduce() with lambda()</text:span></text:p><text:p><text:span text:style-name="T43"># to get sum of a list</text:span></text:p><text:p><text:span text:style-name="T43"><text:s/></text:span></text:p><text:p><text:span text:style-name="T43">from functools import reduce</text:span></text:p><text:p><text:span text:style-name="T43">li = [5, 8, 10, 20, 50, 100]</text:span></text:p><text:p><text:span text:style-name="T43">sum = reduce((lambda x, y: x + y), li)</text:span></text:p><text:p><text:span text:style-name="T43">print (sum)</text:span></text:p></draw:text-box></draw:frame><text:soft-page-break/></text:p>
      <text:p text:style-name="P58"/>
      <text:p text:style-name="P58"/>
      <text:p text:style-name="P58"/>
      <text:p text:style-name="P58"/>
      <text:p text:style-name="P58"/>
      <text:p text:style-name="P58"/>
      <text:p text:style-name="P58"/>
      <text:p text:style-name="P58"/>
      <text:p text:style-name="P58"/>
      <text:p text:style-name="P15">Here the results of previous two elements are added to the next element and this goes on till the end of the list like (((((5+8)+10)+20)+50)+100).</text:p>
      <text:p text:style-name="P58"/>
      <text:p text:style-name="P58"/>
      <text:p text:style-name="P58"/>
      <text:p text:style-name="P58"><draw:frame text:anchor-type="paragraph" draw:z-index="78" draw:name="Shape7_28" draw:style-name="gr2" draw:text-style-name="P195" svg:width="13.978cm" svg:height="6.331cm" svg:x="0.596cm" svg:y="0.407cm"><draw:text-box><text:p><text:span text:style-name="T43"># python code to demonstrate working of reduce()</text:span></text:p><text:p><text:span text:style-name="T43"># with a lambda function</text:span></text:p><text:p><text:span text:style-name="T43"/></text:p><text:p><text:span text:style-name="T43"># importing functools for reduce()</text:span></text:p><text:p><text:span text:style-name="T43">import functools</text:span></text:p><text:p><text:span text:style-name="T43"/></text:p><text:p><text:span text:style-name="T43"># initializing list</text:span></text:p><text:p><text:span text:style-name="T43">lis = [ 1 , 3, 5, 6, 2, ]</text:span></text:p><text:p><text:span text:style-name="T43"/></text:p><text:p><text:span text:style-name="T43"># using reduce to compute maximum element from list</text:span></text:p><text:p><text:span text:style-name="T43">print ("The maximum element of the list is : ",end="")</text:span></text:p><text:p><text:span text:style-name="T43">print (functools.reduce(lambda a,b : a if a &gt; b else b,lis))</text:span></text:p><text:p><text:span text:style-name="T43"/></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73" text:outline-level="1">Python Arrays</text:h>
      <text:p text:style-name="P15"><text:span text:style-name="Strong_20_Emphasis">Note:</text:span> Python does not have built-in support for Arrays, but <text:a xlink:type="simple" xlink:href="https://www.w3schools.com/python/python_lists.asp" text:style-name="Internet_20_link" text:visited-style-name="Visited_20_Internet_20_Link">Python Lists</text:a> can be used instead.</text:p>
      <text:p text:style-name="P58"/>
      <text:h text:style-name="P92" text:outline-level="2"><text:span text:style-name="T24">Python Classes/Objects</text:span></text:h>
      <text:list xml:id="list2698740579" text:style-name="L40">
        <text:list-item>
          <text:p text:style-name="P189">Python is an object oriented programming language.</text:p>
        </text:list-item>
        <text:list-item>
          <text:p text:style-name="P189">Almost everything in Python is an object, with its properties and methods.</text:p>
        </text:list-item>
        <text:list-item>
          <text:p text:style-name="P189">A Class is like an object constructor, or a "blueprint" for creating objects.</text:p>
        </text:list-item>
        <text:list-item>
          <text:p text:style-name="P189">To create a class, use the keyword <text:span text:style-name="Source_20_Text">class</text:span>:</text:p>
        </text:list-item>
        <text:list-item>
          <text:p text:style-name="P189">Now we can use the class named MyClass to create objects:</text:p>
        </text:list-item>
      </text:list>
      <text:p text:style-name="Text_20_body"/>
      <text:p text:style-name="Text_20_body"/>
      <text:h text:style-name="Heading_20_2" text:outline-level="2"><text:soft-page-break/>The __init__() Function</text:h>
      <text:p text:style-name="Text_20_body">To understand the meaning of classes we have to understand the built-in __init__() function.</text:p>
      <text:p text:style-name="Text_20_body">All classes have a function called __init__(), which is always executed when the class is being initiated.</text:p>
      <text:p text:style-name="Text_20_body">Use the __init__() function to assign values to object properties, or other operations that are necessary to do when the object is being created:</text:p>
      <text:p text:style-name="Text_20_body"><draw:frame text:anchor-type="paragraph" draw:z-index="79" draw:name="Shape7_29" draw:style-name="gr1" draw:text-style-name="P195" svg:width="13.978cm" svg:height="3.897cm" svg:x="0.596cm" svg:y="0.407cm"><draw:text-box><text:p><text:span text:style-name="T43">class Test:</text:span></text:p><text:p><text:span text:style-name="T43"><text:s text:c="4"/></text:span><text:span text:style-name="T43">a = 20</text:span></text:p><text:p><text:span text:style-name="T43"><text:s text:c="4"/></text:span><text:span text:style-name="T43">def __init__(self,b):</text:span></text:p><text:p><text:span text:style-name="T43"><text:s text:c="8"/></text:span><text:span text:style-name="T43">self.a = b</text:span></text:p><text:p><text:span text:style-name="T43"/></text:p><text:p><text:span text:style-name="T43">Obj = Test(32)</text:span></text:p><text:p><text:span text:style-name="T43">print(obj.a)</text:span></text:p><text:p><text:span text:style-name="T43"/></text:p></draw:text-box></draw:frame></text:p>
      <text:p text:style-name="Text_20_body"/>
      <text:p text:style-name="Text_20_body"/>
      <text:p text:style-name="Text_20_body"/>
      <text:p text:style-name="Text_20_body"/>
      <text:p text:style-name="Text_20_body"/>
      <text:p text:style-name="P190">When object is created, __init__ is called for initialization </text:p>
      <text:p text:style-name="P190">Test() has one fixed parameter ie the object being craeted</text:p>
      <text:p text:style-name="P190">Test(b) a=has two paramters ,first is object , second b.</text:p>
      <text:p text:style-name="P190">All methods and construtor have a fixed paramter i.e the object reference.</text:p>
      <text:p text:style-name="P190"><draw:frame text:anchor-type="paragraph" draw:z-index="80" draw:name="Shape7_30" draw:style-name="gr1" draw:text-style-name="P195" svg:width="13.978cm" svg:height="4.871cm" svg:x="0.596cm" svg:y="0.407cm"><draw:text-box><text:p><text:span text:style-name="T43">class Person:</text:span></text:p><text:p><text:span text:style-name="T43"><text:s text:c="2"/></text:span><text:span text:style-name="T43">def __init__(self, name, age):</text:span></text:p><text:p><text:span text:style-name="T43"><text:s text:c="4"/></text:span><text:span text:style-name="T43">self.name = name</text:span></text:p><text:p><text:span text:style-name="T43"><text:s text:c="4"/></text:span><text:span text:style-name="T43">self.age = age</text:span></text:p><text:p><text:span text:style-name="T43"/></text:p><text:p><text:span text:style-name="T43"><text:s text:c="2"/></text:span><text:span text:style-name="T43">def myfunc(self):</text:span></text:p><text:p><text:span text:style-name="T43"><text:s text:c="4"/></text:span><text:span text:style-name="T43">print("Hello my name is " + self.name)</text:span></text:p><text:p><text:span text:style-name="T43"/></text:p><text:p><text:span text:style-name="T43">p1 = Person("John", 36)</text:span></text:p><text:p><text:span text:style-name="T43">p1.myfunc() </text:span></text:p></draw:text-box></draw:frame></text:p>
      <text:p text:style-name="P190"/>
      <text:p text:style-name="Text_20_body"/>
      <text:p text:style-name="P58"/>
      <text:p text:style-name="P58"/>
      <text:p text:style-name="P58"/>
      <text:p text:style-name="P58"/>
      <text:p text:style-name="P58"/>
      <text:p text:style-name="P58"/>
      <text:p text:style-name="P58"/>
      <text:p text:style-name="P58"/>
      <text:h text:style-name="P84" text:outline-level="2">The self Parameter</text:h>
      <text:p text:style-name="Text_20_body">The <text:span text:style-name="Source_20_Text">self</text:span> parameter is a reference to the current instance of the class, and is used to access variables that belongs to the class.</text:p>
      <text:p text:style-name="Text_20_body">It does not have to be named <text:span text:style-name="Source_20_Text">self</text:span> , you can call it whatever you like, but it has to be the first parameter of any function in the class:</text:p>
      <text:p text:style-name="P58"/>
      <text:h text:style-name="P84" text:outline-level="2">Delete Object Properties</text:h>
      <text:p text:style-name="Text_20_body">You can delete properties on objects by using the <text:span text:style-name="Source_20_Text">del</text:span> keyword:</text:p>
      <text:h text:style-name="P84" text:outline-level="2"><text:soft-page-break/>Delete Objects</text:h>
      <text:p text:style-name="Text_20_body">You can delete objects by using the <text:span text:style-name="Source_20_Text">del</text:span> keyword:</text:p>
      <text:p text:style-name="P107">NOTE: object and properties cannot be accesed once deleted</text:p>
      <text:p text:style-name="P107"/>
      <text:p text:style-name="P139"><text:span text:style-name="Source_20_Text">class</text:span> definitions cannot be empty, but if you for some reason have a <text:span text:style-name="Source_20_Text">class</text:span> definition with no content, put in the <text:span text:style-name="Source_20_Text">pass</text:span> statement to avoid getting an error.</text:p>
      <text:p text:style-name="P107"/>
      <text:h text:style-name="P85" text:outline-level="2">Python Inheritance</text:h>
      <text:p text:style-name="Text_20_body">Inheritance allows us to define a class that inherits all the methods and properties from another class.</text:p>
      <text:p text:style-name="Text_20_body"><text:span text:style-name="Strong_20_Emphasis">Parent class</text:span> is the class being inherited from, also called base class.</text:p>
      <text:p text:style-name="Text_20_body"><text:span text:style-name="Strong_20_Emphasis">Child class</text:span> is the class that inherits from another class, also called derived class.</text:p>
      <text:p text:style-name="P107"/>
      <text:p text:style-name="P108">Any class can be parent class</text:p>
      <text:p text:style-name="P108"/>
      <text:p text:style-name="P140">To create a class that inherits the functionality from another class, send the parent class as a parameter when creating the child class:</text:p>
      <text:p text:style-name="P108"><draw:frame text:anchor-type="paragraph" draw:z-index="81" draw:name="Shape7_31" draw:style-name="gr1" draw:text-style-name="P195" svg:width="13.978cm" svg:height="10.226cm" svg:x="0.596cm" svg:y="0.407cm"><draw:text-box><text:p><text:span text:style-name="T43">class Person:</text:span></text:p><text:p><text:span text:style-name="T43"><text:s text:c="2"/></text:span><text:span text:style-name="T43">def __init__(self, fname, lname):</text:span></text:p><text:p><text:span text:style-name="T43"><text:s text:c="4"/></text:span><text:span text:style-name="T43">self.firstname = fname</text:span></text:p><text:p><text:span text:style-name="T43"><text:s text:c="4"/></text:span><text:span text:style-name="T43">self.lastname = lname</text:span></text:p><text:p><text:span text:style-name="T43"/></text:p><text:p><text:span text:style-name="T43"><text:s text:c="2"/></text:span><text:span text:style-name="T43">def printname(self):</text:span></text:p><text:p><text:span text:style-name="T43"><text:s text:c="4"/></text:span><text:span text:style-name="T43">print(self.firstname, self.lastname)</text:span></text:p><text:p><text:span text:style-name="T43"/></text:p><text:p><text:span text:style-name="T43">#Use the Person class to create an object, and then execute the printname method:</text:span></text:p><text:p><text:span text:style-name="T43"/></text:p><text:p><text:span text:style-name="T43">x = Person("John", "Doe")</text:span></text:p><text:p><text:span text:style-name="T43">x.printname()</text:span></text:p><text:p><text:span text:style-name="T43"/></text:p><text:p><text:span text:style-name="T43"/></text:p><text:p><text:span text:style-name="T43">class Student(Person):</text:span></text:p><text:p><text:span text:style-name="T43"><text:s text:c="4"/></text:span><text:span text:style-name="T43">pass</text:span></text:p><text:p><text:span text:style-name="T43"/></text:p><text:p><text:span text:style-name="T43"/></text:p><text:p><text:span text:style-name="T43">y = Student("Mike","Olsen")</text:span></text:p><text:p><text:span text:style-name="T43">y.printname()</text:span></text:p><text:p><text:span text:style-name="T43"/></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list xml:id="list3612975050" text:style-name="L41">
        <text:list-item>
          <text:p text:style-name="P109">Child class inherit the properties and methods of parent class. </text:p>
          <text:p text:style-name="P109"/>
        </text:list-item>
        <text:list-item>
          <text:p text:style-name="P109">__init__() of parent class is inherited by child class</text:p>
          <text:p text:style-name="P109"/>
        </text:list-item>
        <text:list-item>
          <text:p text:style-name="P141"><text:soft-page-break/>When you add the <text:span text:style-name="Source_20_Text">__init__()</text:span> function, the child class will no longer inherit the parent's <text:span text:style-name="Source_20_Text">__init__()</text:span> function.</text:p>
        </text:list-item>
        <text:list-item>
          <text:p text:style-name="P141">To keep the inheritance of the parent's <text:span text:style-name="Source_20_Text">__init__()</text:span> function, add a call to the parent's <text:span text:style-name="Source_20_Text">__init__()</text:span> function:</text:p>
        </text:list-item>
      </text:list>
      <text:p text:style-name="P142"/>
      <text:p text:style-name="P142"><draw:frame text:anchor-type="paragraph" draw:z-index="82" draw:name="Shape7_32" draw:style-name="gr1" draw:text-style-name="P195" svg:width="13.978cm" svg:height="3.897cm" svg:x="0.596cm" svg:y="0.407cm"><draw:text-box><text:p><text:span text:style-name="T43">class Student(Person):</text:span></text:p><text:p><text:span text:style-name="T43"><text:s text:c="2"/></text:span><text:span text:style-name="T43">def __init__(self, fname, lname):</text:span></text:p><text:p><text:span text:style-name="T43"><text:s text:c="4"/></text:span><text:span text:style-name="T43">Person.__init__(self, fname, lname) </text:span></text:p><text:p><text:span text:style-name="T43"/></text:p><text:p><text:span text:style-name="T43"/></text:p><text:p><text:span text:style-name="T43">class Student(Person):</text:span></text:p><text:p><text:span text:style-name="T43"><text:s text:c="2"/></text:span><text:span text:style-name="T43">def __init__(self, fname, lname):</text:span></text:p><text:p><text:span text:style-name="T43"><text:s text:c="4"/></text:span><text:span text:style-name="T43">super().__init__(fname, lname) </text:span></text:p></draw:text-box></draw:frame></text:p>
      <text:p text:style-name="P142"/>
      <text:p text:style-name="P142"/>
      <text:p text:style-name="P142"/>
      <text:p text:style-name="P142"/>
      <text:p text:style-name="P142"/>
      <text:p text:style-name="P142">If you add a method in the child class with the same name as a function in the parent class, the inheritance of the parent method will be overridden.</text:p>
      <text:p text:style-name="P1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1:40:34.463965792</meta:creation-date>
    <dc:date>2022-03-08T23:43:40.860005462</dc:date>
    <meta:editing-duration>PT2H59M18S</meta:editing-duration>
    <meta:editing-cycles>17</meta:editing-cycles>
    <meta:generator>LibreOffice/6.4.7.2$Linux_X86_64 LibreOffice_project/40$Build-2</meta:generator>
    <meta:document-statistic meta:table-count="20" meta:image-count="0" meta:object-count="0" meta:page-count="40" meta:paragraph-count="824" meta:word-count="7112" meta:character-count="39678" meta:non-whitespace-character-count="33477"/>
  </office:meta>
</office:document-meta>
</file>